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1d9c1d"/>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204207"/>
    </style:style>
    <style:style style:name="P4" style:family="paragraph" style:parent-style-name="Text_20_body">
      <style:paragraph-properties fo:margin-left="0in" fo:margin-right="0in" fo:text-align="justify" style:justify-single-word="false" fo:text-indent="0.1965in" style:auto-text-indent="false"/>
      <style:text-properties officeooo:paragraph-rsid="002c7525"/>
    </style:style>
    <style:style style:name="P5" style:family="paragraph" style:parent-style-name="Text_20_body">
      <style:paragraph-properties fo:margin-left="0in" fo:margin-right="0in" fo:text-align="justify" style:justify-single-word="false" fo:text-indent="0.1965in" style:auto-text-indent="false"/>
      <style:text-properties officeooo:paragraph-rsid="0035cc81"/>
    </style:style>
    <style:style style:name="P6" style:family="paragraph" style:parent-style-name="Text_20_body">
      <style:paragraph-properties fo:margin-left="0in" fo:margin-right="0in" fo:text-align="center" style:justify-single-word="false" fo:text-indent="0.1965in" style:auto-text-indent="fals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officeooo:rsid="002edc09"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italic" officeooo:rsid="0030ebfe" officeooo:paragraph-rsid="0030ebfe"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italic" officeooo:rsid="00384065" officeooo:paragraph-rsid="00384065" style:font-style-asian="italic" style:font-style-complex="italic"/>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officeooo:rsid="0021303e" officeooo:paragraph-rsid="0021303e"/>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8"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9" style:family="paragraph" style:parent-style-name="Text_20_body">
      <style:paragraph-properties fo:margin-left="0in" fo:margin-right="0in" fo:text-align="justify" style:justify-single-word="false" fo:text-indent="0.1965in" style:auto-text-indent="false"/>
      <style:text-properties fo:language="en" fo:country="US" officeooo:rsid="00204207" officeooo:paragraph-rsid="00204207"/>
    </style:style>
    <style:style style:name="P3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1"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8" style:family="paragraph" style:parent-style-name="Text_20_body">
      <style:paragraph-properties fo:margin-left="0in" fo:margin-right="0in" fo:text-align="end" style:justify-single-word="false" fo:text-indent="0.1965in" style:auto-text-indent="false"/>
    </style:style>
    <style:style style:name="P9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3" style:family="paragraph" style:parent-style-name="Text_20_body">
      <style:paragraph-properties fo:margin-left="0in" fo:margin-right="0in" fo:text-align="justify" style:justify-single-word="false" fo:text-indent="0.1965in" style:auto-text-indent="false"/>
      <style:text-properties officeooo:rsid="00204207" officeooo:paragraph-rsid="00204207"/>
    </style:style>
    <style:style style:name="P104" style:family="paragraph" style:parent-style-name="Text_20_body">
      <style:paragraph-properties fo:margin-left="0in" fo:margin-right="0in" fo:text-align="justify" style:justify-single-word="false" fo:text-indent="0.1965in" style:auto-text-indent="false"/>
      <style:text-properties officeooo:rsid="002c7525" officeooo:paragraph-rsid="002c7525"/>
    </style:style>
    <style:style style:name="P105" style:family="paragraph" style:parent-style-name="Standard">
      <style:paragraph-properties fo:margin-left="0in" fo:margin-right="0in" fo:text-align="justify" style:justify-single-word="false" fo:text-indent="0.1965in" style:auto-text-indent="false"/>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text-properties fo:language="ru" fo:country="RU"/>
    </style:style>
    <style:style style:name="P13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0" style:family="paragraph" style:parent-style-name="Text_20_body">
      <style:paragraph-properties fo:text-align="center" style:justify-single-word="false"/>
    </style:style>
    <style:style style:name="P141" style:family="paragraph" style:parent-style-name="First_20_line_20_indent">
      <style:text-properties fo:language="ru" fo:country="RU"/>
    </style:style>
    <style:style style:name="P142" style:family="paragraph" style:parent-style-name="First_20_line_20_indent">
      <style:paragraph-properties fo:text-align="justify" style:justify-single-word="false"/>
      <style:text-properties fo:language="ru" fo:country="RU"/>
    </style:style>
    <style:style style:name="P143" style:family="paragraph" style:parent-style-name="First_20_line_20_indent">
      <style:text-properties fo:font-size="15pt" fo:language="ru" fo:country="RU" style:font-size-asian="15pt" style:font-size-complex="15pt"/>
    </style:style>
    <style:style style:name="P144" style:family="paragraph" style:parent-style-name="First_20_line_20_indent">
      <style:text-properties fo:font-size="12pt" fo:language="ru" fo:country="RU" style:font-size-asian="12pt" style:font-size-complex="12pt"/>
    </style:style>
    <style:style style:name="P145" style:family="paragraph" style:parent-style-name="First_20_line_20_indent">
      <style:text-properties fo:language="en" fo:country="US"/>
    </style:style>
    <style:style style:name="P146" style:family="paragraph" style:parent-style-name="First_20_line_20_indent">
      <style:paragraph-properties fo:text-align="justify" style:justify-single-word="false"/>
      <style:text-properties fo:language="en" fo:country="US"/>
    </style:style>
    <style:style style:name="P147" style:family="paragraph" style:parent-style-name="First_20_line_20_indent">
      <style:paragraph-properties fo:text-align="justify" style:justify-single-word="false"/>
    </style:style>
    <style:style style:name="P148" style:family="paragraph" style:parent-style-name="Text_20_body">
      <style:paragraph-properties fo:margin-left="0in" fo:margin-right="0in" fo:text-align="center" style:justify-single-word="false" fo:text-indent="0in" style:auto-text-indent="false"/>
    </style:style>
    <style:style style:name="P14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in" style:auto-text-indent="false"/>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Footnote">
      <style:text-properties fo:font-style="normal" style:font-style-asian="normal" style:font-style-complex="normal"/>
    </style:style>
    <style:style style:name="P156" style:family="paragraph" style:parent-style-name="Text_20_body">
      <style:paragraph-properties fo:margin-top="0in" fo:margin-bottom="0.0835in" loext:contextual-spacing="false" fo:text-align="justify" style:justify-single-word="false"/>
      <style:text-properties fo:language="en" fo:country="US"/>
    </style:style>
    <style:style style:name="P15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8" style:family="paragraph" style:parent-style-name="Standard">
      <style:text-properties fo:font-style="italic" style:font-style-asian="italic" style:font-style-complex="italic"/>
    </style:style>
    <style:style style:name="P15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0" style:family="paragraph" style:parent-style-name="Text_20_body">
      <style:paragraph-properties fo:margin-left="0in" fo:margin-right="0in" fo:text-align="justify" style:justify-single-word="false" fo:text-indent="0.1965in" style:auto-text-indent="false"/>
    </style:style>
    <style:style style:name="P161" style:family="paragraph" style:parent-style-name="Text_20_body">
      <style:paragraph-properties fo:margin-left="0in" fo:margin-right="0in" fo:text-align="justify" style:justify-single-word="false" fo:text-indent="0.1965in" style:auto-text-indent="false"/>
      <style:text-properties officeooo:paragraph-rsid="004c00bc"/>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4b44e"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5e821"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a8648"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f9e93" style:font-style-asian="normal" style:font-style-complex="normal"/>
    </style:style>
    <style:style style:name="P168" style:family="paragraph" style:parent-style-name="Heading_20_1">
      <style:paragraph-properties fo:margin-left="0in" fo:margin-right="0in" fo:text-align="center" style:justify-single-word="false" fo:text-indent="0.1965in" style:auto-text-indent="false"/>
    </style:style>
    <style:style style:name="P169" style:family="paragraph" style:parent-style-name="Heading_20_2">
      <style:text-properties fo:language="en" fo:country="US"/>
    </style:style>
    <style:style style:name="P170" style:family="paragraph" style:parent-style-name="Heading_20_2">
      <style:paragraph-properties fo:text-align="justify" style:justify-single-word="false"/>
    </style:style>
    <style:style style:name="P17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1303e"/>
    </style:style>
    <style:style style:name="T12" style:family="text">
      <style:text-properties fo:language="ru" fo:country="RU" officeooo:rsid="0035cc81"/>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bold" style:font-style-asian="italic" style:font-weight-asian="bold" style:font-style-complex="italic" style:font-weight-complex="bold"/>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204207"/>
    </style:style>
    <style:style style:name="T22" style:family="text">
      <style:text-properties fo:language="en" fo:country="US" officeooo:rsid="0021303e"/>
    </style:style>
    <style:style style:name="T23" style:family="text">
      <style:text-properties fo:language="en" fo:country="US" officeooo:rsid="002451db"/>
    </style:style>
    <style:style style:name="T24" style:family="text">
      <style:text-properties fo:language="en" fo:country="US" officeooo:rsid="00262800"/>
    </style:style>
    <style:style style:name="T25" style:family="text">
      <style:text-properties fo:language="en" fo:country="US" officeooo:rsid="00288eae"/>
    </style:style>
    <style:style style:name="T26" style:family="text">
      <style:text-properties fo:language="en" fo:country="US" officeooo:rsid="002a0bc9"/>
    </style:style>
    <style:style style:name="T27" style:family="text">
      <style:text-properties fo:language="en" fo:country="US" officeooo:rsid="004de527"/>
    </style:style>
    <style:style style:name="T28" style:family="text">
      <style:text-properties fo:color="#ff3333" fo:background-color="transparent" loext:char-shading-value="0"/>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800000"/>
    </style:style>
    <style:style style:name="T32" style:family="text">
      <style:text-properties fo:color="#8000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officeooo:rsid="001c890b" style:font-style-asian="normal" style:font-style-complex="normal"/>
    </style:style>
    <style:style style:name="T39" style:family="text">
      <style:text-properties style:use-window-font-color="true" fo:language="ru" fo:country="RU" fo:font-style="normal" officeooo:rsid="001f6582"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background-color="transparent" loext:char-shading-value="0" style:font-style-asian="normal" style:font-style-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ru" fo:country="RU" fo:font-style="italic" fo:font-weight="normal" style:font-style-asian="italic" style:font-weight-asian="normal" style:font-style-complex="italic" style:font-weight-complex="normal"/>
    </style:style>
    <style:style style:name="T45" style:family="text">
      <style:text-properties style:use-window-font-color="true" fo:language="ru" fo:country="RU" fo:font-weight="normal" style:font-weight-asian="normal" style:font-weight-complex="normal"/>
    </style:style>
    <style:style style:name="T46" style:family="text">
      <style:text-properties style:use-window-font-color="true" fo:language="ru" fo:country="RU" fo:background-color="transparent" loext:char-shading-value="0"/>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style:text-underline-style="none" style:font-style-asian="normal" style:font-style-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font-style="italic" style:font-style-asian="italic" style:font-style-complex="italic"/>
    </style:style>
    <style:style style:name="T57" style:family="text">
      <style:text-properties style:use-window-font-color="true" fo:background-color="transparent" loext:char-shading-value="0"/>
    </style:style>
    <style:style style:name="T58" style:family="text">
      <style:text-properties style:use-window-font-color="true" fo:language="uk" fo:country="UA" fo:font-style="normal" fo:font-weight="normal" style:font-style-asian="normal" style:font-weight-asian="normal" style:font-style-complex="normal" style:font-weight-complex="normal"/>
    </style:style>
    <style:style style:name="T59" style:family="text">
      <style:text-properties style:use-window-font-color="true" fo:font-weight="normal" style:font-weight-asian="normal" style:font-weight-complex="normal"/>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language="fr" fo:country="FR"/>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fo:background-color="transparent" loext:char-shading-value="0" style:font-style-asian="normal" style:font-weight-asian="normal" style:font-style-complex="normal" style:font-weight-complex="normal"/>
    </style:style>
    <style:style style:name="T66" style:family="text">
      <style:text-properties fo:font-style="normal" style:text-underline-style="none" style:font-style-asian="normal" style:font-style-complex="normal"/>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style:text-line-through-style="solid" style:text-line-through-type="single"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style:style style:name="T85" style:family="text">
      <style:text-properties fo:font-size="10pt" style:font-size-asian="10pt" style:font-size-complex="10pt"/>
    </style:style>
    <style:style style:name="T86" style:family="text">
      <style:text-properties fo:font-size="8pt" style:font-size-asian="8pt" style:font-size-complex="8pt"/>
    </style:style>
    <style:style style:name="T87" style:family="text">
      <style:text-properties officeooo:rsid="00204207"/>
    </style:style>
    <style:style style:name="T88" style:family="text">
      <style:text-properties officeooo:rsid="002070a7"/>
    </style:style>
    <style:style style:name="T89" style:family="text">
      <style:text-properties officeooo:rsid="0023f441"/>
    </style:style>
    <style:style style:name="T90" style:family="text">
      <style:text-properties officeooo:rsid="002446c0"/>
    </style:style>
    <style:style style:name="T91" style:family="text">
      <style:text-properties officeooo:rsid="00262800"/>
    </style:style>
    <style:style style:name="T92" style:family="text">
      <style:text-properties officeooo:rsid="0027a889"/>
    </style:style>
    <style:style style:name="T93" style:family="text">
      <style:text-properties officeooo:rsid="002aaf69"/>
    </style:style>
    <style:style style:name="T94" style:family="text">
      <style:text-properties officeooo:rsid="002e9423"/>
    </style:style>
    <style:style style:name="T95" style:family="text">
      <style:text-properties officeooo:rsid="0030780d"/>
    </style:style>
    <style:style style:name="T96" style:family="text">
      <style:text-properties officeooo:rsid="0030ebfe"/>
    </style:style>
    <style:style style:name="T97" style:family="text">
      <style:text-properties officeooo:rsid="00322e7f"/>
    </style:style>
    <style:style style:name="T98" style:family="text">
      <style:text-properties officeooo:rsid="0035cc81"/>
    </style:style>
    <style:style style:name="T99" style:family="text">
      <style:text-properties officeooo:rsid="00364720"/>
    </style:style>
    <style:style style:name="T100" style:family="text">
      <style:text-properties officeooo:rsid="0038b275"/>
    </style:style>
    <style:style style:name="T101" style:family="text">
      <style:text-properties officeooo:rsid="003cba9c"/>
    </style:style>
    <style:style style:name="T102" style:family="text">
      <style:text-properties officeooo:rsid="003e6847"/>
    </style:style>
    <style:style style:name="T103" style:family="text">
      <style:text-properties officeooo:rsid="004044ec"/>
    </style:style>
    <style:style style:name="T104" style:family="text">
      <style:text-properties officeooo:rsid="0041125d"/>
    </style:style>
    <style:style style:name="T105" style:family="text">
      <style:text-properties officeooo:rsid="0041a656"/>
    </style:style>
    <style:style style:name="T106" style:family="text">
      <style:text-properties officeooo:rsid="00431da2"/>
    </style:style>
    <style:style style:name="T107" style:family="text">
      <style:text-properties officeooo:rsid="0044b44e"/>
    </style:style>
    <style:style style:name="T108" style:family="text">
      <style:text-properties officeooo:rsid="004846d8"/>
    </style:style>
    <style:style style:name="T109" style:family="text">
      <style:text-properties officeooo:rsid="0049e5e4"/>
    </style:style>
    <style:style style:name="T110" style:family="text">
      <style:text-properties officeooo:rsid="004a8648"/>
    </style:style>
    <style:style style:name="T111" style:family="text">
      <style:text-properties officeooo:rsid="004c00bc"/>
    </style:style>
    <style:style style:name="T112" style:family="text">
      <style:text-properties officeooo:rsid="004f9e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Последний фанфик</text:h>
      <text:p text:style-name="P61"/>
      <text:h text:style-name="P169" text:outline-level="2">1. Терра</text:h>
      <text:p text:style-name="P33"/>
      <text:p text:style-name="P6">***</text:p>
      <text:p text:style-name="P6"/>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7">Я прислонился к стойке с коньяком и закрыл глаза.</text:p>
      <text:p text:style-name="P7"/>
      <text:p text:style-name="P8">Блядь, как хочется послать его нахуй!</text:p>
      <text:p text:style-name="P8"/>
      <text:p text:style-name="P7">–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7">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2">– Анон, не беспокойся, охрана уже в курсе. Тебе выдадут временный.</text:p>
      <text:p text:style-name="P12">–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12">–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5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12"/>
      <text:p text:style-name="P8">Блядь!</text:p>
      <text:p text:style-name="P8"/>
      <text:p text:style-name="P7">– Ладно, <text:span text:style-name="T13">уболтал</text:span>. В последний раз. Загляну на огонёк, но ничего не обещаю. Честно говоря, мне плевать.</text:p>
      <text:p text:style-name="P7">Шум супермаркета не смог скрыть выдох на той стороне трубки.</text:p>
      <text:p text:style-name="P7">– Спасибо, Анон. Я знал, что на тебя можно рассчитывать. Оплата, как договорились.</text:p>
      <text:p text:style-name="P7"><text:soft-page-break/></text:p>
      <text:p text:style-name="P30"><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8"/>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6"/>
      <text:p text:style-name="P6">***</text:p>
      <text:p text:style-name="P6"/>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40"><text:span text:style-name="T13">RnD-</text:span><text:span text:style-name="T1">зона</text:span><text:span text:style-name="T1"><text:note text:id="ftn3" text:note-class="footnote"><text:note-citation>3</text:note-citation><text:note-body><text:p text:style-name="P15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40"/>
      <text:p text:style-name="P40">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40">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24"/>
      <text:p text:style-name="P13">– Нэш, привет. Это Анон.</text:p>
      <text:p text:style-name="P13">– Привет, Анонимус. Рад тебя видеть. Мне говорили, ты ушёл из проекта?</text:p>
      <text:p text:style-name="P13">– Не парься об этом, Нэш. Лучше выдай мне общую диагностику на экран в сжатом формате.</text:p>
      <text:p text:style-name="P40"/>
      <text:p text:style-name="P40">Так, что тут у нас? <text:span text:style-name="T1">Т</text:span>ри последних запроса вызвали сбои в работе кластера и заставили перегрузиться один из хостов.</text:p>
      <text:p text:style-name="P40"><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40"/>
      <text:p text:style-name="P87"><text:span text:style-name="T13">– Нэш, к</text:span>ак называется наш проект?</text:p>
      <text:p text:style-name="P85"><text:span text:style-name="T8">– </text:span><text:span text:style-name="T67">Дайсон.</text:span></text:p>
      <text:p text:style-name="P85"><text:span text:style-name="T8">– </text:span><text:span text:style-name="T67">Сколько тебе лет?</text:span></text:p>
      <text:p text:style-name="P85"><text:span text:style-name="T8">– </text:span><text:span text:style-name="T67">Два года с начала запуска кластера.</text:span></text:p>
      <text:p text:style-name="P85"><text:span text:style-name="T8">– </text:span><text:span text:style-name="T67">Какой сейчас год?</text:span></text:p>
      <text:p text:style-name="P85"><text:span text:style-name="T8">– </text:span><text:span text:style-name="T59">20</text:span><text:span text:style-name="T45">19</text:span><text:span text:style-name="T67">-й.</text:span></text:p>
      <text:p text:style-name="P32"/>
      <text:p text:style-name="P40"><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9"/>
      <text:p text:style-name="P87"><text:span text:style-name="T1">– </text:span>Н<text:span text:style-name="T1">эш тестовая задача номер шестнадцать</text:span>. <text:span text:style-name="T1">Выполни при настройках по умолчанию.</text:span></text:p>
      <text:p text:style-name="P61">– Принял к исполнению.</text:p>
      <text:p text:style-name="P61"/>
      <text:p text:style-name="P95">«Выживание корпорации в условиях жёсткой конкуренции с ограниченными ресурсами. Случай 16».</text:p>
      <text:p text:style-name="P95">…</text:p>
      <text:p text:style-name="P95">…</text:p>
      <text:p text:style-name="P95">…</text:p>
      <text:p text:style-name="P95">Решение.</text:p>
      <text:p text:style-name="P95">…</text:p>
      <text:p text:style-name="P17"/>
      <text:p text:style-name="P17">Я вчитался в результат и присвистнул. Карандаш выпал у меня из руки и закатился под стол.</text:p>
      <text:p text:style-name="P17">–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7">– Решение принято в соответствии с текущими настройками, Анонимус.</text:p>
      <text:p text:style-name="P17"/>
      <text:p text:style-name="P40"><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24"/>
      <text:p text:style-name="P40"><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40"/>
      <text:p text:style-name="P40">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3">incompatible interface Analytics v.0.93 beta</text:span>”</text:p>
      <text:p text:style-name="P40">Ага, уже теплее.</text:p>
      <text:p text:style-name="P40"/>
      <text:p text:style-name="P85"><text:span text:style-name="T8">– Нэш</text:span><text:span text:style-name="T67">, выдай диагностику модуля </text:span><text:span text:style-name="T8">аналитики.</text:span></text:p>
      <text:p text:style-name="P40"/>
      <text:p text:style-name="P40">Йо! Видеокамеры молча наблюдают за <text:span text:style-name="T1">моим </text:span>поднятым вверх <text:span text:style-name="T1">большим пальцем</text:span>.</text:p>
      <text:p text:style-name="P40">Всё <text:span text:style-name="T1">ясно</text:span>. Версия аналитического модуля устарела и стала несовместимой с последним апдейтом кибермозга.</text:p>
      <text:p text:style-name="P40">Набираю номер прожект-мэнеджера.</text:p>
      <text:p text:style-name="P40"/>
      <text:p text:style-name="P40"><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40"><text:span text:style-name="T13">– </text:span>Окей. Спасибо, <text:span text:style-name="T1">Анон</text:span>. <text:span text:style-name="T1">Выручил.</text:span></text:p>
      <text:p text:style-name="P40"><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4">– Но эти установки работают не в тестовом кластере, а на продакшн-сервере.</text:p>
      <text:p text:style-name="P14">–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3">.</text:span></text:p>
      <text:p text:style-name="P117">Бип-бип-бип.</text:p>
      <text:p text:style-name="P117"/>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48">***</text:p>
      <text:p text:style-name="P148"/>
      <text:p text:style-name="P7">На улице моросил дождь со снегом. Я шарил по карманам в поисках ключей от машины, когда по плечу похлопали.</text:p>
      <text:p text:style-name="P7">Я обернулся. За спиной подслеповато щурясь, осклабился бородатый зачуханый мужик в рваных джинсах и свитере.</text:p>
      <text:p text:style-name="P7">– Слышь, бро, дай на опохмел? Сил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
      <text:p text:style-name="P7">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7"/>
      <text:p text:style-name="P7">– Так чего, дашь на успокоение нервов? Не жлобись, мужик, будь другом? – повторный оклик нищего вернул меня к реальности.</text:p>
      <text:p text:style-name="P7">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сунув нос в кулёк. – Ромчик! То, что надо! Спасибо, бро!</text:p>
      <text:p text:style-name="P7">Бродяга пошлёпал в дождь.</text:p>
      <text:p text:style-name="P7">Я смотрел ему вслед, пытаясь вспомнить детали видения, на мгновение проступившего во тьме.</text:p>
      <text:p text:style-name="P15"/>
      <text:p text:style-name="P15"><text:soft-page-break/>***</text:p>
      <text:p text:style-name="P15"/>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7">Теперь, вот, выскочил. Да только что делать с этим — непонятно.</text:p>
      <text:p text:style-name="P7"/>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7">–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7"/>
      <text:p text:style-name="P30"><text:span text:style-name="T1">Блядь, как </text:span>всё <text:span text:style-name="T1">заебало</text:span>. За-<text:span text:style-name="T1">е</text:span>-ба-ло!</text:p>
      <text:p text:style-name="P30"/>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text:span text:style-name="T60">–</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7">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6">***</text:p>
      <text:p text:style-name="P6"/>
      <text:p text:style-name="P1"><text:soft-page-break/>Грохот улицы не достигал крыши <text:span text:style-name="T36">тридцатичетырёх</text:span><text:span text:style-name="T35">этажного </text:span><text:span text:style-name="T3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text:span text:style-name="T3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30"><text:span text:style-name="T1">Блядь</text:span>, что за мысли пошли!</text:p>
      <text:p text:style-name="P86"/>
      <text:p text:style-name="P1">Я вспомнил<text:span text:style-name="T35"> </text:span><text:span text:style-name="T36">Юджина</text:span><text:span text:style-name="T1">,</text:span> <text:span text:style-name="T36">месяц</text:span> назад прыгнувшего с крыши <text:span text:style-name="T1">своей</text:span> <text:span text:style-name="T1">высотки</text:span>.</text:p>
      <text:p text:style-name="P1"/>
      <text:p text:style-name="P30">Нет, это не для меня. Я сюда пришёл подышать воздухом. И только.</text:p>
      <text:p text:style-name="P86"/>
      <text:p text:style-name="P1"><text:span text:style-name="T1">Юджин</text:span>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40">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0">А у нас получается… </text:span><text:span text:style-name="T2">–</text:span><text:span text:style-name="T6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2">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3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30"/>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30">Картинка дёрнулась и поплыла, звёзды опять стали вращаться.</text:p>
      <text:p text:style-name="P30"/>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30">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8"/>
      <text:p text:style-name="P1">Остатками сознания почувствовал исчезновение опоры под спиной и начало падения.</text:p>
      <text:p text:style-name="P1"><text:span text:style-name="T35">Тридцать чет</text:span><text:span text:style-name="T36">ыре</text:span><text:span text:style-name="T35"> </text:span>этаж<text:span text:style-name="T1">а</text:span>! Пиздец <text:span text:style-name="T1">—</text:span> успел подумать я, <text:span text:style-name="T1">прежде чем </text:span>сознание выключилось.</text:p>
      <text:p text:style-name="P1"/>
      <text:h text:style-name="P169" text:outline-level="2">2. Пробуждение</text:h>
      <text:p text:style-name="P38"/>
      <text:p text:style-name="P1"><text:span text:style-name="T42">Сознание рестартовало после того, как я гребанулся </text:span><text:span text:style-name="T60">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0">ткрыл глаза, тщётно пытаясь вдохнуть. Образ, </text:span><text:span text:style-name="T2">который я </text:span><text:span text:style-name="T60">пару мгновений назад </text:span><text:span text:style-name="T2">видел на фоне </text:span><text:span text:style-name="T60">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60"> настороженные уши, нежный розов</text:span><text:span text:style-name="T2">атый</text:span><text:span text:style-name="T60"> нос, венчающая голову </text:span><text:span text:style-name="T2">высокая тиара</text:span><text:span text:style-name="T60">. И приковывающая к себе внимание звёздочка, та самая магическая искорка </text:span><text:span text:style-name="T20">—</text:span><text:span text:style-name="T60"> центр круговорота в звёздном небе. Звёздочка магического огонька на кончике рога.</text:span></text:p>
      <text:p text:style-name="P40"/>
      <text:p text:style-name="P40">Единорог поднял голову и оглянулся куда-то назад.</text:p>
      <text:p text:style-name="P40"><text:span text:style-name="T13">–</text:span> Она очнулась. Хвала небу, нам это удалось!</text:p>
      <text:p text:style-name="P40"/>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 <text:s/>Да и не должно быть — это же не ЛСД какой-нибудь</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7"/>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6">…</text:span><text:span text:style-name="T1"> Как ты живёшь со всем этим? – тихо произнесла она.</text:span></text:p>
      <text:p text:style-name="P7"/>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23">Короче, тот ещё бомжатник.</text:p>
      <text:p text:style-name="P23"/>
      <text:p text:style-name="P23">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7"/>
      <text:p text:style-name="P1"><text:span text:style-name="T1">–</text:span> Так это и есть наш П<text:span text:style-name="T47">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7">Я даже начал было смотреть серии по собственной инициативе, но после самоубийства Юджина не смог к ним вернуться.</text:p>
      <text:p text:style-name="P7"/>
      <text:p text:style-name="P42"><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7">–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7">– Ей больно. Я сейчас слишком слаба и не смогла надолго облегчить её страдания. Мне нужно восстановиться после заклинания.</text:p>
      <text:p text:style-name="P7">– Потерпи немного, в королевской больнице Кантерлота тебе помогут, дорогая, – обратилась Селестия ко мне.</text:p>
      <text:p text:style-name="P7">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42"><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7"><text:soft-page-break/>–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7"/>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7">– Что за бред?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7"/>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7">– А что, в Винг-Поинте вас не учили, что оставлять пост без приказа — недопустимо? – отпустил он уже пегасу.</text:p>
      <text:p text:style-name="P7">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7">–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7">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7"/>
      <text:p text:style-name="P7">–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7"><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7">– На себя посмотри! – огрызнулся Дискорд. – Призвала в Эквестрию какую-то полудохлую обезьяну вместо с<text:span text:style-name="T35">верх</text:span>…</text:p>
      <text:p text:style-name="P7">– Сестра, ты идёшь? – выглянула в зал Луна.</text:p>
      <text:p text:style-name="P7"/>
      <text:p text:style-name="P7">Тут м<text:span text:style-name="T13">еня, </text:span>наконец,<text:span text:style-name="T13"> стошнило. Буквально вывернуло наизнанку: из носа текло, в глазах стояли слёзы.</text:span></text:p>
      <text:p text:style-name="P7">Вот это по-нашему, Анон!</text:p>
      <text:p text:style-name="P7">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 </text:span><text:span text:style-name="T1">Сахарная Ватка</text:span><text:span text:style-name="T6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7"/>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23"><text:span text:style-name="T1">Вот дерьмо! </text:span>Я потянулся за платком.</text:p>
      <text:p text:style-name="P23">– Я это… Извиняюсь. Сейчас вытру.</text:p>
      <text:p text:style-name="P7"><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23">–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5">три </text:span>месяца. Восстановиться раньше и открыть коридор обратно в твой мир у меня не <text:span text:style-name="T1">получится…</text:span></text:p>
      <text:p text:style-name="P2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7">Ха! Непосредственность аликорницы вызвала у меня <text:span text:style-name="T13">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7"><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гневно заржала она. – Некогда прохлаждаться!</text:p>
      <text:p text:style-name="P7"/>
      <text:p text:style-name="P7">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7">–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7">–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7">– Какого хера? Прекрати немедленно! Бля!</text:p>
      <text:p text:style-name="P7">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
      <text:p text:style-name="P7">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7"/>
      <text:p text:style-name="P7">Мне резко захотелось стать на ноги и пришпарить побыстрее. Фиг там, я по-прежнему болтался в воздухе, в ореоле левитационной магии!</text:p>
      <text:p text:style-name="P7"/>
      <text:p text:style-name="P7">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рукав» зелёной массы, выползающий из бокового прохода, как паста из тюбика.</text:p>
      <text:p text:style-name="P7"/>
      <text:p text:style-name="P7">Бац!</text:p>
      <text:p text:style-name="P7"/>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
      <text:p text:style-name="P7">Бац!</text:p>
      <text:p text:style-name="P7"/>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3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7"/>
      <text:p text:style-name="P7">Планка твоего уважения к аликорнице резко пошла вверх, Анон!</text:p>
      <text:p text:style-name="P7"/>
      <text:p text:style-name="P7">–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text:p text:style-name="P7">…</text:p>
      <text:p text:style-name="P7"/>
      <text:p text:style-name="P7">– Эй!.. Ты как? – я подошёл к Селестии и потыкал её носком ботинка в бок.</text:p>
      <text:p text:style-name="P7">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7"/>
      <text:p text:style-name="P7">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7">Но оставить аликорницу здесь? Я оглянулся на неё.</text:p>
      <text:p text:style-name="P7"><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
      <text:p text:style-name="P7">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7"/>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7"/>
      <text:p text:style-name="P7">Ну, всё, можно вставлять в глаза монетки. Хороший бутерброд получился для глистоплюща!</text:p>
      <text:p text:style-name="P7"/>
      <text:p text:style-name="P7"><text:span text:style-name="T3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7">– Вставай, родная, вставай! Давай, я помогу тебе. Совсем немного осталось…</text:p>
      <text:p text:style-name="P7">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text:p text:style-name="P7">– Вот они!!!</text:p>
      <text:p text:style-name="P7">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7"/>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text:soft-page-break/></text:p>
      <text:p text:style-name="P7">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7"/>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7">–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
      <text:p text:style-name="P7">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7"/>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7"><text:soft-page-break/></text:p>
      <text:p text:style-name="P7">–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7">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7">–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7">– Почему ты называешь замок домом?</text:p>
      <text:p text:style-name="P7">–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7">Тёмная аликорница поправила Селестии раскрывшееся крыло и продолжила.</text:p>
      <text:p text:style-name="P7">–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Я заметил:</text:p>
      <text:p text:style-name="P7">– Паршивое место вы с сестрой выбрали для замка, однако! Берег гнилого болота — не самое подходящее место для королевской резиденции.</text:p>
      <text:p text:style-name="P7">Тёмная аликорница смутилась.</text:p>
      <text:p text:style-name="P7">–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7">– Точно недавно?</text:p>
      <text:p text:style-name="P7">– Почему ты спрашиваешь Нас?</text:p>
      <text:p text:style-name="P23">Я указал на пятно ряби на воде, быстро догоняющее тень от колесницы.</text:p>
      <text:p text:style-name="P7">– Потому что в нём успела завестись рыба. Причём, судя по зыби, достаточно крупная.</text:p>
      <text:p text:style-name="P7">Луна проследила взглядом направление и вскочила на ноги.</text:p>
      <text:p text:style-name="P7">– Набирай высоту! Они настигают нас! – крикнула она Дискорду.</text:p>
      <text:p text:style-name="P7">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3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7">Снова хлопок — и снова разряд молнии из рога Луны обратил плеть плюща в россыпь искр. Запахло озоном.</text:p>
      <text:p text:style-name="P7">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7"/>
      <text:p text:style-name="P7">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7"/>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35">надреснутым голосом.</text:span></text:p>
      <text:p text:style-name="P7">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7">Пегасы тем временем упорно махали крыльями, пытаясь прорваться к близкому берегу.</text:p>
      <text:p text:style-name="P7"><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прямо возле меня и пол платформы выровнялся.</text:p>
      <text:p text:style-name="P7">– Кимеринн!!! <text:s/>– <text:s/>закричала Луна, выплюнув воротник моей куртки.</text:p>
      <text:p text:style-name="P7"/>
      <text:p text:style-name="P7">Колесо с куском оси, намертво оплетенное лианой, догоняло стремительно уходящего вниз пегаса. Освобождённый экипаж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35">, опустив голову на пол.</text:span></text:p>
      <text:p text:style-name="P7">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7"/>
      <text:p text:style-name="P7">Откуда-то снизу послышался шорох и возня. Я лёг на пол и заглянул под платформу.</text:p>
      <text:p text:style-name="P7">Дискорд, ухватившись <text:span text:style-name="T35">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3">–</text:span> Уфф! Выкарабкались. Почти без потерь, <text:span text:style-name="T13">–</text:span> заметил Дискорд, осматривая крыло. <text:span text:style-name="T13">–</text:span> Могло быть и хуже.</text:p>
      <text:p text:style-name="P7"><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7"><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3"><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13">–</text:span> ТЫ!!! ТЫ!..</text:p>
      <text:p text:style-name="P7"><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7">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7"/>
      <text:h text:style-name="P169" text:outline-level="2">3. Норф</text:h>
      <text:p text:style-name="P88"/>
      <text:p text:style-name="P30">Глава IV. Пределы магии</text:p>
      <text:p text:style-name="P26"/>
      <text:p text:style-name="P30">Вашему покорному слуге известны четыре предела магии: </text:p>
      <text:p text:style-name="P30"/>
      <text:list xml:id="list8621410275088984086" text:style-name="L1">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 Сколько страниц сегодня нахреначили?</text:span></text:p><text:p text:style-name="P152">– <text:span text:style-name="T1">Восемь, учитель!</text:span></text:p><text:p text:style-name="P152">– Отлично. Надиктую ещё две и сбегаешь за кофе.</text:p></text:note-body></text:note></text:span></text:p>
        </text:list-item>
      </text:list>
      <text:p text:style-name="P8"/>
      <text:p text:style-name="P16">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8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6"/>
      <text:p text:style-name="P8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1"> </text:span>гор.</text:p>
      <text:p text:style-name="P86"/>
      <text:p text:style-name="P8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6">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6"/>
      <text:p text:style-name="P16">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6"><text:soft-page-break/></text:p>
      <text:p text:style-name="P16">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6"/>
      <text:p text:style-name="P16">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6"/>
      <text:p text:style-name="P16">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6"/>
      <text:p text:style-name="P8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6">Но эти мечты хотя бы позволяют забыть сосущее чувство валиумного голодания…</text:p>
      <text:p text:style-name="P16"/>
      <text:p text:style-name="P8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6">Так, что тут у нас?</text:p>
      <text:p text:style-name="P86"/>
      <text:p text:style-name="P86">“<text:span text:style-name="T33">Новости двора: </text:span><text:span text:style-name="T9">состояние </text:span><text:span text:style-name="T33">здоровь</text:span><text:span text:style-name="T9">я</text:span><text:span text:style-name="T3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3">В Додж-Сити продолжаются исчезновения пони. Шериф подал в отставку…</text:span>”. “<text:span text:style-name="T33">Чужестранец-человек осваивается в Кантерлоте. Атмосфера столицы благотворно влияет на агрессивный нрав королевского гостя…</text:span>”</text:p>
      <text:p text:style-name="P86"/>
      <text:p text:style-name="P8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6">Газета полетела в мусорное ведро.</text:p>
      <text:p text:style-name="P86"/>
      <text:p text:style-name="P86">Я потянулся. Хватит на сегодня чтения. Настало время ежедневной прогулки по городу. Тем более, что у меня есть деньги.</text:p>
      <text:p text:style-name="P8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6">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6"><text:soft-page-break/>Так что даже на ремонт одежды и покупку необходимых в повседневной жизни мелочей у меня финансов не было. До недавнего времени.</text:p>
      <text:p text:style-name="P8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6"/>
      <text:p text:style-name="P86">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2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25"/>
      <text:p text:style-name="P86"><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25">Но, блин, корявые пальцы внесли свою коррективу в шопинг-план!</text:p>
      <text:p text:style-name="P25"/>
      <text:p text:style-name="P86"><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6">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25"/>
      <text:p text:style-name="P16"><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6">Я приоткрыл створку.</text:p>
      <text:p text:style-name="P16"/>
      <text:p text:style-name="P25">–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25">– <text:span text:style-name="T1">Анонимус</text:span>. – <text:s/>отрекомендовался я. – <text:s/>Человек.</text:p>
      <text:p text:style-name="P25">–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6">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6"/>
      <text:p text:style-name="P25">–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25">– К сожалению, не слышал. Я тут недавно.</text:p>
      <text:p text:style-name="P25">–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25">– Я вижу вас, – честно признался я.</text:p>
      <text:p text:style-name="P25">–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25">– Вы говорили, что королевские <text:span text:style-name="T1">колесницы</text:span> делали три <text:span text:style-name="T1">двора</text:span>…</text:p>
      <text:p text:style-name="P25">–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25"/>
      <text:p text:style-name="P25">Норф строго посмотрел на меня поверх очков.</text:p>
      <text:p text:style-name="P25">–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25"/>
      <text:p text:style-name="P25">Единорог с силой крутанул колесо. Оно беззвучно завертелось, превратившись в серый размытый диск.</text:p>
      <text:p text:style-name="P2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5"/>
      <text:p text:style-name="P25">Норф пошёл к <text:span text:style-name="T1">небольшому деревянному гаражу</text:span>, стоявшему у задней стены дворика. На полпути он обернулся.</text:p>
      <text:p text:style-name="P25">– Не могли бы вы помочь мне вон с тем домкратом? А то склероз замучал, а бегать туда-сюда уже малость трудновато.</text:p>
      <text:p text:style-name="P25">Распахнув ветхие ворота сарайчика, <text:span text:style-name="T1">Норф</text:span> картинно вскинул копыто.</text:p>
      <text:p text:style-name="P25">– “Королева Лорен ”! Встречайте!</text:p>
      <text:p text:style-name="P25"/>
      <text:p text:style-name="P25"><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5">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25"/>
      <text:p text:style-name="P2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6">Единорог по-старчески задремал, прислонившись к заднему колесу. Я упёрся рукой в лакированный корпус и осторожно пошатал его.</text:p>
      <text:p text:style-name="P25">Старик клюнул носом и встрепенулся. Потом он огляделся и заговорщицки подмигнул мне.</text:p>
      <text:p text:style-name="P25">– “Лорен” я сделал на базе парящей <text:span text:style-name="T3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6"/>
      <text:p text:style-name="P16">Норф поправил сползший плед и высморкался.</text:p>
      <text:p text:style-name="P25">–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 наблюдая за нашими триумфами с трибуны.</text:span></text:p>
      <text:p text:style-name="P44"/>
      <text:p text:style-name="P25">Норф любовно погладил обтекатель кареты и стал подымать её на домкрате.</text:p>
      <text:p text:style-name="P2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5"/>
      <text:p text:style-name="P25">Норф снял заднее колесо и покатил его под навес. Я закрыл охромевшую “Королеву Лорен” в гараже и последовал за ним.</text:p>
      <text:p text:style-name="P25">– А вы, как я вижу, королевский гость? – Норф кивнул на ворот рубашки с закрепённой клипсой-пропуском. – Могу я вас попросить об одном одолжении?</text:p>
      <text:p text:style-name="P25">– Да, пожалуйста!</text:p>
      <text:p text:style-name="P25">– Подождите минутку, я сейчас.</text:p>
      <text:p text:style-name="P25">Норф закончил монтаж колеса и скрылся в небольшом домике в глубине двора.</text:p>
      <text:p text:style-name="P25"/>
      <text:p text:style-name="P25">Я огляделся. <text:span text:style-name="T1">За ангаром расположилась круглая ухоженная клумба, рядом с которой блестел мой злосчастный грош.</text:span></text:p>
      <text:p text:style-name="P16">Попался, засранец!</text:p>
      <text:p text:style-name="P16"/>
      <text:p text:style-name="P25"><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9">Магдалена Фрискай-Каррус, </text:span><text:span text:style-name="T3">2088</text:span><text:span text:style-name="T56"> – </text:span><text:span text:style-name="T43">2135</text:span><text:span text:style-name="T56"> A.C.</text:span><text:span text:style-name="T36">»</text:span>. <text:span text:style-name="T1">Над</text:span> надписью было стилизованное изображение распростёршего крылья пегаса, тянущего колесницу.</text:p>
      <text:p text:style-name="P25"><text:soft-page-break/></text:p>
      <text:p text:style-name="P25">Я торопливо отошёл к воротам. Норф как раз вышел из дома с маленькой деревянной коробочкой красного цвета.</text:p>
      <text:p text:style-name="P2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5">– Не забуду. – пообещал я.</text:p>
      <text:p text:style-name="P25"/>
      <text:h text:style-name="Heading_20_2" text:outline-level="2"><text:span text:style-name="T13">4. </text:span><text:span text:style-name="T1">Заклинание Последнего Шанса</text:span></text:h>
      <text:p text:style-name="P25"/>
      <text:p text:style-name="P30">Глава VI. Основы</text:p>
      <text:p text:style-name="P30"/>
      <text:p text:style-name="P3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30"/>
      <text:p text:style-name="P3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0"/>
      <text:p text:style-name="P30">Возьмём, <text:s/>примеру, заклинание начального предела: “Ярету пхонг руул квами”, <text:span text:style-name="T1">—</text:span> что означает: “Переместить<text:span text:style-name="T35"> силу в нужное место</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Клянусь, дорогая, это в прошлом! И</text:span>,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42">На трактат упала тень.</text:p>
      <text:p text:style-name="P43">– Эй, нельзя ли не заслонять…</text:p>
      <text:p text:style-name="P43">Я поперхнулся словом, упёршись носом в покрытую белой шерстью грудь. Селестия с извинением оступила.</text:p>
      <text:p text:style-name="P43">–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43"/>
      <text:p text:style-name="P42"><text:soft-page-break/><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3"/>
      <text:p text:style-name="P43">– Эээ…</text:p>
      <text:p text:style-name="P43">–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text:p text:style-name="P43">– Вот, так лучше, – улыбнулась она, вышагивая из него. – Доктор Плантаго Майор был уверен, что я не дотянусь до замка.</text:p>
      <text:p text:style-name="P73">Экзоскелет, лишившись хозяйки, переключил цвет лампочки с зелёного на оранжевый. <text:span text:style-name="T13">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43">– Хмм, печально, успел зачерстветь, – аликорница с усилием откусила добрую половину и стала с хрустом жевать.</text:p>
      <text:p text:style-name="P43">– Эмм… Насколько я помню, тебе было прописано два месяца постельного режима? Кстати, без сладостей. Сейчас едва неделя прошла.</text:p>
      <text:p text:style-name="P43">Аликорница с досадой скосила на меня глаз, продолжая жевать.</text:p>
      <text:p text:style-name="P43">–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43"/>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вытащила нос из тайника и <text:s/>посмотрела на меня, насторожив уши.</text:p>
      <text:p text:style-name="P42"><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6">Аликорница нервно хохотнула.</text:p>
      <text:p text:style-name="P44">– А по-моему, ты не…</text:p>
      <text:p text:style-name="P42"><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44">– Не будешь что?</text:p>
      <text:p text:style-name="P56">Селестия нахмурилась и угрожающе подняла крылья.</text:p>
      <text:p text:style-name="P56"><text:span text:style-name="T13">– </text:span>Не забывай, человек, я — могущественный маг и правитель Эквестрии. Ко мне нужно относиться с должным уважением!</text:p>
      <text:p text:style-name="P56"><text:span text:style-name="T13">– </text:span>А то что? Превратишь в жабу? Сошлёшь на луну? Убьёшь нахер?</text:p>
      <text:p text:style-name="P56">Аликорница сникла. Уши её опустились.</text:p>
      <text:p text:style-name="P56"><text:span text:style-name="T13">– Анонимус</text:span>, ну зачем так… Ты же знаешь, я этого не сделаю.</text:p>
      <text:p text:style-name="P56"><text:soft-page-break/><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
      <text:p text:style-name="P56">Селестия приложила копыто ко лбу и издала протяжный стон.</text:p>
      <text:p text:style-name="P44">– О, небо! Я забыла распорядиться насчёт тебя! Я совсем отупела от дворцовой жизни! Извини, пожалуйста!</text:p>
      <text:p text:style-name="P56"><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44"/>
      <text:p text:style-name="P56"><text:span text:style-name="T13">Аликорница уселась н</text:span>а пол <text:span text:style-name="T13">и прижала копыто к груди.</text:span></text:p>
      <text:p text:style-name="P44">–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44"/>
      <text:p text:style-name="P57">***</text:p>
      <text:p text:style-name="P57"/>
      <text:p text:style-name="P56"><text:span text:style-name="T13">Л</text:span>ампа<text:span text:style-name="T13"> отбрасывал</text:span>а<text:span text:style-name="T13"> мягкие тени на стену библиотеки. Селестия, расположи</text:span>вшись<text:span text:style-name="T13"> лёжа у моего кресл</text:span>а,<text:span text:style-name="T13">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
      <text:p text:style-name="P56"><text:span text:style-name="T13">– </text:span>Вот, читай отсюда, <text:span text:style-name="T13">– а</text:span>ликорница подчеркнула абзац копытом.</text:p>
      <text:p text:style-name="P56"/>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
      <text:p text:style-name="P67">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7"/>
      <text:p text:style-name="P6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
      <text:p text:style-name="P67">Но величайшая справедливость юниверсума заключается в том, что не существует безвыходных положений. Всегда есть надежда.</text:p>
      <text:p text:style-name="P67"><text:soft-page-break/></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7"/>
      <text:p text:style-name="P6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44"/>
      <text:p text:style-name="P44">Я посмотрел на аликорницу. Та старательно делала вид, что интересуется состоянием лака на обожжёном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text:p text:style-name="P44">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44"/>
      <text:p text:style-name="P44"><text:soft-page-break/>– Ээээ… ммм… А вы пробовали обратиться к врачу? – начал я как можно мягче.</text:p>
      <text:p text:style-name="P44"/>
      <text:p text:style-name="P44">БАЦ!!!</text:p>
      <text:p text:style-name="P44"/>
      <text:p text:style-name="P44">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нам. У меня нет времени его переубедить.</text:p>
      <text:p text:style-name="P56"/>
      <text:p text:style-name="P44"><text:span text:style-name="T1">Аликорница</text:span> обратилась ко мне.</text:p>
      <text:p text:style-name="P44">– <text:s/>Извини, <text:span text:style-name="T1">с</text:span>орвалась. Мне очень стыдно. Последнее время всё идёт наперекосяк, совсем не так, как мы планировали.</text:p>
      <text:p text:style-name="P44"><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
      <text:p text:style-name="P56">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
      <text:p text:style-name="P56">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
      <text:p text:style-name="P56">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44">–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
      <text:p text:style-name="P56">Я снял её копыто со своего плеча и осторожно поставил на пол.</text:p>
      <text:p text:style-name="P44"><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56"/>
      <text:p text:style-name="P56">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56">–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6"/>
      <text:p text:style-name="P56">Я протянул руку, вытер ей слёзы и погладил по шее.</text:p>
      <text:p text:style-name="P56">– Не плачь, принцесса.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
      <text:p text:style-name="P56">Селестия успокоилась и смущённо потёрлась носом мне о плечо.</text:p>
      <text:p text:style-name="P56">– И я не читала твои мысли, Анонимус. У тебя на лице и так всё написано — ты не умеешь скрывать эмоции.</text:p>
      <text:p text:style-name="P56"/>
      <text:p text:style-name="P56">Наружная дверь заскрипела,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pan text:style-name="T1">Дискордовы</text:span> яйца! Они нашли меня!</text:p>
      <text:p text:style-name="P44">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44">– Ты! Чего! Делаешь! Твоё, <text:span text:style-name="T1">блин,</text:span> высочество!!! – <text:s/>я едва уберёг <text:span text:style-name="T1">своё </text:span>естество от острого рога.</text:p>
      <text:p text:style-name="P44"/>
      <text:p text:style-name="P44">Селестия подняла на меня глаз. <text:span text:style-name="T70">Прижав </text:span>уши к голове, <text:span text:style-name="T70">она дала</text:span> задний ход <text:span text:style-name="T70">и </text:span>выкарабкалась обратно. Окинув библиотеку отчаянным взглядом, <text:span text:style-name="T70">Селестия</text:span>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тчаянно прошептала аликорница, тщётно пытаясь охватить зубами раскрытую защёлку.</text:p>
      <text:p text:style-name="P44">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pan text:style-name="T1">Я</text:span> помогу! – <text:s/>Селестия изогнула шею и стала зубами сжимать защёлку.</text:p>
      <text:p text:style-name="P44"/>
      <text:p text:style-name="P44">ШЛОП!</text:p>
      <text:p text:style-name="P44"><text:soft-page-break/></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
      <text:p text:style-name="P56">В наступившей тишине аликорница прошептала мне убито:</text:p>
      <text:p text:style-name="P44">– <text:span text:style-name="T1">Что-то мне не хочется оборачиваться.</text:span></text:p>
      <text:p text:style-name="P56">– А придётся. Кстати, крылья можешь опустить. Всё равно видна табуретка и мои ноги.</text:p>
      <text:p text:style-name="P56"/>
      <text:p text:style-name="P56">Селестия со вздохом закрыла глаза и медленно обернулась к толпе.</text:p>
      <text:p text:style-name="P56">– Добрый вечер, мои дорогие.</text:p>
      <text:p text:style-name="P44">–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Heading_20_2" text:outline-level="2">5<text:span text:style-name="T1">.</text:span> Нерадивый ученик</text:h>
      <text:p text:style-name="P37"/>
      <text:p text:style-name="P56">– Это очень легко, уверяю тебя. Даже совсем маленькие жеребята единорогов способны на столь простую магию. Сконцентрируйся…</text:p>
      <text:p text:style-name="P56">– Ыыых… !!!</text:p>
      <text:p text:style-name="P56">Я покраснел от натуги, но этот блядский листочек даже не шелохнулся!</text:p>
      <text:p text:style-name="P56">– Давай попробуем ещё раз. Сосредоточься на объекте. Высвободи силу. Ты можешь это, я вижу в тебе большой потенциал!</text:p>
      <text:p text:style-name="P56">Куда уж больше! Эти медицинские каракули мне теперь месяц сниться будут!</text:p>
      <text:p text:style-name="P56">– Фффу-у-у! – листок закружился в воздухе от моего сердитого дуновения.</text:p>
      <text:p text:style-name="P56">Я отвернулся. Если она хочет выставить меня на посмешище, ей и напрягаться не нужно! Растёшь, Анон, вакансия шута тебе уже обеспечена!</text:p>
      <text:p text:style-name="P56"/>
      <text:p text:style-name="P56">– Анонимус…</text:p>
      <text:p text:style-name="P56">С лёгким вздохом Селестия положила голову мне на плечо.</text:p>
      <text:p text:style-name="P56">– Не сердись. Это моя вина. Я пытаюсь вести тебя ускоренным курсом.</text:p>
      <text:p text:style-name="P56">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6">– Не понимаю, куда ты так гонишь? Мы вполне можем заняться этим через пару недель, когда ты окрепнешь.</text:p>
      <text:p text:style-name="P56"/>
      <text:p text:style-name="P56">Селестия открыла глаза и нехотя оторвала голову от импровизированной подушки.</text:p>
      <text:p text:style-name="P56">– Нам нужно торопиться. У меня есть нехорошее предчувствие, а я привыкла доверять своим ощущениям.</text:p>
      <text:p text:style-name="P56">Листок с рецептом вернулся на место.</text:p>
      <text:p text:style-name="P56"><text:soft-page-break/>– На это раз мы поступим по-другому. Есть способ ускорить процесс, – аликорница отвернулась в смятении.</text:p>
      <text:p text:style-name="P56">Я ждал.</text:p>
      <text:p text:style-name="P56"/>
      <text:p text:style-name="P56">–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6">–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56">–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6"/>
      <text:p text:style-name="P56">Аликорница взглянула на меня со смущением.</text:p>
      <text:p text:style-name="P56">–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6"/>
      <text:p text:style-name="P56">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56"/>
      <text:p text:style-name="P56">–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6"/>
      <text:p text:style-name="P56">Я вздохнул. Чего не сделаешь ради этой чокнутой коняги!</text:p>
      <text:p text:style-name="P56">– Ну хорошо, хорошо, не волнуйся. Я готов. Только можно попросить тебя об одолжении?</text:p>
      <text:p text:style-name="P56">– Да?</text:p>
      <text:p text:style-name="P56">Аликорница с тревогой взглянула на меня.</text:p>
      <text:p text:style-name="P56">– Всё, что в моих силах, Анонимус.</text:p>
      <text:p text:style-name="P56">В её голосе сквозила едва сдерживаемая дрожь.</text:p>
      <text:p text:style-name="P56"/>
      <text:p text:style-name="P56">«Она думает, я сейчас загадаю себе полцарства, корону и ванильное мороженное в придачу!» – усмехнулся я.</text:p>
      <text:p text:style-name="P56">– Можно всё же не стирать мне память? Я, со своей стороны, даю слово не болтать о том, что узнаю, если тебя это беспокоит.</text:p>
      <text:p text:style-name="P56">Эх, пропало моё мороженное!</text:p>
      <text:p text:style-name="P56"/>
      <text:p text:style-name="P56">Аликорница воззрилась на меня с нечитаемым выражением на морде.</text:p>
      <text:p text:style-name="P56">– Я слишком многого прошу? – вздохнул я. – Ладно, забей. Но, хотя бы, будь поосторожнее. Не думаю, что я тебе понравлюсь в качестве овоща.</text:p>
      <text:p text:style-name="P56"/>
      <text:p text:style-name="P56"><text:soft-page-break/>Аликорница спрятала морду в одеяле. Холка её подёргивалась.</text:p>
      <text:p text:style-name="P56">Я опешил.</text:p>
      <text:p text:style-name="P56">– Ты чего? – я присел на постель и осторожно отвернул край одеяла. – Эй, есть кто-нибудь в домике? Если я что-то не то сказал, не бери в голову…</text:p>
      <text:p text:style-name="P56"/>
      <text:p text:style-name="P56">Селестия подняла голову и я увидел, что у неё из глаз текут слёзы от беззвучного смеха. Я озадаченно почесал затылок.</text:p>
      <text:p text:style-name="P56">–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6"/>
      <text:p text:style-name="P56">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56"/>
      <text:p text:style-name="P56">–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56">Аликорница кивнула, соглашаясь.</text:p>
      <text:p text:style-name="P56">– Тогда позволь мне начать заклинание.</text:p>
      <text:p text:style-name="P56"/>
      <text:p text:style-name="P56">Селестия высунула из-под одеяла передние ноги и притянула меня к себе.</text:p>
      <text:p text:style-name="P56">–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6">– Не думать — это легко! Мне даже стараться не надо! – я зевнул.</text:p>
      <text:p text:style-name="P56"/>
      <text:p text:style-name="P56">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6"/>
      <text:p text:style-name="P56">Моей?!! Э-э-э, позвольте-е-е-<text:span text:style-name="T85">и-и-и</text:span>-<text:span text:style-name="T86">а-а-а</text:span>…</text:p>
      <text:p text:style-name="P56"/>
      <text:p text:style-name="P56">…</text:p>
      <text:p text:style-name="P56"/>
      <text:p text:style-name="P67">Я открываю глаза.</text:p>
      <text:p text:style-name="P67">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7">Странно. Почему я не ощущаю его? Впрочем, неважно!</text:p>
      <text:p text:style-name="P67">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7">Я закрываю глаза.</text:p>
      <text:p text:style-name="P56"/>
      <text:p text:style-name="P56">…</text:p>
      <text:p text:style-name="P56"/>
      <text:p text:style-name="P56">– Анонимус!.. Анон!</text:p>
      <text:p text:style-name="P56">Тёплое дуновение растрепало волосы на лбу. Сознание с трудом возвращалось в оглушённое тело. Я расплющил глаза.</text:p>
      <text:p text:style-name="P56">– Как ты себя чувствуешь?</text:p>
      <text:p text:style-name="P56"/>
      <text:p text:style-name="P56">Аликорница смотрела на меня с тревогой. Я молча принял сидячее положение и стал массировать виски.</text:p>
      <text:p text:style-name="P56">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56"/>
      <text:p text:style-name="P56">– Я старалась провести всё как можно быстрее. С тобой всё в порядке? – в голосе Селестии появились нотки паники.</text:p>
      <text:p text:style-name="P56">Я <text:s/>не глядя похлопал аликорницу по холке, стараясь унять дрожь руки.</text:p>
      <text:p text:style-name="P56">–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56"/>
      <text:p text:style-name="P56">Аликорница громко воскликнула, просунула морду под подушку, насколько позволял рог, и застонала от досады.</text:p>
      <text:p text:style-name="P56">–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8">сли бы я вспомнила вовремя, я бы предупредила тебя, чтобы ты смог сконцентрироваться и отстоять своё «я».</text:span></text:p>
      <text:p text:style-name="P61"/>
      <text:p text:style-name="P56">Я вымучено рассмеялся.</text:p>
      <text:p text:style-name="P56">– Спасибо за комплимент, твоё высочество! Никогда не сомневался, что я — та ещё тряпка! Я даже новую кошку не смог завести после смерти старой.</text:p>
      <text:p text:style-name="P56">Аликорница виновато пробормотала из-под подушки:</text:p>
      <text:p text:style-name="P56">– Прости меня, Анонимус. Урок пропал зря — в том состоянии твоё сознание не могло воспринять мои знания.</text:p>
      <text:p text:style-name="P56"/>
      <text:p text:style-name="P56">Я помотал головой, вытряхивая остатки шока. Ну что же, Анон, не будем останавливаться на полпути? Наш девиз — «Слабоумие и отвага»!</text:p>
      <text:p text:style-name="P56"><text:soft-page-break/></text:p>
      <text:p text:style-name="P56">– Надо повторить.</text:p>
      <text:p text:style-name="P56">– Что?</text:p>
      <text:p text:style-name="P56">– Надо повторить урок. Я уверен, что увою технику со второй попытки.</text:p>
      <text:p text:style-name="P56">Аликорница выглянула одним глазом из-под подушки.</text:p>
      <text:p text:style-name="P56">– И ты не боишься?</text:p>
      <text:p text:style-name="P56">Я стянул подушку с Селестии и легонько щёлкнул её по носу.</text:p>
      <text:p text:style-name="P56">–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6">Аликорница слабо улыбнулась.</text:p>
      <text:p text:style-name="P56">– Не будем медлить, Анонимус.</text:p>
      <text:p text:style-name="P56">Я вновь растворился в сине-зелёной гриве.</text:p>
      <text:p text:style-name="P56"/>
      <text:p text:style-name="P56">…</text:p>
      <text:p text:style-name="P56"/>
      <text:p text:style-name="P6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81"/>
      <text:p text:style-name="P56">…</text:p>
      <text:p text:style-name="P56"/>
      <text:p text:style-name="P56">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6"/>
      <text:p text:style-name="P56">Тумбочка стояла на месте, не сдвинувшись ни на волос.</text:p>
      <text:p text:style-name="P56">С улицы доносились возгласы удивления, страха и ожесточённые споры. Я подошёл к окну и выругался ещё сильнее.</text:p>
      <text:p text:style-name="P56">По голубому небу к дневному светилу взмывала луна.</text:p>
      <text:p text:style-name="P56"/>
      <text:p text:style-name="P56">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56"/>
      <text:p text:style-name="P56">Я бросился к постели и стал что есть силы тормошить бесчувственную аликорницу.</text:p>
      <text:p text:style-name="P56">– Вставай! Эй, вставай, твоё высочество! Жопа приближается! Там сейчас<text:span text:style-name="T13"> л</text:span>уна в солнце врежется!</text:p>
      <text:p text:style-name="P56"><text:soft-page-break/></text:p>
      <text:p text:style-name="P56">Аликорница что-то невнятно говорила себе под нос, но глаз не открывала. Я вслушался в её бормотание.</text:p>
      <text:p text:style-name="P56">– …всегда говорила, что сестра не умеет пить…</text:p>
      <text:p text:style-name="P56"/>
      <text:p text:style-name="P56">Проклятье! Эту кобылу можно разбудить только ведром воды!</text:p>
      <text:p text:style-name="P56">Вода! Я бросил взгляд на тумбочку. Нет, стакан пуст.</text:p>
      <text:p text:style-name="P81">Ох, нет! Нет-нет-нет!!!</text:p>
      <text:p text:style-name="P81"/>
      <text:p text:style-name="P81">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8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81"/>
      <text:p text:style-name="P56">Я бросился к окну, намереваясь позвать кого-нибудь на помощь. И замер с отвалившейся челюстью.</text:p>
      <text:p text:style-name="P56"/>
      <text:p text:style-name="P56">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6"/>
      <text:p text:style-name="P56">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6"/>
      <text:p text:style-name="P56">«С-Е-Л-Е-С-Т-И-Я … — … П-И-З-…» </text:p>
      <text:p text:style-name="P56"/>
      <text:p text:style-name="P56">– ЧТО ТУТ ПРОИСХОДИТ???</text:p>
      <text:p text:style-name="P56">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6"/>
      <text:p text:style-name="P56">– Мы …э-э-э… изучали левитацию предметов посредством переплетения сознаний, – промямлил я наконец. – Кажись, я чего-то накосячил.</text:p>
      <text:p text:style-name="P56">Тёмная аликорница перевела взгляд на Селестию, всё так же лежащую на постели разметав крылья и прочистила горло.</text:p>
      <text:p text:style-name="P56">–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6"/>
      <text:p text:style-name="P56">Белоснежная аликорница чуть шевельнула крыльями и натянула одеяло на голову.</text:p>
      <text:p text:style-name="P56">– Уйдите все… – пробормотала Селестия сквозь одеяло. – Я умираю.</text:p>
      <text:p text:style-name="P56"/>
      <text:p text:style-name="P56">«-ДА» — мельком прочитал я окончание текста, появившееся на спутнике.</text:p>
      <text:p text:style-name="P56"><text:soft-page-break/></text:p>
      <text:p text:style-name="P56">Тёмная аликорница проследила мой взгляд и ухмыльнулась.</text:p>
      <text:p text:style-name="P56">–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6"/>
      <text:p text:style-name="P56">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6"/>
      <text:p text:style-name="P56">–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6"/>
      <text:p text:style-name="P56">Я, конечно, побаивался тёмной фурии, но её отношение ко мне задело меня за живое.</text:p>
      <text:p text:style-name="P56">– Эй, что ты там про улитку сказала? Я ведь не напрашивался, в конце-концов! Я оказался тут с твоей помощью, в том числе!</text:p>
      <text:p text:style-name="P56">Луна не удостаивая меня взглядом, прошествовала к выходу, попутно нажав кнопку экстренного вызова.</text:p>
      <text:p text:style-name="P56">–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56"/>
      <text:p text:style-name="P56">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6"/>
      <text:p text:style-name="P56">–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6">Передо мной захлопнулась дверь в палату.</text:p>
      <text:p text:style-name="P56"/>
      <text:p text:style-name="P56">Ну охренеть! Я же ещё и виноват!</text:p>
      <text:p text:style-name="P56"/>
      <text:h text:style-name="P169" text:outline-level="2">6. Нерадивый ученик - 2</text:h>
      <text:p text:style-name="P44"/>
      <text:p text:style-name="P44">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44">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6">Красота!</text:p>
      <text:p text:style-name="P56"/>
      <text:p text:style-name="P56"><text:span text:style-name="T1">– </text:span>А-а-апчхииии! – раздалось прямо у меня под ногами.</text:p>
      <text:p text:style-name="P56">–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6"/>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хоже, ты встретился с Капитаном Очевидность, Анон! Поняв, что расспросами ничего не добьёшься, я предложил прямо:</text:p>
      <text:p text:style-name="P56">– Может, ты вылезешь? Меня можно не бояться. Я не страшный.</text:p>
      <text:p text:style-name="P56"/>
      <text:p text:style-name="P56">Под лавкой началась <text:s/>возня и сопение, потом наружу вылез жеребёнок-единорог насыщенного синего цвета.</text:p>
      <text:p text:style-name="P56">– А мну тебя вовсе и не боются. Вот ещё! Мну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ну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Поняв, что жеребёнок не настроен на беседу, я пожал плечами <text:s/>и повернулся было уходить.</text:p>
      <text:p text:style-name="P56"/>
      <text:p text:style-name="P56">– Эээ, гм-м…</text:p>
      <text:p text:style-name="P56">Я повернулся обратно.</text:p>
      <text:p text:style-name="P56">– Чег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у играть не с кем.</text:p>
      <text:p text:style-name="P56">– При случае спрошу. Если встречу.</text:p>
      <text:p text:style-name="P56">Малютка шмыгнула.</text:p>
      <text:p text:style-name="P56"><text:soft-page-break/>– Встретишь, канешн! Скажи ей, что у мну сегодня день рождения, и мну здоровски обиделась, когда Шейла на него не пришла!</text:p>
      <text:p text:style-name="P56"/>
      <text:p text:style-name="P56"><text:s/>Такая уверенность маляв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text:p text:style-name="P56">Та-а-ак!</text:p>
      <text:p text:style-name="P56"/>
      <text:p text:style-name="P56">– Кто это «все»?</text:p>
      <text:p text:style-name="P56">– Ну, прислуга, стража, мой па…</text:p>
      <text:p text:style-name="P56"/>
      <text:p text:style-name="P56">Ох! Во что же это такое ты вляпался, Анон? За кого тебя принимают эти чокнутые пони?</text:p>
      <text:p text:style-name="P56"/>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p text:style-name="P56">–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56">–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p text:style-name="P56">– 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56"/>
      <text:p text:style-name="P56">У меня в мозгах зажглась лампочка.</text:p>
      <text:p text:style-name="P56"><text:soft-page-break/>–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 знаю его! Мы с Шейлой ходили к нему играть, пока она не пропала. У Норфа здоровски интересно!</text:p>
      <text:p text:style-name="P56"/>
      <text:p text:style-name="P56">Индиго открыла коробочку. Внутри на подстилке из опилок лежала крохотная модель гоночной колесницы в мельчайших подробностях.</text:p>
      <text:p text:style-name="P56">– Ух ты! – благоговейно прошептала Индиго. – Королева Лорен! Мну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56"/>
      <text:p text:style-name="P56">Я остался сидеть в полнейшем замешательстве.</text:p>
      <text:p text:style-name="P56"/>
      <text:p text:style-name="P57">***</text:p>
      <text:p text:style-name="P56"/>
      <text:p text:style-name="P67">…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56"/>
      <text:p text:style-name="P56">Я с подозрением посмотрел на Селестию. Когда-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
      <text:p text:style-name="P56">Я подёргал замок на накрупнике. Таки не врёт.</text:p>
      <text:p text:style-name="P56">– Убедился? Вообще-то, твоё недоверие меня оскорбляет. Ни один пони так бы себя не вёл со мной.</text:p>
      <text:p text:style-name="P56">Селестия улеглась возле кресла и надулась. Я усмехнулся.</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56">– Окей, как хочешь. Никаких больше высочеств.</text:p>
      <text:p text:style-name="P56">–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56"/>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p text:style-name="P56">Горело уже всё лицо. Ты не привык к такой раскрепощённости, Анон!</text:p>
      <text:p text:style-name="P56">–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 Очень смешно! Ей говорят, что она подозревается в сексуальных извращениях, а она регочет! Мне-то пофиг, а тебе ещё править придётся!</text:p>
      <text:p text:style-name="P56">– И-и-и-зви-и-и-ни-и-и, Анон, не-мо-гу-у-у-у… Ох! Давненько я так не смеялась! Лет двести — так точно!</text:p>
      <text:p text:style-name="P56"/>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6">– Ты не видишь ничего странного в межвидовых спариваниях? – охренел я. – Куда я, блядь, попал???</text:p>
      <text:p text:style-name="P56">Селестия развернула моё кресло к себе и задумчиво посмотрела мне в глаза снизу вверх.</text:p>
      <text:p text:style-name="P56">– Очевидно, мне стоит рассказать тебе, Анонимус, откуда произошли пегасы и единороги.</text:p>
      <text:p text:style-name="P56"/>
      <text:p text:style-name="P56">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56"/>
      <text:p text:style-name="P56">–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56">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56">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56"/>
      <text:p text:style-name="P56">– А как выглядят сами истинные единороги? – спросил я.</text:p>
      <text:p text:style-name="P56">–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воскликнул я. – В моём мире они также известны. Правда, как несуществующий, сказочный вид.</text:p>
      <text:p text:style-name="P56"/>
      <text:p text:style-name="P56">Селестия задумалась.</text:p>
      <text:p text:style-name="P56">–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
      <text:p text:style-name="P56">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
      <text:p text:style-name="P57">***</text:p>
      <text:p text:style-name="P56"/>
      <text:p text:style-name="P56">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6">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6">– Ну что? Догонялки?</text:p>
      <text:p text:style-name="P56">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56"/>
      <text:p text:style-name="P56">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6"/>
      <text:p text:style-name="P56">– Анон?..</text:p>
      <text:p text:style-name="P56">Я намеренно не оборачивался на шелест кустов за спиной. Нерешительное топтание на месте сменилось шагами. На меня упала тень.</text:p>
      <text:p text:style-name="P56">–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6"/>
      <text:p text:style-name="P56">Обида и разочарование в голосе аликорницы были столь искренними, что я рассмеялся.</text:p>
      <text:p text:style-name="P56">–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6"/>
      <text:p text:style-name="P56">За спиной раздался стон.</text:p>
      <text:p text:style-name="P56">–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56"/>
      <text:p text:style-name="P56">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6"/>
      <text:p text:style-name="P56">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56">– Расслабься, Анонимус. Позволь мне избавить тебя от недугов.</text:p>
      <text:p text:style-name="P56">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56">– Засыпай, Анон. Когда ты проснёшься, ты будешь чувствовать себя намного лучше. Целительство — не моя специализация, но кое-что мне по силам.</text:p>
      <text:p text:style-name="P56"/>
      <text:p text:style-name="P56">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6">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6"/>
      <text:p text:style-name="P56">…</text:p>
      <text:p text:style-name="P67"/>
      <text:p text:style-name="P67">– Эй, мужик, тебе плохо?</text:p>
      <text:p text:style-name="P67">На меня озабоченно уставилась парочка, ещё недавно сидевшая ко мне спиной на скамейке.</text:p>
      <text:p text:style-name="P67">Я принял сидячее положение, беспомощно хлопая глазами. Что? Где? Как?</text:p>
      <text:p text:style-name="P67">– Сам домой доберёшься? Может, вызвать скорую?</text:p>
      <text:p text:style-name="P6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7">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7">Я перегнулся через перила и меня стошнило.</text:p>
      <text:p text:style-name="P67">Красавец! Мало тебе проблем с сердцем, так ты и печень, похоже, гробанул. Молодец, Анон, пей дальше!</text:p>
      <text:p text:style-name="P67">Спустившись в квартиру, я лёг на диван, натянул наушники и закрыл глаза.</text:p>
      <text:p text:style-name="P67">К чёрту всё, кроме Пинк Флойдов!</text:p>
      <text:p text:style-name="P56"/>
      <text:p text:style-name="P56">…</text:p>
      <text:p text:style-name="P56"/>
      <text:p text:style-name="P56">– Анонимус? Просыпайся же!</text:p>
      <text:p text:style-name="P56">Копыто энергично растирало мне грудь круговыми движениями. Селестия встревоженно склонилась ко мне.</text:p>
      <text:p text:style-name="P56"><text:soft-page-break/>– Ты испугал меня, Анон! Твоя кожа по цвету сейчас не слишком отличается от моей шерсти — настолько ты бледный. Как ты себя чувствуешь?</text:p>
      <text:p text:style-name="P56"/>
      <text:p text:style-name="P56">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6"/>
      <text:p text:style-name="P56">– Как?.. – я не мог отыскать подходящих слов, чтобы высказать обуревавшие меня чувства. Из глаз потекли слёзы радости.</text:p>
      <text:p text:style-name="P56">–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3">заместительной терапии несмотря на крайне скептическое к ним отношение сестры.</text:span></text:p>
      <text:p text:style-name="P44">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44"/>
      <text:p text:style-name="P44">Охренеть! Как новенький! Да что там <text:span text:style-name="T1">— я и есть новенький! Крутотень!</text:span></text:p>
      <text:p text:style-name="P56"/>
      <text:p text:style-name="P56">– Анонимус, прекращай висеть на ветке! – со смехом произнесла Селестия и опять закашлялась. – Нам нужно торопиться. Кое-кто ждёт нас.</text:p>
      <text:p text:style-name="P56">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6"/>
      <text:p text:style-name="P56">Хм. Совпадение? Нет, вряд ли, мою попытку она видеть не могла, у неё же нет глаз на затылке.</text:p>
      <text:p text:style-name="P56"/>
      <text:p text:style-name="P56">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6"/>
      <text:p text:style-name="P56">Ах ты ж!!!</text:p>
      <text:p text:style-name="P56"/>
      <text:p text:style-name="P56">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6"/>
      <text:p text:style-name="P56">–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6"><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6"/>
      <text:p text:style-name="P56">И очень скоро передо мной начала вычерчиваться проблема. Очень хорошо так вычерчиваться.</text:p>
      <text:p text:style-name="P56"/>
      <text:p text:style-name="P56">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6">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56"/>
      <text:p text:style-name="P56">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6">– Мы на месте, Анонимус! Луна ждёт нас.</text:p>
      <text:p text:style-name="P56"/>
      <text:p text:style-name="P56">Луна? Вот уж с кем бы я хотел встречаться меньше всего!</text:p>
      <text:p text:style-name="P56"/>
      <text:p text:style-name="P56">Мы вышли на небольшую полянку, окружённую кипарисами. В центре стояла тёмная аликорница и хмуро смотрела на нас.</text:p>
      <text:p text:style-name="P56">–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56">–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56">Аликорны повернулись ко мне. Мне стало дико неуютно. Седалище возопило об опасности.</text:p>
      <text:p text:style-name="P56"/>
      <text:p text:style-name="P56">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56"/>
      <text:p text:style-name="P56">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6"/>
      <text:p text:style-name="P56">Разумеется, я сдался. Ох, Анон, почему ты такой лопух?</text:p>
      <text:p text:style-name="P56"/>
      <text:p text:style-name="P56">– Готов ли ты проследовать с Нами, Анонимус, и обучиться древнему искусству снопроходчества? – склонила голову в вопросе Луна.</text:p>
      <text:p text:style-name="P56">Я сглотнул и коротко кивнул.</text:p>
      <text:p text:style-name="P56"><text:soft-page-break/>– Тогда следуй за Нами!</text:p>
      <text:p text:style-name="P56"/>
      <text:p text:style-name="P56">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56"/>
      <text:p text:style-name="P57">***</text:p>
      <text:p text:style-name="P56"/>
      <text:p text:style-name="P56">…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6"/>
      <text:p text:style-name="P56">Луна остановилась.</text:p>
      <text:p text:style-name="P56">–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56"/>
      <text:p text:style-name="P56">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56">Окей, я пошёл!</text:p>
      <text:p text:style-name="P56">Я надавил на дверь и уверенно шагнул в светящийся проём.</text:p>
      <text:p text:style-name="P56"/>
      <text:p text:style-name="P56">БЛЯ-А-А-А-А-А-А-А-А-А-А-А-А!!!</text:p>
      <text:p text:style-name="P56"/>
      <text:p text:style-name="P56">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6"/>
      <text:p text:style-name="P56">Осмотреться я не успел — очертания пещеры расплылись и резкий переход от полутьмы к яркому свету заставил меня закрыть глаза.</text:p>
      <text:p text:style-name="P56">– Опять я чего-то накосячил! Проклятье, как меня это уже заебало! – выругался я в сердцах.</text:p>
      <text:p text:style-name="P56">– Что означает «заебало», дядя? – спросил меня тоненький голосок.</text:p>
      <text:p text:style-name="P56">– Уело. Достало. Надоело в высшей степени, – по инерции ответил я. После чего открыл глаза.</text:p>
      <text:p text:style-name="P56"/>
      <text:p text:style-name="P56"/>
      <text:p text:style-name="P56"><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6"/>
      <text:p text:style-name="P56">– Кхм!</text:p>
      <text:p text:style-name="P56">Я опустил глаза.</text:p>
      <text:p text:style-name="P56">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6"/>
      <text:p text:style-name="P56">«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6">– Эмм… Как тебя зовут, малыш?</text:p>
      <text:p text:style-name="P56">– Агамемнон, – важно ответила кроха. – И я не малыш! Я — древнейший дракон из живущих! Торч ещё из яйца не вылупился, когда я уже обрёл мудрость.</text:p>
      <text:p text:style-name="P56">Я смерил дракончика взглядом и снисходительно улыбнулся.</text:p>
      <text:p text:style-name="P56">– Мой сон! – насупился дракончик. – Как хочу, так и снюсь!</text:p>
      <text:p text:style-name="P56">Я начал догадываться.</text:p>
      <text:p text:style-name="P56">– Так это я в твой сон попал? Это ты спишь в той пещере? Ну, знаешь, под заброшенными шахтами с вагонетками? Я, кажись, в неё влетел случайно.</text:p>
      <text:p text:style-name="P56">–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6">Я смутился.</text:p>
      <text:p text:style-name="P56">–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6"/>
      <text:p text:style-name="P56">Дракончик почесал лопаткой гребень на загривке.</text:p>
      <text:p text:style-name="P56">–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56">– Что за «Чёрный Экран»? – продолжил допытываться я.</text:p>
      <text:p text:style-name="P56"/>
      <text:p text:style-name="P56">Дракончик насупился.</text:p>
      <text:p text:style-name="P56">–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6">Я хлопнул себя ладонью по лбу.</text:p>
      <text:p text:style-name="P56">– Ой, извини! Я — Анонимус. Прилетел из далёких краёв по приглашению принцессы Селестии.</text:p>
      <text:p text:style-name="P56"/>
      <text:p text:style-name="P56"><text:soft-page-break/>Кроха насупилась ещё больше.</text:p>
      <text:p text:style-name="P56">–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6"/>
      <text:p text:style-name="P56">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6"/>
      <text:p text:style-name="P56">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6"/>
      <text:p text:style-name="P56">А прямо подо мной, на выступе той же скалы, на которой стоял я, раскинулся Кантерлот…</text:p>
      <text:p text:style-name="P56">– <text:span text:style-name="T33">ТЕПЕРЬ ТЫ ПОНИМАЕШЬ, ЧТО НЕ МОГУ ЛЮБИТЬ Я ТЕХ, КТО СРЫЛ ГНЕЗДО МОЁ ПОЧТИ ДО ОСНОВАНИЯ?</text:span> – громыхнуло у меня в ухе. Я аж подпрыгнул.</text:p>
      <text:p text:style-name="P56">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6">– <text:span text:style-name="T33">И ТЫ ЖЕЛАЕШЬ, ЧТОБ ОТКРЫЛ ТЕБЕ Я ТАЙНУ ЧЁРНОГО ЭКРАНА? ТЕБЕ, ПРИЯТЕЛЮ НАДОЕДЛИВЫХ ПОНИ? ПРИЯТЕЛЮ ГНУСНОЙ ПРОВОЗВЕСТНИЦЫ СОЛНЦА?</text:span></text:p>
      <text:p text:style-name="P59">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6">– <text:span text:style-name="T33">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3"/>
      <text:p text:style-name="P56">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6">Я закрыл лицо руками и<text:span text:style-name="T70"> </text:span>выбрал единственный способ выиграть несколько секунд жизни — спрыгнул со скалы вниз, к Кантерлоту.</text:p>
      <text:p text:style-name="P56"/>
      <text:p text:style-name="P7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6">Чуть раздвинув пальцы, я взглянул на обстановку — и тут же снова сжал их что есть мочи. Надо мной стояла разъярённая Луна.</text:p>
      <text:p text:style-name="P56"/>
      <text:p text:style-name="P56">–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6"><text:soft-page-break/></text:p>
      <text:p text:style-name="P56">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56"/>
      <text:p text:style-name="P56">–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6">Постояв ещё немного и не добившись от меня ни звука, Луна вздохнула.</text:p>
      <text:p text:style-name="P56">– Следуй за Нами, примат! Нам нужно вернуть тебя Сестре.</text:p>
      <text:p text:style-name="P56"/>
      <text:h text:style-name="Heading_20_2" text:outline-level="2">7. Ж<text:span text:style-name="T1">аркий пикник</text:span></text:h>
      <text:p text:style-name="P56"/>
      <text:p text:style-name="P56">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56"/>
      <text:p text:style-name="P56">– Он что-то говорил про Чёрный Экран. Про то, что Откровение пожирает пони. А потом захотел меня сжечь. К счастью, вовремя подоспела Луна.</text:p>
      <text:p text:style-name="P56">Селестия виновато прижала уши к голове и отвернулась.</text:p>
      <text:p text:style-name="P56">–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6">–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6">Аликорница мягко рассмеялась. Я пожал плечами.</text:p>
      <text:p text:style-name="P56">–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6">Селестия вздохнула.</text:p>
      <text:p text:style-name="P56">–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56"/>
      <text:p text:style-name="P56">Охренеть! Ты участвовал в театре в качестве главного актёра, Анон!</text:p>
      <text:p text:style-name="P56"/>
      <text:p text:style-name="P56">–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56"/>
      <text:p text:style-name="P56"><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56"/>
      <text:p text:style-name="P56">Аликорница уловила бушующие во мне эмоции и виновато отвернулась. Уши её опустились.</text:p>
      <text:p text:style-name="P56">–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56"/>
      <text:p text:style-name="P56">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56">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6"/>
      <text:p text:style-name="P56">Аликорница лежала вполоборота ко мне, чуть отстранив хвост, и я почувствовал возвращение вчерашней проблемы.</text:p>
      <text:p text:style-name="P56">Нет! Только не это!!! Проклятье! Воздух тут порченый, что ли? Я отдёрнул руку и стал вспоминать в уме таблицу умножения.</text:p>
      <text:p text:style-name="P56"/>
      <text:p text:style-name="P56">Дваждыдва четыре. Дваждытри шесть. Дваждычетыре… У-у-у-у-у… Восемь-с-половиной… Почему доктор Плантаго, так его разэтак, сделал накрупник таким <text:span text:style-name="T30">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56"/>
      <text:p text:style-name="P56">–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56">Жжение в паху усиливалось. Я заёрзал на месте, стараясь скрыть постыдный аспект. Селестия с удивлением взглянула на меня.</text:p>
      <text:p text:style-name="P56">– Анонимус, …?</text:p>
      <text:p text:style-name="P56"/>
      <text:p text:style-name="P56">Я стремительно сунул голову в пруд. Мне казалось, вода сейчас закипит от моих пылающих ушей.</text:p>
      <text:p text:style-name="P56">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56">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6"/>
      <text:p text:style-name="P56">Я высунул голову из воды, отфыркиваясь по-собачьи. О-о-о-о-о! Так намного лучше! Холодная вода сохранит твои нравственные устои, Анон!</text:p>
      <text:p text:style-name="P56"/>
      <text:p text:style-name="P56">– Анонимус, с тобой всё в порядке? – обеспокоенно спросила Селестия. – Ты выглядишь несколько… возбуждённым?</text:p>
      <text:p text:style-name="P56"><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56"/>
      <text:p text:style-name="P56">–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56">–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56">Я нервно жевал бутерброд, стараясь не встречаться взглядом с аликорницей.</text:p>
      <text:p text:style-name="P56"/>
      <text:p text:style-name="P56">–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56">Я фейспалмнул.</text:p>
      <text:p text:style-name="P56">– Забудь, принцесса. Просто забудь. Это была неудачная шутка.</text:p>
      <text:p text:style-name="P56">Аликорница взглянула на меня с нечитаемым выражением на морде и поднялась.</text:p>
      <text:p text:style-name="P56">–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6"/>
      <text:p text:style-name="P57">***</text:p>
      <text:p text:style-name="P35"/>
      <text:p text:style-name="P56">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56"/>
      <text:p text:style-name="P56">–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56"/>
      <text:p text:style-name="P56">–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6"/>
      <text:p text:style-name="P56">Я расстелил скатерть напротив аликорницы и стал раскладывать чашки с печеньем.</text:p>
      <text:p text:style-name="P56"><text:soft-page-break/>– А о чём ты грустила?</text:p>
      <text:p text:style-name="P56">Селестия вздохнула.</text:p>
      <text:p text:style-name="P56">–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56"/>
      <text:p text:style-name="P56">Я настороженно посмотрел на аликорницу.</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6"/>
      <text:p text:style-name="P56">Селестия отпила из чашки и задумалась.</text:p>
      <text:p text:style-name="P56"/>
      <text:p text:style-name="P56">–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6">Селестия вытянула шею и положила голову на траву.</text:p>
      <text:p text:style-name="P56">–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0">любви</text:span> начинаешь понимать только тогда, когда <text:span text:style-name="T70">е</text:span>ё почти не остаётся.</text:p>
      <text:p text:style-name="P56"/>
      <text:p text:style-name="P56">Я уловил некоторую нестыковку в словах Селестии.</text:p>
      <text:p text:style-name="P56">–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6">Селестия задумалась, машинально ковыряя копытом ямку под валуном.</text:p>
      <text:p text:style-name="P56">–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 А Дискорд? Он, вроде, не моложе вас. Тем-не-менее, он определённо «подъезжал» к Луне тогда, в развалинах.</text:p>
      <text:p text:style-name="P56"/>
      <text:p text:style-name="P56"><text:soft-page-break/>Селестия саркастически фыркнула.</text:p>
      <text:p text:style-name="P56">–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6"/>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6"/>
      <text:p text:style-name="P56">Селестия со вздохом захлопнула книгу и вернула её на место.</text:p>
      <text:p text:style-name="P56">–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
      <text:p text:style-name="P56">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56">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6"/>
      <text:p text:style-name="P56">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56"/>
      <text:p text:style-name="P56">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56"/>
      <text:p text:style-name="P56">Селестия вскочила с места.</text:p>
      <text:p text:style-name="P56">– АЙ-Я-Я-Я-Я-Й!</text:p>
      <text:p text:style-name="P56">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6">–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56"/>
      <text:p text:style-name="P56">Аликорница подпрыгнула, взбрыкнула и начала кружиться в обратную сторону.</text:p>
      <text:p text:style-name="P56">Это было до того забавно, что я неприлично заржал.</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
      <text:p text:style-name="P56">–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56">– Да ладно! Мне это ничего не стоило.</text:p>
      <text:p text:style-name="P56">Я вытащил руку из-под накрупника. Селестия прижала уши к голове и с обидой покосилась на меня.</text:p>
      <text:p text:style-name="P56">– Анонимус! Ты убрал муравьёв отнюдь не отовсюду! Некоторые участки ты обошёл.</text:p>
      <text:p text:style-name="P56"/>
      <text:p text:style-name="P56">Я застыл на месте.</text:p>
      <text:p text:style-name="P56">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56">– Принцесса… Я старался не наглеть. – пролепетал я чуть живой.</text:p>
      <text:p text:style-name="P56"/>
      <text:p text:style-name="P56">Селестия глубоко вздохнула и повернула ко мне голову.</text:p>
      <text:p text:style-name="P56">–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6">Я покрылся потом. Аликорница отвернулась от меня и стояла ровно, ожидая от меня действий.</text:p>
      <text:p text:style-name="P56"/>
      <text:p text:style-name="P56">– Т-ты хочешь, чтобы я…</text:p>
      <text:p text:style-name="P56">– Да! – твёрдо сказала Селестия. – Прогони их и там, куда боишься касаться. Не останавливайся. Мне нужна твоя помощь.</text:p>
      <text:p text:style-name="P56"><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6">Стараясь унять дрожь, я снова просунул руку под накрупник и коснулся святая-святых…</text:p>
      <text:p text:style-name="P56"/>
      <text:p text:style-name="P56">…</text:p>
      <text:p text:style-name="P56"/>
      <text:p text:style-name="P56">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56"/>
      <text:p text:style-name="P56">О-о-о-о-о!</text:p>
      <text:p text:style-name="P56">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56">О, боги!</text:p>
      <text:p text:style-name="P56">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56">Надо бы почитать на эту тему литературу в королевской библиотеке, чтобы не попасть впросак. А сейчас терпи, Анон, терпи!</text:p>
      <text:p text:style-name="P56">О-о-о-ох!</text:p>
      <text:p text:style-name="P56">Надо принять холодный душ по возвращению! Два душа! Три душа! Мастурбируй до посинения, Анон, и будет тебе счастье!!!</text:p>
      <text:p text:style-name="P56"/>
      <text:p text:style-name="P56">–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6"/>
      <text:p text:style-name="P56">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6"/>
      <text:p text:style-name="P56">Принцесса уже скрылась за густым можжевельником, когда мне пришла в голову мысль, заставившая меня ожесточённо чесать затылок.</text:p>
      <text:p text:style-name="P56">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56">Гм. Надо будет почитать про технику телепортации. Наверняка ты чего-то не учёл, Анон.</text:p>
      <text:p text:style-name="P56"/>
      <text:h text:style-name="P169" text:outline-level="2"><text:soft-page-break/>8. Стыд</text:h>
      <text:p text:style-name="P149"/>
      <text:p text:style-name="P67">~~~ Завтра на семь в библиотеке. Селестия ~~~</text:p>
      <text:p text:style-name="P67"/>
      <text:p text:style-name="P56">–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56"/>
      <text:p text:style-name="P56">Норф носился по мастерской, окрылённый новообретённым учеником.</text:p>
      <text:p text:style-name="P56">–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56">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6"/>
      <text:p text:style-name="P56">–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text:p text:style-name="P56">– На сегодня довольно. Я ж вижу, ты торопишься, – заметил Норф, просыпаясь.</text:p>
      <text:p text:style-name="P56">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
      <text:p text:style-name="P56"><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56">– Завтра будешь? – спросил Норф. – Надо бы закончить заказ из <text:s/>Троттингема.</text:p>
      <text:p text:style-name="P56">– В полдень, как и всегда, – подтвердил я.</text:p>
      <text:p text:style-name="P56"/>
      <text:p text:style-name="P57">***</text:p>
      <text:p text:style-name="P57"/>
      <text:p text:style-name="P56">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56">Я чуть не упал, когда моя нога оказалась в цепких объятиях. Уши заложило от радостного визга.</text:p>
      <text:p text:style-name="P56"/>
      <text:p text:style-name="P56">– Анон-Анон-Анон, привет-привет-привет!!!</text:p>
      <text:p text:style-name="P56">Индиго принялась прыгать вокруг меня, взбрыкивая от радости.</text:p>
      <text:p text:style-name="P56">– Во что мы будем играть сегодня?!!</text:p>
      <text:p text:style-name="P56">– Привет, Индиго. Сегодня мы не будем играть — мне надо встретиться кое с кем.</text:p>
      <text:p text:style-name="P56">– У-у-у… – разочарованно протянула единорожка. – Мну опечалена.</text:p>
      <text:p text:style-name="P56">– Зато я таки доделал змея. Держи, – я вручил воздушного змея Индиго. – Тебе осталось сделать ему хвост и можно будет запускать.</text:p>
      <text:p text:style-name="P56">– Угусь. Мну не интересно запускать его одной. Мну будет ждать тебя. В этом же месте.</text:p>
      <text:p text:style-name="P56">– В это же время. Завтра, – пообещал я.</text:p>
      <text:p text:style-name="P57"/>
      <text:p text:style-name="P57">***</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6"/>
      <text:p text:style-name="P56">– Здрасьте!</text:p>
      <text:p text:style-name="P56">Аликорница не ответила, всматриваясь в глобус.</text:p>
      <text:p text:style-name="P56">– Привет, говорю! – я подошёл вплотную и легонько постучал костяшками пальцев по шкафу.</text:p>
      <text:p text:style-name="P56"/>
      <text:p text:style-name="P56">– А, это ты, Анонимус? Рада тебя видеть. – аликорница рассеянно оторвалась от разноцветной сферы. – Как осваиваешься?</text:p>
      <text:p text:style-name="P56">– Нормально осваиваюсь. Работу себе нашёл. Вот, к Норфолку Каррусу в ученики записался.</text:p>
      <text:p text:style-name="P56">–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5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text:soft-page-break/>– О, да, уже пять дней как. Так здорово снова чувствовать свои мышцы! Корсет был ужасен.</text:p>
      <text:p text:style-name="P56"/>
      <text:p text:style-name="P56">Аликорница прошлась передо мной с раскрытыми крыльями, демонстрируя восстановленную работоспособность.</text:p>
      <text:p text:style-name="P56">– Ну что же, рад за тебя, – я отвернулся, присел на край стола и стал изучать потолок. – Зачем вызывала?</text:p>
      <text:p text:style-name="P56"/>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56"/>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ты станешь называть меня «Ваше Высочество»!</text:p>
      <text:p text:style-name="P56"/>
      <text:p text:style-name="P56">Меня прорвало.</text:p>
      <text:p text:style-name="P56">–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56">Я вытащил из заднего кармана брюк смятую записку с королевскими вензелями и бросил её под ноги Селестии.</text:p>
      <text:p text:style-name="P56"/>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
      <text:p text:style-name="P56">…</text:p>
      <text:p text:style-name="P56"/>
      <text:p text:style-name="P56">Селестия глубоко выдохнула <text:s/>и развернулась.</text:p>
      <text:p text:style-name="P56">–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56"/>
      <text:p text:style-name="P56">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 последствии. Конечно, она была далека от совершенства. Но так ли безгрешен был ты сам, Анон?</text:p>
      <text:p text:style-name="P56"/>
      <text:p text:style-name="P56"><text:soft-page-break/>Я подошёл к аликорнице и прикоснулся к её шее.</text:p>
      <text:p text:style-name="P56">– Всё в порядке. Я тебя извиняю — и ценю твоё признание. Сам бы я ещё и не так себя повёл на твоём месте.</text:p>
      <text:p text:style-name="P56">– Да? А как бы ты себя повёл? – заинтересовалась Селестия.</text:p>
      <text:p text:style-name="P56">– Я бы не извинился. Огрызался и считал бы себя правым до последнего. Ещё и послал бы подальше.</text:p>
      <text:p text:style-name="P56"/>
      <text:p text:style-name="P56">Аликорница насмешливо покачала головой.</text:p>
      <text:p text:style-name="P56">–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
      <text:p text:style-name="P56">Я снова присел на столик, теперь уже лицом к аликорнице.</text:p>
      <text:p text:style-name="P56">– Так что случилось? Куда ты пропадала? Рассказывай.</text:p>
      <text:p text:style-name="P56"/>
      <text:p text:style-name="P5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
      <text:p text:style-name="P56">Селестия с силой толкнула сферу по касательной. Континенты и океаны слились в серый фон во вращении. Аликорница повернулась ко мне.</text:p>
      <text:p text:style-name="P56">–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0">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0">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56">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56">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56"/>
      <text:p text:style-name="P56">Аликорница потёрла висок и растерянно посмотрела на меня. От меня не укрылись мешки под её глазами.</text:p>
      <text:p text:style-name="P56">–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56"/>
      <text:p text:style-name="P56">Опять эти тревожные заморочки о конце света! Впрочем, ты уже привык к ним, Анон.</text:p>
      <text:p text:style-name="P56"/>
      <text:p text:style-name="P56">Я обнял аликорницу, успокаивая.</text:p>
      <text:p text:style-name="P56">–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56"/>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6">Она проследовала к выходу, кивком головы приглашая меня следовать за ней.</text:p>
      <text:p text:style-name="P56"/>
      <text:p text:style-name="P56">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56"/>
      <text:p text:style-name="P56">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6">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6"/>
      <text:p text:style-name="P56">–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 После чего медленно покачала головой.</text:p>
      <text:p text:style-name="P56">– <text:s/>Нам не туда. Идём, Анон. Я хочу показать тебе Эквестрию, – тихо сказала она.</text:p>
      <text:p text:style-name="P56"/>
      <text:p text:style-name="P56">Аликорница продолжила прогулку. Я плёлся за ней, кляня себя последними словами. Мне хотелось провалиться под землю, желательно в самый адище.</text:p>
      <text:p text:style-name="P56">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56"/>
      <text:p text:style-name="P56"><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56"/>
      <text:p text:style-name="P56">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6"/>
      <text:p text:style-name="P56">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56"/>
      <text:p text:style-name="P56">Взобравшись на галерею по винтовой лестнице крохотной сторожевой башенки, мы остановились у края.</text:p>
      <text:p text:style-name="P56">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56"/>
      <text:p text:style-name="P56"><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text:p text:style-name="P56">– Что ты чувствуешь? – спросила аликорница.</text:p>
      <text:p text:style-name="P56">– У меня нет слов. Ничего прекраснее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Аликорница присела на каменную поверхность и застыла, любуясь пейзажем.</text:p>
      <text:p text:style-name="P56"/>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6"/>
      <text:p text:style-name="P56">–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56">–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56">–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56"/>
      <text:p text:style-name="P56">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56"/>
      <text:p text:style-name="P56">Я с трудом оторвал взгляд от счастливой тройки.</text:p>
      <text:p text:style-name="P56">– Проблемы? Что за проблемы? Извини, я таки прослушал.</text:p>
      <text:p text:style-name="P56"/>
      <text:p text:style-name="P56">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6"/>
      <text:p text:style-name="P56">– Когда твоя жизнь длится тысячи лет, начинаешь тонко чувствовать гармонию мира, – начала она…</text:p>
      <text:p text:style-name="P56"><text:soft-page-break/></text:p>
      <text:h text:style-name="Heading_20_2" text:outline-level="2"><text:span text:style-name="T13">9</text:span>. Кошмары<text:span text:style-name="T1"> пегасов</text:span></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а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42"/>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1"/>
      <text:p text:style-name="P1"><text:span text:style-name="T13">–</text:span> Какая болезнь посетила Клаудсдейл, что целых два <text:span text:style-name="T1">звена</text:span> жеребят пропустили экзамены?</text:p>
      <text:p text:style-name="P161">От моего невинного вопроса, заданного максимально дружелюбным тоном, пегас съёжился и попытался спрятать голову между крыльев.</text:p>
      <text:p text:style-name="P161">Мне это нравилось всё меньше.</text:p>
      <text:p text:style-name="P1"/>
      <text:p text:style-name="P1"><text:span text:style-name="T13">–</text:span> Эмм… Они… м-м-м… не больны… в некотором смысле… <text:span text:style-name="T13">–</text:span> гонец изо всех сил ковырял копытом <text:s/>плитку, пряча взгляд. <text:span text:style-name="T13">–</text:span> Они… мнэээ… сами… в некотором роде… кхм. Нервный срыв. Переутомление и бессонница… Кхм.</text:p>
      <text:p text:style-name="P1"><text:soft-page-break/><text:span text:style-name="T13">–</text:span> Сами <text:span text:style-name="T13">—</text:span> что? <text:span text:style-name="T13">–</text:span> <text:span text:style-name="T111">я</text:span>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
      <text:p text:style-name="P1"><text:span text:style-name="T111">Я</text:span> всё поняла. <text:span text:style-name="T1">Гонец смущался не меня. Ему было стыдно за своих сородичей.</text:span> Для пегаса смысл жизни <text:span text:style-name="T13">—</text:span> в возможности летать. Добровольно отказаться от полётов для него <text:span text:style-name="T13">—</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6">***</text:p>
      <text:p text:style-name="P6"/>
      <text:p text:style-name="P23">Семь жеребят-подростков стояли передо мною с отсутствующим видом. Грозовые тучи скрывали последние лучики солнца, <text:span text:style-name="T90">но</text:span> <text:span text:style-name="T90">м</text:span>не не хотелось уходить с балкона: <text:span text:style-name="T89">в</text:span>ид Клаудсдейла должен воодушевлять моих гостей.</text:p>
      <text:p text:style-name="P23"/>
      <text:p text:style-name="P23">– Представьтесь вашей принцесс<text:span text:style-name="T1">е</text:span>! – шикнул на пегасов сопровождающий стражник.</text:p>
      <text:p text:style-name="P23">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text:soft-page-break/>всё же сможете найти без него, не принесёт вам радости. <text:span text:style-name="T13">–</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text:span text:style-name="T88">своей</text:span>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проступало на их мордочках.</text:p>
      <text:p text:style-name="P2">Ах, как мне это знакомо! Пегасы <text:span text:style-name="T37">— </text:span><text:span text:style-name="T38">гордое и </text:span><text:span text:style-name="T37">упрямое племя. </text:span><text:span text:style-name="T38">В своё время нам с сестрой пришлось проявить буквально чудеса дипломатии </text:span><text:span text:style-name="T39">и такта</text:span><text:span text:style-name="T38"> для того, чтобы не позволить им развязать самоубийственную войну со всей Эквестрией.</text:span><text:span text:style-name="T37"> </text:span><text:span text:style-name="T39">И</text:span><text:span text:style-name="T38"> </text:span><text:span text:style-name="T37">если взрослые уже достаточно мудры, чтобы подчиняться долгу, к жеребятам нужен особый подход.</text:span></text:p>
      <text:p text:style-name="P2"><text:span text:style-name="T37">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5"><text:span text:style-name="T1">–</text:span> Ну же, Бинки, расскажи, что у тебя стряслось? <text:span text:style-name="T1">– </text:span><text:span text:style-name="T12">я улыбнулась.</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text:span text:style-name="T98">Ты боишься меня? </text:span>Неужели я такая страшная? <text:span text:style-name="T1">–</text:span> <text:span text:style-name="T96">я</text:span>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3"/>
      <text:p text:style-name="P3">Я прикрыла глаза и сконцентрировалась. Моя воля <text:span text:style-name="T87">протянулась сквозь пространство и </text:span>достигла древнего элементаля. Солар <text:span text:style-name="T13">— мой давний друг и он привык не удивляться моим </text:span><text:span text:style-name="T25">редким</text:span><text:span text:style-name="T13">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3"><text:soft-page-break/><text:span text:style-name="T23">Солнечные </text:span><text:span text:style-name="T13">лучи пробили тучи и осветили </text:span><text:span text:style-name="T21">небо. </text:span><text:span text:style-name="T23">Мелкая изморось, покрывшая шёрстку жеребят бахромой </text:span><text:span text:style-name="T27">прохладных </text:span><text:span text:style-name="T23">капелек, испарилась. </text:span><text:span text:style-name="T26">Тепло окутало озябшие тельца.</text:span><text:span text:style-name="T23"> </text:span><text:span text:style-name="T24">Бинки перестала дрожать.</text:span></text:p>
      <text:p text:style-name="P29"/>
      <text:p text:style-name="P103"><text:span text:style-name="T1">– </text:span><text:span text:style-name="T13">Видишь? </text:span><text:span text:style-name="T22">Я хоть и не пегас,</text:span><text:span text:style-name="T13"> но тоже кое-что могу </text:span><text:span text:style-name="T22">в плане погоды</text:span><text:span text:style-name="T13">, </text:span><text:span text:style-name="T1">– </text:span><text:span text:style-name="T11">прошептала</text:span><text:span text:style-name="T1"> я пегаске.</text:span></text:p>
      <text:p text:style-name="P22">Та несмело улыбнулась мне. Уши её чуть приподнялись.</text:p>
      <text:p text:style-name="P7">Я стала тихонько напевать <text:span text:style-name="T91">ей.</text:span></text:p>
      <text:p text:style-name="P7"/>
      <text:p text:style-name="P8">Кто у нас такой красивый,</text:p>
      <text:p text:style-name="P8">Сильный, смелый, не плаксивый?</text:p>
      <text:p text:style-name="P8">Кто <text:span text:style-name="T92">наш будущий герой?</text:span></text:p>
      <text:p text:style-name="P9">Наш проказник озорной?</text:p>
      <text:p text:style-name="P8"/>
      <text:p text:style-name="P8">Не грусти, моя <text:span text:style-name="T93">малышка</text:span>,</text:p>
      <text:p text:style-name="P10">Улыбнись, моя глупышка,</text:p>
      <text:p text:style-name="P8"><text:span text:style-name="T96">С</text:span>лёзки <text:span text:style-name="T96">вытри</text:span>, <text:span text:style-name="T96">причешись,</text:span></text:p>
      <text:p text:style-name="P10">От испуга отряхнись.</text:p>
      <text:p text:style-name="P8"/>
      <text:p text:style-name="P8">Я не враг тебе, <text:span text:style-name="T99">родная</text:span>,</text:p>
      <text:p text:style-name="P8">Я стою на страже <text:span text:style-name="T99">края,</text:span></text:p>
      <text:p text:style-name="P11"><text:span text:style-name="T100">Выдай</text:span>, <text:span text:style-name="T100">что страшит тебя?</text:span></text:p>
      <text:p text:style-name="P11">Не пугайся же меня!</text:p>
      <text:p text:style-name="P23"/>
      <text:p text:style-name="P104">Пегаска слабо <text:span text:style-name="T94">всхлипнула</text:span> и стала шептать мне в ответ.</text:p>
      <text:p text:style-name="P4"><text:span text:style-name="T1">–</text:span> Не-е-е-е-е… Я не тебя боюсь… Я летать боюсь…</text:p>
      <text:p text:style-name="P104">Пегаска набрала в грудь воздуха.</text:p>
      <text:p text:style-name="P4"><text:span text:style-name="T1">– </text:span>Потому что если я не сдам экзамен, меня отправят на Радужную Фабрику <text:span text:style-name="T97">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4"/>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7">О</text:span>ни искренне верили в фабрику, <text:span text:style-name="T102">перемалывающую</text:span> <text:span text:style-name="T102">в радугу </text:span>не сдавших лётные экзамены жеребят.</text:p>
      <text:p text:style-name="P1"/>
      <text:p text:style-name="P1"><text:span text:style-name="T1">–</text:span> Кто рассказал вам это? Эту… глупость?</text:p>
      <text:p text:style-name="P7"><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text:span text:style-name="T102">на</text:span> прибыла через пятнадцать минут.</text:p>
      <text:p text:style-name="P7"/>
      <text:p text:style-name="P7">–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text:p text:style-name="P7">– Извини, Лулу, дело срочное.</text:p>
      <text:p text:style-name="P7">– Надеюсь, оно стоит Наших прерванных грёз о Ночной Эквестрии!</text:p>
      <text:p text:style-name="P7">– О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text:p text:style-name="P7">– Это… твои??? И ты скрывала от Нас всё это время??? Но кто??? Кто их отец?!! КТО ЭТОТ… !!!</text:p>
      <text:p text:style-name="P7">От волнения Луна перешла на грандэквестрийский. Мне пришлось закрыть ей крылом рот, чтобы не разбудить жеребят.</text:p>
      <text:p text:style-name="P7"/>
      <text:p text:style-name="P7">–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7">Луна умолкла и сосредоточилась. Постепенно её гнев сменился недоверием, а потом и ужасом.</text:p>
      <text:p text:style-name="P7">– Сто рогов Нам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
      <text:p text:style-name="P7"><text:soft-page-break/>Лу<text:span text:style-name="T101">на</text:span>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text:span text:style-name="T95">четыреста</text:span> лет мягкого давления, чтобы искоренить политику расовой чистоты у <text:span text:style-name="T103">крылатого племени</text:span>.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text:span text:style-name="T103">приличную </text:span>карьеру в <text:span text:style-name="T104">пегасьем</text:span> <text:s/>обществе.</text:p>
      <text:p text:style-name="P7"/>
      <text:p text:style-name="P7">– Погоди немного, Мы сейчас, – Луна повторно сосредоточилась. Её глаза стали зеркалами зелёного света, а грива стала потрескивать искрами магии. <text:span text:style-name="T105">Луна</text:span>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3">— и втайне немного завидовала этому</text:span>. <text:span text:style-name="T105">Ах, е</text:span>сли б <text:span text:style-name="T105">только</text:span> сест<text:span text:style-name="T105">ра</text:span> <text:span text:style-name="T105">умела управляться со своими эмоциями так же, как с магией </text:span><text:span text:style-name="T13">— </text:span>мне не пришлось бы терзаться раздумьями <text:span text:style-name="T105">в поисках</text:span> преемника!</text:p>
      <text:p text:style-name="P7"/>
      <text:p text:style-name="P7">Луна опустилась на пол, выходя из транса. Магическая аура исчезла <text:span text:style-name="T107">и</text:span> <text:span text:style-name="T105">сестра</text:span> обессиленно упала на колени.</text:p>
      <text:p text:style-name="P7">– Проклятье! К такому Мы не были готовы!</text:p>
      <text:p text:style-name="P7">Луна подняла голову <text:span text:style-name="T106">и</text:span>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text:span text:style-name="T101">Лулу</text:span>?</text:p>
      <text:p text:style-name="P7">Я не верила своим глазам. Страхи прошлого вернулись ко мне с новой силой.</text:p>
      <text:p text:style-name="P7">– Сел, эта гадость пришла не из нашего мира. В их снах Мы видели…</text:p>
      <text:p text:style-name="P7">Спазмы скрутили Луну и её вырвало <text:span text:style-name="T106">зелёной</text:span> слизью. Мучительно кашляя, сестра избавлялась от ментальной грязи. Наконец она замотала головой и с трудом поднялась. <text:span text:style-name="T107">Я выдохнула. Н</text:span>а меня снова смотрела прежняя Луна.</text:p>
      <text:p text:style-name="P164">– Там, в самой глубине их снов, Мы нашли причину, – <text:span text:style-name="T107">продолжила Луна. –</text:span> Ткань реальности истончилась и через потёртость стали просачиваться видения из внешних миров. И то, что Мы заметили краем глаза, <text:span text:style-name="T107">С</text:span>естра, Нам совсем не понравилось. Некоторые миры любопытны, но далеко не кажд<text:span text:style-name="T107">ая</text:span> пони сможет выдержать ту мерзость, что царит в большинстве видений! Нам удалось склеить повреждение, но ткань стала совсем непрочн<text:span text:style-name="T107">ой</text:span>. Скоро <text:span text:style-name="T107">появятся прорехи во многих</text:span> местах. И когда разрывы станут достаточно большими, <text:span text:style-name="T107">они </text:span>начнут п<text:span text:style-name="T107">р</text:span>оявляться и в реальном мире.</text:p>
      <text:p text:style-name="P164"/>
      <text:p text:style-name="P165">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56"/>
      <text:p text:style-name="P56">Ну что же, основное искусство правления <text:span text:style-name="T13">— умение делегировать полномочия. Вечером того же дня я села за письменный стол.</text:span></text:p>
      <text:p text:style-name="P44"/>
      <text:p text:style-name="P51">“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51"><text:soft-page-break/>Мне понадобятся твои способности к поиску и систематизации информации, которые ты, не сомневаюсь, отточила, будучи библиотекарем Понивилля”…</text:p>
      <text:p text:style-name="P56"/>
      <text:p text:style-name="P57">***</text:p>
      <text:p text:style-name="P56"/>
      <text:p text:style-name="P56">– Так ты поручила Твайлайт Спаркл расследование кошмар<text:span text:style-name="T108">ов</text:span> жеребят?</text:p>
      <text:p text:style-name="P56">– Да, их и других подобных, начавшихся с той поры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Селестия вздохнула.</text:p>
      <text:p text:style-name="P56">–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56"/>
      <text:p text:style-name="P56">Дирижабль, важно покачиваясь, отчалил от пирса. С медлительностью айсберга <text:span text:style-name="T109">гигантский корабль</text:span> плавно разворачива<text:span text:style-name="T109">лся</text:span>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
      <text:p text:style-name="P56">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6"/>
      <text:p text:style-name="P56">Убегающий вверх край стены скрыл <text:span text:style-name="T109">аликорницу</text:span>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text:span text:style-name="T109">стрелой </text:span>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167">– Ай! Не то, чтобы совсем не больно, но рёбра целы.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text:span text:style-name="T109">ты </text:span>сейчас крыльями. Я прям сразу и вспомнил тот случай! Бульдозер, кстати, тогда завёлся, чем я несказанно горжусь!</text:p>
      <text:p text:style-name="P56"/>
      <text:p text:style-name="P56"><text:soft-page-break/>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text:p text:style-name="P56">–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166"><text:span text:style-name="T110">Н</text:span>е обращая на меня внимани<text:span text:style-name="T110">я</text:span>,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166"/>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3">—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6">– Нет проблем, Селестия. Я всё понимаю.</text:p>
      <text:p text:style-name="P56"/>
      <text:p text:style-name="P56">Аликорница приготовилась было взлетать, но в последний момент, приняв какое-то решение, остановилась. Прикусив губу, она посмотрела на меня <text:span text:style-name="T110">оценивающим</text:span> взглядом.</text:p>
      <text:p text:style-name="P56"/>
      <text:p text:style-name="P56">– Анониму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Сел. Если хочешь.</text:p>
      <text:p text:style-name="P56">– Хорошо. До встречи, Сел.</text:p>
      <text:p text:style-name="P56">– До встречи, Анон.</text:p>
      <text:p text:style-name="P56"/>
      <text:h text:style-name="Heading_20_2" text:outline-level="2"><text:span text:style-name="T13">10</text:span>. (40*<text:span text:style-name="T13">ctg(Pi/4)-6)/(ln(e)-sin(0))</text:span></text:h>
      <text:p text:style-name="P56"/>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1"> </text:span>(быть может, к счастью). Всё, что я могу <text:span text:style-name="T13">— оставить тебе напутствие.</text:span></text:p>
      <text:p text:style-name="P67"><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text:span><text:soft-page-break/><text:span text:style-name="T13">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67">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4">…</text:p>
      <text:p text:style-name="P44"/>
      <text:p text:style-name="P56">Тоже мне, философ выискался, Диоген копытный! Вот не люблю, когда всякие "гуру" с глубокомысленным видом порют чушь. Эквестрия <text:span text:style-name="T15">—</text:span> чудес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44"/>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Я захлопнул трактат<text:span text:style-name="T13">.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Анониму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8">— вся архитектура явно </text:span><text:span text:style-name="T37">была </text:span><text:span text:style-name="T48">заточена под крылатых. Таких, для которых приземлиться на балкон в тронном зале или уйти через портик на крыше</text:span><text:span text:style-name="T63"> </text:span><text:span text:style-name="T48">— обычное дело. </text:span><text:span text:style-name="T63">Хорошо, что </text:span><text:span text:style-name="T4">заместительная терапия Селестии и </text:span><text:span text:style-name="T63">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text:soft-page-break/>За дверью оказался небольшой коридорчик, повторяющий изгиб внешней стены. Выход из прихожей был прикрыт свисающими гирляндами <text:span text:style-name="T70">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8">— книжный шкаф и напольная подставка для чтения с </text:span><text:span text:style-name="T37">упором в виде </text:span><text:span text:style-name="T48">голов</text:span><text:span text:style-name="T37">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7">жаровни</text:span><text:span text:style-name="T48"> и фонтанчик</text:span><text:span text:style-name="T37">а</text:span><text:span text:style-name="T48">. </text:span><text:span text:style-name="T37">Каменный пол комнаты был покрыт розовым ковром с длиннейшим ворсом.</text:span><text:span text:style-name="T48"> </text:span><text:span text:style-name="T37">Его центр занимал высокий </text:span><text:span text:style-name="T48">кругл</text:span><text:span text:style-name="T37">ый</text:span><text:span text:style-name="T48"> </text:span><text:span text:style-name="T37">футон</text:span><text:span text:style-name="T48"> </text:span><text:span text:style-name="T37">с</text:span><text:span text:style-name="T48"> велик</text:span><text:span text:style-name="T37">им</text:span><text:span text:style-name="T48"> множество</text:span><text:span text:style-name="T37">м</text:span><text:span text:style-name="T48"> подушек. Среди них я с удивлением заметил плюшевую единорожку </text:span><text:span text:style-name="T37">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Анон. – знакомый силуэт на балконе повернулся в мою сторону. Гардины раздвинулись и Селестия вошла в комнату.</text:p>
      <text:p text:style-name="P44"/>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6">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
      <text:p text:style-name="P56">Держи себя в руках, Анон! Держи себя в руках!!! Вспоминай уравнения тригонометрии, если таблица умножения уже не помогает!</text:p>
      <text:p text:style-name="P56"/>
      <text:p text:style-name="P56">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6">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56">Аликорница вздохнула и закатила глаза.</text:p>
      <text:p text:style-name="P44"><text:soft-page-break/><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6">Селестия печально покачала головой и осторожно подула в камин. Язычки пламени весело затанцевали среди головешек.</text:p>
      <text:p text:style-name="P56">Я скептически хмыкнул.</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Хотя Лулу действительно управляет луной, я не трогаю солнце <text:span text:style-name="T13">—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3">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56">Аликорница тяжко вздохнула.</text:p>
      <text:p text:style-name="P56">–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3">.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44">Селестия горько рассмеялась.</text:p>
      <text:p text:style-name="P56">–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56"/>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6">Аликорница зыркнула на меня, недовольно сморщив нос.</text:p>
      <text:p text:style-name="P44"><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 Я смутился.</text:p>
      <text:p text:style-name="P44"><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text:soft-page-break/>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44">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44"><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Анон!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44"/>
      <text:p text:style-name="P44">Держи себя в руках, Анон! Держи. Себя. В руках. Иначе тебе придётся вспоминать правила вычисления логарифмов!</text:p>
      <text:p text:style-name="P44"/>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44"><text:span text:style-name="T1">–</text:span> Ну же, Анон, ты как деревянный! Расслабься! Можно подумать, тебя никогда раньше не приглашали на свидания!</text:p>
      <text:p text:style-name="P44"/>
      <text:p text:style-name="P44">Святые яца! Анон, тебя пригласили на свидание! Я чувствовал, как краска заливает лицо. Уши стали горячими, как угли в камине.</text:p>
      <text:p text:style-name="P44"/>
      <text:p text:style-name="P44"><text:span text:style-name="T1">–</text:span> Эй, полегче! Ты пихаешься, как бульдозер!</text:p>
      <text:p text:style-name="P44"><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
      <text:p text:style-name="P44">Мне казалось, макушка <text:span text:style-name="T1">моего </text:span>черепа сейчас взорвётся, чтобы выпустить пар внутри.</text:p>
      <text:p text:style-name="P44"/>
      <text:p text:style-name="P44"><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4">Мне печалиться не стоит</text:p><text:p text:style-name="P154">Жизнь прекрасна и полн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 —</text:p><text:p text:style-name="P154">Но друзья остались в прошлом,</text:p><text:p text:style-name="P154">Пустота пришла в мой 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 и в этом смех.</text:p></text:note-body></text:note>.</text:p>
      <text:p text:style-name="P44"><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text:p>
      <text:p text:style-name="P44">Только сейчас я заметил помещение, продолжающее в другую сторону выступ входного коридора.</text:p>
      <text:p text:style-name="P44"/>
      <text:p text:style-name="P56">Анон, тебе нужно напихать булыжники в карманы, чтобы не улететь под потолок от счастья!</text:p>
      <text:p text:style-name="P56"/>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text:soft-page-break/>– Ты бы предупреждала, прежде чем войти, что ли? – просипел я. </text:p>
      <text:p text:style-name="P44"><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56">Я посильнее закутался в полотенце. Чёрт, чем дальше, тем больше я чувствовал себя не в своей тарелке.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56">Стараясь отвлечь себя, я спросил:</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44"><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6"/>
      <text:p text:style-name="P44"><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56"/>
      <text:p text:style-name="P56">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56">– Примерно такие. – расхохоталась Селестия. <text:span text:style-name="T13">– С</text:span>пасибо, мне хоть инвалидное кресло не пририсовали!</text:p>
      <text:p text:style-name="P44">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text:soft-page-break/>–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Селестия легла рядом и тепло дунула мне в ухо.</text:p>
      <text:p text:style-name="P44">– <text:span text:style-name="T1">Анон, 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6">Селестия фыркнула.</text:p>
      <text:p text:style-name="P56">–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Селестия закатила глаза.</text:p>
      <text:p text:style-name="P56">–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6"/>
      <text:p text:style-name="P56">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6"><text:soft-page-break/>НИ-ЧЕ-ГО!</text:p>
      <text:p text:style-name="P56"/>
      <text:p text:style-name="P56">Селестия осторожно высвободилась из-под меня и встала с постели.</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3">–</text:span> Иногда хочется забыться, <text:span text:style-name="T13">–</text:span> перехватила мой взгляд аликорница, <text:span text:style-name="T13">–</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42"><text:span text:style-name="T13">–</text:span> А <text:span text:style-name="T1">водку</text:span> у вас принято пить?</text:p>
      <text:p text:style-name="P42"><text:span text:style-name="T13">–</text:span> Некоторые употребляют. Но правительница Эквестрии, пьющая кальвадос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56">–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Она ещё спрашивает! Тебя сейчас можно использовать вместо половичка под её копытами, Анон!</text:p>
      <text:p text:style-name="P5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Селес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56"><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56"><text:soft-page-break/>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
      <text:p text:style-name="P56"><text:span text:style-name="T13">– Это ты называешь </text:span>«<text:span text:style-name="T13">дружбой</text:span>»<text:span text:style-name="T13">? – с </text:span>улыбкой хмыкнул<text:span text:style-name="T13"> я. – </text:span>Мне нравится твоё чувство юмора.</text:p>
      <text:p text:style-name="P56">Аликорница в недоумении взглянула на меня.</text:p>
      <text:p text:style-name="P56"><text:span text:style-name="T13">– Анон, т</text:span>ебе не нравится моя дружба? Ты не принимаешь её? Ты чем-то недоволен?</text:p>
      <text:p text:style-name="P56">Я расхохотался и чуть не поперхнулся водой, плескавшейся у подбородка.</text:p>
      <text:p text:style-name="P56"><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56">Копыто аликорницы закрыло мне рот прежде чем я успел договорить заветное слово.</text:p>
      <text:p text:style-name="P44">– Анон,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Селестия виновато закусила губу и отвернулась.</text:p>
      <text:p text:style-name="P44">–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44"/>
      <text:p text:style-name="P44">…</text:p>
      <text:p text:style-name="P44"/>
      <text:p text:style-name="P44">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44">Среди этого армагеддона стоял мой ангел-хранитель и шептал:</text:p>
      <text:p text:style-name="P44">– Анон… Я не смогу сделать тебя бессмертным… Мне очень жаль… Извини…</text:p>
      <text:p text:style-name="P44">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атиском аликорницы в последние <text:span text:style-name="T1">дни</text:span>, снова сковало стужей душу.</text:p>
      <text:p text:style-name="P44">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44"/>
      <text:p text:style-name="P44">“… пожалуйста, останься…”</text:p>
      <text:p text:style-name="P44">…</text:p>
      <text:p text:style-name="P44"><text:soft-page-break/>Где этот чёртов носок?!</text:p>
      <text:p text:style-name="P44">…</text:p>
      <text:p text:style-name="P44">“… пойми, это эффект лазурного вина…”</text:p>
      <text:p text:style-name="P44">…</text:p>
      <text:p text:style-name="P44">Джинсы узкие, блядь! На мокрое тело хрен натянешь!</text:p>
      <text:p text:style-name="P44">…</text:p>
      <text:p text:style-name="P44">“… ох, я глупая…”</text:p>
      <text:p text:style-name="P44">…</text:p>
      <text:p text:style-name="P44">Так, всё. Шмотки на мне, вроде, ничего не забыл.</text:p>
      <text:p text:style-name="P44"/>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11. <text:span text:style-name="T1">Прощание</text:span></text:h>
      <text:p text:style-name="P56"/>
      <text:p text:style-name="P44">– <text:span text:style-name="T1">Норф!.. Эй, Норф! Ты где?..</text:span></text:p>
      <text:p text:style-name="P56">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6">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7">***</text:p>
      <text:p text:style-name="P44"/>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7">«</text:span>сказочной обезьяне из Вечнодикого леса<text:span text:style-name="T3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7">От нечего делать, стал прислушиваться к полушёпоту, витавшему под сводами зала.</text:p>
      <text:p text:style-name="P7"/>
      <text:p text:style-name="P7">…</text:p>
      <text:p text:style-name="P7"/>
      <text:p text:style-name="P1"><text:span text:style-name="T48">– </text:span><text:span text:style-name="T37">Говорят, в Додж-сити почти не осталось жителей. В местном депо перестали обслуживать паровозы из-за нехватки рабочих. Старик </text:span><text:span text:style-name="T48">–</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48">– </text:span><text:span text:style-name="T52">А из Пинто Крика уже месяц нет новостей…</text:span></text:p>
      <text:p text:style-name="P7"><text:soft-page-break/><text:span text:style-name="T48">– </text:span><text:span text:style-name="T5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6"/>
      <text:p text:style-name="P56">…</text:p>
      <text:p text:style-name="P56"/>
      <text:p text:style-name="P23"><text:span text:style-name="T52">– </text:span>“<text:span text:style-name="T1">Что я могу сделать, чтобы вернуть всё назад?</text:span>”</text:p>
      <text:p text:style-name="P23"><text:span text:style-name="T52">– </text:span><text:span text:style-name="T37">Так и сказала?</text:span></text:p>
      <text:p text:style-name="P1"><text:span text:style-name="T48">– </text:span><text:span text:style-name="T37">Да, </text:span><text:span text:style-name="T40">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3"><text:span text:style-name="T52">– </text:span><text:span text:style-name="T37">Что бы это значило, Флёр?</text:span></text:p>
      <text:p text:style-name="P23"><text:span text:style-name="T52">–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
      <text:p text:style-name="P56">…</text:p>
      <text:p text:style-name="P56"/>
      <text:p text:style-name="P7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
      <text:p text:style-name="P73">…</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3"/>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3">–</text:span> <text:span text:style-name="T1">Ты</text:span>?</text:p>
      <text:p text:style-name="P43">– Привет, Селестия. – подчёркнуто нейтрально обратился я. – Как дела?</text:p>
      <text:p text:style-name="P43">– <text:span text:style-name="T1">Здравствуй,</text:span> <text:span text:style-name="T1">Анон</text:span>. <text:s/><text:span text:style-name="T1">М</text:span>ягко говоря, <text:span text:style-name="T1">н</text:span>е очень.</text:p>
      <text:p text:style-name="P42"><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43"><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7">—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3">— </text:span><text:span text:style-name="T67">и </text:span><text:span text:style-name="T8">н</text:span>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как и мириться, мне не хотелось.</text:p>
      <text:p text:style-name="P43">– Порадовать, к сожалению, нечем. Норфолк Каррус, исчез. Судя по всему, во сне.</text:p>
      <text:p text:style-name="P43">– Норф? О-о-о, нет!</text:p>
      <text:p text:style-name="P43">Селестия в отчаянии села на пол, прижав копыто к виску. Голова её бессильно опустилась. Я никогда ещё не видел Селестию такой <text:span text:style-name="T6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43">–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43">Аликорница подняла голову и <text:span text:style-name="T1">удручённо</text:span> посмотрела на меня.</text:p>
      <text:p text:style-name="P43">–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43">– Может, спросишь Луну, куда деваются пони? Сон по её части.</text:p>
      <text:p text:style-name="P42"><text:soft-page-break/><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43">– Мне поговорить с ней?</text:p>
      <text:p text:style-name="P42"><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44">– Ну зашибись. Тогда она обрадуется следующей новости: я ухожу.</text:p>
      <text:p text:style-name="P44">Селестия еле заметно дрогнула ушами. Она отвернулась и молча смотрела в окно, не показывая эмоций.</text:p>
      <text:p text:style-name="P44">Я продолжил.</text:p>
      <text:p text:style-name="P44">–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Я решил умолчать о том, что после перенесенного унижения мне было в тягость находиться рядом с Селестией. Кобыла и так выглядела неважно.</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44">–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4">Селестия пошла к выходу, увлекая меня за собой.</text:p>
      <text:p text:style-name="P44">–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text:p text:style-name="P44">Явно Селестия заговаривает тебе зубы, Анон! Я подозрительно посмотрел на свёрток.</text:p>
      <text:p text:style-name="P44"/>
      <text:p text:style-name="P44">– А в мешочке что?</text:p>
      <text:p text:style-name="P44">Селестия скофуженно посмотрела в сторону.</text:p>
      <text:p text:style-name="P44">–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у грифонов!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44">–<text:span text:style-name="T1"> Отправляйся, Анон. Очень надеюсь на успех твоей миссии. Обязательно пиши!</text:span></text:p>
      <text:p text:style-name="P56">Селестия повернулась и вышла из зала, подметая хвостом пол.</text:p>
      <text:p text:style-name="P44"/>
      <text:p text:style-name="P49">***</text:p>
      <text:p text:style-name="P44"/>
      <text:p text:style-name="P51">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51">Но со временем магии стало меньше, а мир стал более <text:span text:style-name="T1">твёрд и реален</text:span>.</text:p>
      <text:p text:style-name="P51">–<text:span text:style-name="T1"> Но магия есть и сейчас, ма-ам!</text:span></text:p>
      <text:p text:style-name="P51"><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олени, бизоны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7">–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7">– Ма-ам, а со мной связан элементаль?</text:p>
      <text:p text:style-name="P67">–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7">Так возникли аликорны.</text:p>
      <text:p text:style-name="P67"><text:soft-page-break/>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7">Имя её было Селестия.</text:p>
      <text:p text:style-name="P67">За ней последовала и сестра её, <text:span text:style-name="T13">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7">То есть, всегда.</text:p>
      <text:p text:style-name="P67">Тут и сказке конец. А теперь, Эйприл, залазь на полку и закрывай глазки.</text:p>
      <text:p text:style-name="P67">– Ну ма-ам! Раскажи ещё что-нибудь! Про Сомбру! Или про Дискорда!</text:p>
      <text:p text:style-name="P67">–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0">мино</text:span>тавра?</text:p>
      <text:p text:style-name="P67">– <text:s/>Тебя забрать я ему не дам. А в дядю не тыкай копытом, это невежливо! Спи уже, моя маленькая!</text:p>
      <text:p text:style-name="P67">– Поцелуй меня на ночь, ма-ам!</text:p>
      <text:p text:style-name="P67">– Конечно, моя хорошая…</text:p>
      <text:p text:style-name="P67"/>
      <text:p text:style-name="P44">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90"/>
      <text:h text:style-name="Heading_20_2" text:outline-level="2">12. Понивилль</text:h>
      <text:p text:style-name="P44"/>
      <text:p text:style-name="P43">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3">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43"><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3">.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3">И это ты ещё не видел, что творится в других министерствах, Анонимус! За тысячу лет Нашего отсутствия Сестра превратила М<text:span text:style-name="T35">раморный квартал </text:span>в настоящую обитель лени и казнокрадства!</text:p></text:note-body></text:note></text:span><text:span text:style-name="T4"> </text:span><text:soft-page-break/><text:span text:style-name="T4">Притом эти надменные кочерыжки даже не ценили своей халявы и то и дело жаловались на перегруженность и маленькое жалование.</text:span></text:p>
      <text:p text:style-name="P99"/>
      <text:p text:style-name="P43">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73"/>
      <text:p text:style-name="P43"><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43"><text:span text:style-name="T1">Гостинницы не для тебя, Анон</text:span> <text:span text:style-name="T63">— </text:span><text:span text:style-name="T4">зачем привлекать ненужное внимание</text:span><text:span text:style-name="T63"> к своей особе? </text:span><text:span text:style-name="T4">После всеобщего интереса кантерлотской знати к тебе, как к королевскому любимчику, тебе хочется покоя.</text:span><text:span text:style-name="T63"> Да и собраться с мыслями проще в доме, избавленном от </text:span><text:span text:style-name="T4">гостинничной </text:span><text:span text:style-name="T63">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23"/>
      <text:p text:style-name="P28">***</text:p>
      <text:p text:style-name="P23"/>
      <text:p text:style-name="P23">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2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23">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7"/>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8">–</text:span><text:span text:style-name="T37"> Эй, верзила, поосторожнее, лягать тя в пузо! Куда прёшься-то?</text:span></text:p>
      <text:p text:style-name="P23">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3"><text:soft-page-break/>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44">– Ты <text:span text:style-name="T1">шт</text:span>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text:p>
      <text:p text:style-name="P44">–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text:span text:style-name="T1">Анонимус. Для друзей </text:span>— <text:span text:style-name="T1">Анон</text:span>. Приятно было познакомиться, Эпплджек.</text:p>
      <text:p text:style-name="P44">Я повернулся было уходить.</text:p>
      <text:p text:style-name="P44">– Э-э-э… <text:span text:style-name="T1">Анон</text:span>?</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text:soft-page-break/>–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44">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44"><text:soft-page-break/>– Эпплджек! Сколько можно повторять: <text:span text:style-name="T1">я </text:span>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text:span text:style-name="T1">Анон</text:span>.</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44">–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6">Рэрити оглянулась по сторонам и заговорчески подмигнула мне.</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text:soft-page-break/>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text:span text:style-name="T1">пятнадцать</text:span> лет наблюдал в зеркале.</text:p>
      <text:p text:style-name="P44">–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text:soft-page-break/>13. Расследование <text:span text:style-name="T1">Твайлайт Спаркл</text:span></text:h>
      <text:p text:style-name="P44"/>
      <text:p text:style-name="P44">– Э-э-э… Добрый день?</text:p>
      <text:p text:style-name="P44">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56">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или единорожка смотрела на меня малость раздражённо? Фолиант с громким стуком хлопнулся на пол.</text:p>
      <text:p text:style-name="P44">–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8">исчезновений уже год. Почту за честь работать </text:span><text:span text:style-name="T37">под твоим руководством</text:span><text:span text:style-name="T48">. Погоди немного, я </text:span><text:span text:style-name="T37">от</text:span><text:span text:style-name="T48">систематизирую нужную информацию и расскажу тебе, насколько далеко смогла продвинуться.</text:span></text:p>
      <text:p text:style-name="P42">“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4">, отступило.</text:span></text:p>
      <text:p text:style-name="P44">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44"/>
      <text:p text:style-name="P44">Покашливание единорожки вернуло меня из мира грёз в библиотеку.</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44"/>
      <text:p text:style-name="P44">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Книгоежка аж затопала на месте.</text:p>
      <text:p text:style-name="P44">–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6">Единорожка заметно поскучнела.</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44"><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5">***</text:p>
      <text:p text:style-name="P44"/>
      <text:p text:style-name="P14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разумеется. Ты сама сказала экономить бумагу. – пожал плечами дракончик.</text:p>
      <text:p text:style-name="P56"><text:soft-page-break/>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text:span>А<text:span text:style-name="T13"> что, если…”</text:span></text:p>
      <text:p text:style-name="P56"><text:span text:style-name="T13">– Вот ещё! </text:span>– возмутился дракончик. – Никогда на такое не соглашусь!</text:p>
      <text:p text:style-name="P56">–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7">***</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что за припадок безумия был у Стар Свирла?</text:p>
      <text:p text:style-name="P67"><text:soft-page-break/>–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7">– <text:span text:style-name="T67">Надо же! Ты вторая в Эквестрии после Селестии, кто упоминает о людях. И то, Селестия отзывалась о нас, как о сказочных существах.</text:span></text:p>
      <text:p text:style-name="P67">–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7">– Гм-м. Как-нибудь потом.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6">– То есть, эмм, мы должны сосредоточиться на том, что хотим увидеть?</text:p>
      <text:p text:style-name="P56">–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56">–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56">–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3">— максимум двух пони, </text:span>после чего мне придётся восстанавливаться около трёх месяцев<text:span text:style-name="T13">. С вами же я связана в круг Элементов Гармонии, что позволит мне вызвать магический резонанс и вовлечь в </text:span>Прозрение вас всех<text:span text:style-name="T13">. Поэтому я созвала вас и рассчитываю на вашу помощь.</text:span></text:p>
      <text:p text:style-name="P56">–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56"><text:soft-page-break/>–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6">– Эмм, если не опаснее радуги, это хорошо. Тогда я, пожалуй, не буду предупреждать Ангела…</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поняши!</text:p>
      <text:p text:style-name="P56">– А кто ссорится-то, Твай? Рэрка думает, што никто не знает про её поникена-жеребца со вставным резиновым…</text:p>
      <text:p text:style-name="P56">– ЭППЛДЖЕК!!!</text:p>
      <text:p text:style-name="P56">– Я хотя б думать собираюсь об Эквестрии! И о том, што миру грозит опасность! Не то, што некоторые!</text:p>
      <text:p text:style-name="P56">–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44"/>
      <text:p text:style-name="P56">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8"/>
      <text:p text:style-name="P67">Дата: 12.04.2142 А.<text:span text:style-name="T13">C</text:span>.</text:p>
      <text:p text:style-name="P67">Эксперимент: заклинание Прозрения</text:p>
      <text:p text:style-name="P67">Испытуемая: Эпплджек</text:p>
      <text:p text:style-name="P67">Синопсис: запись сна со слов испытуемой</text:p>
      <text:p text:style-name="P67">Замечания: после эксперимента в гриве у испытуемой появился седой локон.</text:p>
      <text:p text:style-name="P68"/>
      <text:p text:style-name="P68">~~~</text:p>
      <text:p text:style-name="P1">Я посмотрела на застывшее у моих ног<text:span text:style-name="T1"> тело</text:span>.</text:p>
      <text:p text:style-name="P3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30"><text:soft-page-break/>“Как её зовут? Запамятовала… Дочка Бловбола, я его ещё последним втащила, прежде чем дверь затворилась. Как же её зовут-то?”</text:p>
      <text:p text:style-name="P8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0"><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45">”</text:span></text:p>
      <text:p text:style-name="P18">Я остановилась перед дверью. Четыре ярда брони отделяли меня от Эквестрии. Четыре ярда и двадцать пять лет.</text:p>
      <text:p text:style-name="P30"><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5">ведь </text:span><text:span text:style-name="T51">я — одна из немногих, кто ещё видел тебя вживую. Пусть светит солнце, а уж найти Эпплснэка я смогу. Мне больше ничего не надо.”</text:span></text:p>
      <text:p text:style-name="P53"/>
      <text:p text:style-name="P7">Я прошла сквозь дверь.</text:p>
      <text:p text:style-name="P7">Снаружи вставало солнце. Размытое <text:span text:style-name="T3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7">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42">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42">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57"> </text:span><text:span text:style-name="T46">Видения этих городов</text:span><text:span text:style-name="T57"> дрожали, <text:s/>пересекались </text:span><text:span text:style-name="T46">и постоянно множились</text:span><text:span text:style-name="T57">.</text:span></text:p>
      <text:p text:style-name="P55">У меня дико заболела голова, мне казалось, она вылезет из шляпы распухшим шаром. Я закрыла глаза.</text:p>
      <text:p text:style-name="P67"/>
      <text:p text:style-name="P67">Примечание: ПипБак? Стойло?</text:p>
      <text:p text:style-name="P1"/>
      <text:p text:style-name="P6">***</text:p>
      <text:p text:style-name="P1"/>
      <text:p text:style-name="P67">Дата: 12.04.<text:span text:style-name="T13">2142</text:span> А.С.</text:p>
      <text:p text:style-name="P67">Эксперимент: заклинание Прозрения</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7">—</text:span><text:span text:style-name="T18"> </text:span><text:span text:style-name="T67">всё, что удалось от неё добиться.</text:span></text:p>
      <text:p text:style-name="P1"/>
      <text:p text:style-name="P28">~~~</text:p>
      <text:p text:style-name="P30">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8">Примечание: человеки?</text:p>
      <text:p text:style-name="P8"/>
      <text:p text:style-name="P6">***</text:p>
      <text:p text:style-name="P56"/>
      <text:p text:style-name="P67">Дата: 12.04.<text:span text:style-name="T13">2142</text:span> А.С.</text:p>
      <text:p text:style-name="P67">Эксперимент: заклинание Прозрения</text:p>
      <text:p text:style-name="P67">Испытуемая: Рэрити</text:p>
      <text:p text:style-name="P67">Синопсис: запись сна со слов испытуемой</text:p>
      <text:p text:style-name="P67">Замечания: замечаний нет</text:p>
      <text:p text:style-name="P67"/>
      <text:p text:style-name="P52">~~~</text:p>
      <text:p text:style-name="P1"><text:span text:style-name="T3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30"><text:span text:style-name="T1">Примечание:</text:span> <text:span text:style-name="T51">чёрный экран?</text:span></text:p>
      <text:p text:style-name="P53"/>
      <text:p text:style-name="P57">***</text:p>
      <text:p text:style-name="P56"/>
      <text:p text:style-name="P67">Дата: 12.04.<text:span text:style-name="T13">2142</text:span> А.С.</text:p>
      <text:p text:style-name="P67">Эксперимент: заклинание Прозрения</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52">~~~</text:p>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е: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
      <text:p text:style-name="P67">Дата: 12.04.<text:span text:style-name="T13">2142</text:span> А.С.</text:p>
      <text:p text:style-name="P67">Эксперимент: заклинание Прозрения</text:p>
      <text:p text:style-name="P67">Испытуемая: Флаттершай</text:p>
      <text:p text:style-name="P67">Синопсис: описание пробуждения испытуемой</text:p>
      <text:p text:style-name="P67">Замечания: получить описание сна оказалось невозможным. </text:p>
      <text:p text:style-name="P67"/>
      <text:p text:style-name="P52">~~~</text:p>
      <text:p text:style-name="P67">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text:soft-page-break/>* Примечание: при виде кексиков истерика случилась с Пинки Пай.</text:p>
      <text:p text:style-name="P67"/>
      <text:p text:style-name="P6">***</text:p>
      <text:p text:style-name="P1"/>
      <text:p text:style-name="P30">Сим повелеваем прекратить дальнейшие эксперименты<text:span text:style-name="T35"> с использованием </text:span><text:span text:style-name="T36">заклинания Прозрения</text:span>, дабы не возмущать ткань сновидений и не подвергать опасности физическое и психическое здоровье пони.</text:p>
      <text:p text:style-name="P30"/>
      <text:p text:style-name="P3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8"/>
      <text:h text:style-name="Heading_20_2" text:outline-level="2">14. Знакомство с <text:span text:style-name="T1">Рэйнбоу </text:span>Дэш</text:h>
      <text:h text:style-name="Heading_20_2" text:outline-level="2"/>
      <text:p text:style-name="P61">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61">Обмакнув перо в чернила, я начал письмо.</text:p>
      <text:p text:style-name="P67"/>
      <text:p text:style-name="P67">Привет, Сел (несмотря ни на что, мне всё же хочется называть тебя так. Ты же не против?).</text:p>
      <text:p text:style-name="P67">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6"/>
      <text:p text:style-name="P56">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7"/>
      <text:p text:style-name="P67">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7">К сожалению, Луна запретила Твайлайт дальнейшие изыскания в этой сфере, что создало юридическую преграду для исследований.</text:p>
      <text:p text:style-name="P56"/>
      <text:p text:style-name="P56">…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6"/>
      <text:p text:style-name="P67">Кроме того, Твайлайт сожгла кучу оборудования, что обусловило невозможность дальнейших исследований физически.</text:p>
      <text:p text:style-name="P67"/>
      <text:p text:style-name="P56"><text:soft-page-break/>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6">Ась? Секунду назад там никого не было!</text:p>
      <text:p text:style-name="P56">Я моргнул, но пегаска не исчезла.</text:p>
      <text:p text:style-name="P56"/>
      <text:p text:style-name="P56">–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6">Лёгкой хрипотцой и короткой стрижкой пегаска напоминала мальчишку.</text:p>
      <text:p text:style-name="P56">– А что такого с твоим домом? – поинтересовался я.</text:p>
      <text:p text:style-name="P56">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6">– Он опускается. – нехотя ответила пегаска и спрыгнула с подоконника. – Ещё пару месяцев — и я буду жить на земле, как какая-нибудь земнопони!</text:p>
      <text:p text:style-name="P56">Пегаска подошла к столу, встала на задние ноги и положила передние на столешницу.</text:p>
      <text:p text:style-name="P56">– Рэйнбоу Дэш! – отрекомендовалась пегаска. – А ты Анон, верно?</text:p>
      <text:p text:style-name="P56">Пегаска протянула мне копыто.</text:p>
      <text:p text:style-name="P56">Я уже протянул было руку, но тут увидел нечто, после чего мне на глаза медленно опустилась красная пелена.</text:p>
      <text:p text:style-name="P56">Бля-а-а!</text:p>
      <text:p text:style-name="P56">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56">Полчаса работы к чёрту.</text:p>
      <text:p text:style-name="P56">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56">– Так это… Я могу чем-нибудь помочь?</text:p>
      <text:p text:style-name="P56">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6">– Можешь! – наконец придумал я, как мне казалось, остроумный ответ. – Надо принести кое-чего.</text:p>
      <text:p text:style-name="P56">–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6">– Не, так далеко не надо. – остановил я её с ухмылкой. – Сгоняй-ка за пивом. У меня как раз закончилось.</text:p>
      <text:p text:style-name="P56">Пегаска застыла на месте, не веря услышанному.</text:p>
      <text:p text:style-name="P56">–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56">Пегаска крутанулась на месте и молнией вылетела из комнаты — аж окно хлопнуло.</text:p>
      <text:p text:style-name="P56">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6"/>
      <text:p text:style-name="P67"><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7"/>
      <text:p text:style-name="P56">БАЦ!</text:p>
      <text:p text:style-name="P56">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6">– Вот тебе твоё пиво, Анон! В жизни меня так не унижали!</text:p>
      <text:p text:style-name="P56">Пегаска смотрела на меня с вызовом и осуждением.</text:p>
      <text:p text:style-name="P56">– Извини, если пиво НЕ ТОЙ марки, но ты не удосужился назвать мне свою любимую! – съязвила пегаска.</text:p>
      <text:p text:style-name="P56">Я набрал воздуха в грудь побольше, чтобы взорваться гневной отповедью, но, неожиданно для себя рассмеялся.</text:p>
      <text:p text:style-name="P56">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56">Смех рвался наружу мощым потоком, я просто ухахатывался, упав под стол.</text:p>
      <text:p text:style-name="P56">– Странный ты какой-то! – заявила пегаска, озадаченно потирая затылок. – Сначала даёшь дурацкие задания, а потом сам же с них смеёшься.</text:p>
      <text:p text:style-name="P56">Дэш сложила передние ноги на груди и продолжила.</text:p>
      <text:p text:style-name="P56">–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6">Я отсмеялся, наклонился через стол и потрепал пегаску по чёлке. Та в ответ с готовностью подставила голову.</text:p>
      <text:p text:style-name="P56">–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56">–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6">…</text:p>
      <text:p text:style-name="P56">А ведь пегаска говорит дело! Из того, что я помню, эта зебра-шаманка иногда даже выручала Твайлайт. Визит к ней будет совсем не лишним.</text:p>
      <text:p text:style-name="P56">– Ты права. Буду тебе признателен, если покажешь мне завтра утром, где живёт Зекора.</text:p>
      <text:p text:style-name="P56">Пегаска отрицательно помотала головой.</text:p>
      <text:p text:style-name="P56">–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6"/>
      <text:p text:style-name="P56">Вот чёрт! Походу, сон на сегодня отменяется. Я спрятал письмо в стол, накинул на плечи куртку и пошёл к выходу.</text:p>
      <text:p text:style-name="P56">Пегаска по-прежнему стояла у стола, делая вид, что её это не касается.</text:p>
      <text:p text:style-name="P56"/>
      <text:p text:style-name="P56"><text:soft-page-break/>– Эмм. Так мы идём к Зекоре, или нет? Я думал, ты хотела помочь.</text:p>
      <text:p text:style-name="P56">Пегаска скорчила недовольную мордочку.</text:p>
      <text:p text:style-name="P56">– Вы, человеки, все такие не клёвые?</text:p>
      <text:p text:style-name="P56">– ?</text:p>
      <text:p text:style-name="P56">Пегаска принялась загибать копыта.</text:p>
      <text:p text:style-name="P56">– Я тебе принесла пиво — это раз! Подала идею с Зекорой — это два! А где моё вознаграждение???</text:p>
      <text:p text:style-name="P56">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6">– Сколько ты хочешь за помощь, Рэйнбоу Дэш? – спросил я ровным голосом и звякнул монетами.</text:p>
      <text:p text:style-name="P56">Пегаска скривила губы и отодвинула от себя мешочек.</text:p>
      <text:p text:style-name="P56">– Какой ты глупый! А ещё из Кантерлота! Мне не нужны твои серебряшки!</text:p>
      <text:p text:style-name="P56">– Чего же ты хочешь? Золотяшек? – саркастически спросил я.</text:p>
      <text:p text:style-name="P56">Пегаска уселась вплотную ко мне и поддела головой мою руку.</text:p>
      <text:p text:style-name="P56">– Почесушек! И не говори мне, что не умеешь! Ты только что делал это совершенно бесплатно!</text:p>
      <text:p text:style-name="P56">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6">– Да. Да. Так. Гы. Ещё. Вот так. Кру-у-у-то-о-о!</text:p>
      <text:p text:style-name="P56">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56">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6"/>
      <text:p text:style-name="P56">…</text:p>
      <text:p text:style-name="P56"/>
      <text:p text:style-name="P56">–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6">Пегаска с хрустом потянулась.</text:p>
      <text:p text:style-name="P56">– А я категорически против этого!</text:p>
      <text:p text:style-name="P44"/>
      <text:p text:style-name="P45">***</text:p>
      <text:p text:style-name="P44"/>
      <text:p text:style-name="P44">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44">Я старался шагать по шпалам, чтобы не сбивать шаг. Очертания пегаски расплывались впереди на границе освещённого участка.</text:p>
      <text:p text:style-name="P56">– И как там, в Кантерлоте? Прикольно? Давненько там не была.</text:p>
      <text:p text:style-name="P56">–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6"><text:soft-page-break/>–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6">Пегаска мечтательно вздохнула.</text:p>
      <text:p text:style-name="P56">– Что за чувство? – Я старался успевать за пегаской, для чего мне пришлось перейти на быстрый шаг.</text:p>
      <text:p text:style-name="P56">–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56">Я не поверил своим ушам.</text:p>
      <text:p text:style-name="P56">– Тебе угрожали клаудсдейлские пегасы? Тебе пришлось бросить дом?</text:p>
      <text:p text:style-name="P56">Пегаска фыркнула.</text:p>
      <text:p text:style-name="P56">–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6">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56">– Так и перестала бы с ними драться. В чём проблема?</text:p>
      <text:p text:style-name="P56">Я не мог различить выражения мордочки Дэш в полутьме, но сопение пегаски выдало её волнение.</text:p>
      <text:p text:style-name="P56">– Они задирали Флаттершай. Она не могла им ответить. Она же не я!</text:p>
      <text:p text:style-name="P56">– А ты хотела бы вернуться?</text:p>
      <text:p text:style-name="P56">– Нет! – пегаска остановилась перед выросшей из темноты палаткой. За открытым пологом стоял непроглядный мрак.</text:p>
      <text:p text:style-name="P56">–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6">– А если она уже спит? – тоже шёпотом ответил я Дэш. – Как-то неудобно её будить.</text:p>
      <text:p text:style-name="P56">– Входи, Тот-Кого-Нет. – раздался вдруг низкий голос в темноте. – И ты, маленькая пегаска, тоже не стой на пороге.</text:p>
      <text:p text:style-name="P56">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56">Я закашлялся. На табак это не похоже, зебра явно курила травку.</text:p>
      <text:p text:style-name="P56">– Добрый вечер! – начал я. – Мы не знакомы, но Рэйнбоу Дэш посоветовала мне обратиться к вам. Я ищу ответы на пару вопросов.</text:p>
      <text:p text:style-name="P56">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56">– Я ищу любую информацию про Великое Откровение и Чёрный Экран. Буду очень признателен, если…</text:p>
      <text:p text:style-name="P56">– Молчи! Ничего не говори! – перебила меня Зекора.</text:p>
      <text:p text:style-name="P56">Заметив мой удивлённый взгляд, она объяснила:</text:p>
      <text:p text:style-name="P56">– Мало времени. Не у меня — у тебя. Другое Всё гонится за тобой и я не знаю, сколько тебе отмерено.</text:p>
      <text:p text:style-name="P56"><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56">–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7"/>
      <text:p text:style-name="P67">«…Старый Свамбе говорит вам, маленькие иго-го, и вам, взрослые воины Нзака, и вам <text:span text:style-name="T6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7"/>
      <text:p text:style-name="P56">Зекора захлопнула книгу.</text:p>
      <text:p text:style-name="P56">– Это всё, что я могу сказать тебе, Тот-Кого-Нет.</text:p>
      <text:p text:style-name="P56"/>
      <text:p text:style-name="P56">Проклятье! И ради этого я тащился сюда посреди ночи?</text:p>
      <text:p text:style-name="P56"/>
      <text:p text:style-name="P56">–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56">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56"/>
      <text:p text:style-name="P56">Я был готов к тому, что зебра разозлится и выставит меня из шатра. Но Зекора только фыркнула.</text:p>
      <text:p text:style-name="P56">–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6">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56">– Зекора, почему ты называешь Анона Тем-Кого-Нет?</text:p>
      <text:p text:style-name="P56">В темноте сверкнула белозубая улыбка зебры.</text:p>
      <text:p text:style-name="P56">– Потому что когда я смотрю на дорогого твоему сердцу Анона, я вижу Ничто.</text:p>
      <text:p text:style-name="P56">Мне стало нехорошо.</text:p>
      <text:p text:style-name="P56"/>
      <text:p text:style-name="P57">***</text:p>
      <text:p text:style-name="P56"/>
      <text:p text:style-name="P56">Мы возвращались по ночному лесу к железной дороге. Пегаска летела возле меня на высоте груди.</text:p>
      <text:p text:style-name="P56">– Интересно, что Зекора имела в виду, когда говорила, что за тобой гонится Другое Всё? И как можно видеть Ничто?</text:p>
      <text:p text:style-name="P56">– Не обращай внимания. Когда курят траву, и не такое видят.</text:p>
      <text:p text:style-name="P56"><text:soft-page-break/>–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6">Пегаска начала боксировать воздух. Я расхохотался.</text:p>
      <text:p text:style-name="P56">– Спасибо, Рэйнбоу Дэш! Я тронут.</text:p>
      <text:p text:style-name="P56">– Да ладно, Анон, чего уж там. – засмущалась пегаска. – Друзья иначе и не поступают. <text:span text:style-name="T67">И вот что. Зови меня Дэш! А то и мне придётся звать тебя полным именем, а я этого не выношу.</text:span></text:p>
      <text:p text:style-name="P56">Я кивнул и легонько хлопнул пегаску по крупу, принимая её предложение. Та скосила на меня вишнёвый глаз и фыркнула.</text:p>
      <text:p text:style-name="P56">–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56">Я фейспалмнул.</text:p>
      <text:p text:style-name="P1"/>
      <text:h text:style-name="Heading_20_2" text:outline-level="2">15. День сурка</text:h>
      <text:p text:style-name="P23"/>
      <text:p text:style-name="P7">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
      <text:p text:style-name="P8">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26"/>
      <text:p text:style-name="P16">Дорога исчезла в снежном сугробе.</text:p>
      <text:p text:style-name="P16"/>
      <text:p text:style-name="P8">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8"/>
      <text:p text:style-name="P7">Дрожащий круг света наткнулся на очертания белой фигуры.</text:p>
      <text:p text:style-name="P56">– Здравствуй, Анониму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text:soft-page-break/>вспоминал, как она 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в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7"><text:span text:style-name="T52">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хотя бы твоим другом?</text:p>
      <text:p text:style-name="P56">Аликорница тихо засмеялась, защекотав мне ухо.</text:p>
      <text:p text:style-name="P56">–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стужу. Я обнимал аликорницу и мне было хорошо.</text:p>
      <text:p text:style-name="P56"/>
      <text:p text:style-name="P7">Где-то вдали, на пределе слышимости послышался стук.</text:p>
      <text:p text:style-name="P7"/>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text:p>
      <text:p text:style-name="P7">Стук стал громче.</text:p>
      <text:p text:style-name="P56">–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56"/>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6"/>
      <text:p text:style-name="P7"><text:soft-page-break/>…</text:p>
      <text:p text:style-name="P7"/>
      <text:p text:style-name="P7">Тук-тук-тук.</text:p>
      <text:p text:style-name="P7">Я заворочался в постели, стараясь удержать ускользающий сон. Потянувшись за одеялом, рукой упёрся во что-то тёплое.</text:p>
      <text:p text:style-name="P7">Тук-тук-тук!</text:p>
      <text:p text:style-name="P7">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7">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Анон.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7">Вручив конверт, пегаска улетела. Я присел на крыльцо, яростно массируя виски и вспоминая вчерашнее…</text:p>
      <text:p text:style-name="P7"/>
      <text:p text:style-name="P15">***</text:p>
      <text:p text:style-name="P7"/>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8">—</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7">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7"/>
      <text:p text:style-name="P7">…</text:p>
      <text:p text:style-name="P7"/>
      <text:p text:style-name="P56"><text:soft-page-break/>–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 А, по-моему, ты перепутала, Скуталу. Мыслью направляется <text:span text:style-name="T13">заклинание П</text:span>розрения<text:span text:style-name="T13">.</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4"><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Прозрения…</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6">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родолжить аналогию с садовым шлангом <text:span text:style-name="T13">—</text:span>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6"><text:soft-page-break/>–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Я всего лишь единорог, не то, что некоторые!</text:span><text:span text:style-name="T48"> </text:span><text:span text:style-name="T37">Мощнее ускорителя только магия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text:span text:style-name="T1">Анон</text:span>.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6"><text:span text:style-name="T48">– Я </text:span><text:span text:style-name="T52">всегда буду оставаться в тени. </text:span><text:span text:style-name="T48">– </text:span><text:span text:style-name="T52">хлюпала единорожка. </text:span><text:span text:style-name="T48">–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108"><text:span text:style-name="T13">– </text:span>Ты?!</text:p>
      <text:p text:style-name="P108"><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8"><text:span text:style-name="T13">– М</text:span>ожет, тогда ты скажешь, что в нём пошло не так и почему к вам попал я, а не сверхаликорн?</text:p>
      <text:p text:style-name="P108"><text:span text:style-name="T13">– </text:span>Не скажу. Заклинания Стар Свирла Бородатого обычно если срабатывают, то без ошибок.</text:p>
      <text:p text:style-name="P56"><text:span text:style-name="T13">– Если </text:span>только <text:span text:style-name="T13">их правильно вызывают. – </text:span>пробурчал Спайк, возвращаясь в корзинку.</text:p>
      <text:p text:style-name="P56">Я озадаченно взглянул на единорожку.</text:p>
      <text:p text:style-name="P42"><text:span text:style-name="T13">–</text:span> <text:span text:style-name="T1">Эмм. </text:span>Что он имел ввиду?</text:p>
      <text:p text:style-name="P42"><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3">–</text:span> <text:span text:style-name="T1">е</text:span>динорожка опустила голову.</text:p>
      <text:p text:style-name="P42"><text:span text:style-name="T13">– </text:span><text:span text:style-name="T1">Да, завершилось всё препаршиво. Принцесса Луна сказала, лучше бы её обратно на луну закинули.</text:span></text:p>
      <text:p text:style-name="P73">Единорожка с жаром закивала.</text:p>
      <text:p text:style-name="P42"><text:span text:style-name="T13">–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42"><text:span text:style-name="T13">– </text:span><text:span text:style-name="T1">Хм. Нет.</text:span></text:p>
      <text:p text:style-name="P42"><text:span text:style-name="T13">– </text:span><text:span text:style-name="T1">А друзья?</text:span></text:p>
      <text:p text:style-name="P42"><text:soft-page-break/><text:span text:style-name="T13">– </text:span><text:span text:style-name="T1">У меня был друг. Погиб два месяца назад.</text:span></text:p>
      <text:p text:style-name="P73">Уши единорожки опустились в печали.</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3">–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23">Единорожка покраснела и пробормотала нечто вроде: <text:span text:style-name="T37">«кстати, это идея…»</text:span></text:p>
      <text:p text:style-name="P1"><text:span text:style-name="T13">–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7">.</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
      <text:p text:style-name="P56">«<text:span text:style-name="T33">Чужестранец-примат разбил сердце нашей обожаемой Селестии! Двор в отчаянии </text:span><text:span text:style-name="T17">—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6"/>
      <text:p text:style-name="P56">Папарацци хреновы!</text:p>
      <text:p text:style-name="P56">У меня засосало под ложечкой. Понятно, что писаки преувеличивают. Но всё же… Всё же надо черкнуть коняге письмо. Спросить, всё ли в порядке?</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6"><text:span text:style-name="T13">– </text:span>Привет, Эй-Джей! У тебя проблемы?</text:p>
      <text:p text:style-name="P56"><text:span text:style-name="T13">– </text:span>Привет, сахарок. <text:span text:style-name="T13">– </text:span>озабоченно поприветствовала меня фермерша.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3">– </text:span>А ты, Большой Мак, вместо того, ш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56"><text:soft-page-break/>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56"><text:span text:style-name="T13">–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3">–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pan text:style-name="T13">– Г</text:span>отово. Принимай работу, хозяйка!</text:p>
      <text:p text:style-name="P56">Эпплджек присвистнула и стиснула меня в сокрушающих объятиях.</text:p>
      <text:p text:style-name="P56"><text:span text:style-name="T13">–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56">Кобылка строго посмотрела на брата.</text:p>
      <text:p text:style-name="P56"><text:span text:style-name="T13">– </text:span><text:s/>А перегруза не будет, половину товара Макинтош на себе дотащит.</text:p>
      <text:p text:style-name="P56"/>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3">– </text:span>Этой… Бери… Сам делал… Ток не говори никому, лады?</text:p>
      <text:p text:style-name="P56">Я кивнул и сунул флягу за пазуху. Биг Мак молниеносно накрыл дерюгой подсумок и через мгновение за телегу заглянула Эпплджек.</text:p>
      <text:p text:style-name="P56"><text:span text:style-name="T13">–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6"><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56"/>
      <text:p text:style-name="P56">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7">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7">объявляла вывеска.</text:span></text:p>
      <text:p text:style-name="P59">Ну что же, Анон, если тебе повезёт, ты найдёшь тут пару блюд без травы!</text:p>
      <text:p text:style-name="P59"/>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oft-page-break/><text:span text:style-name="T13">– </text:span>Свободно? <text:span text:style-name="T13">– </text:span>спросил я у единственной пони, сидящей за столиком.</text:p>
      <text:p text:style-name="P56"><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6"><text:span text:style-name="T13">– <text:s/></text:span>Пирог с грибами, яишницу и чизкейк<text:span text:style-name="T13"> – </text:span>сообщил я подошедшей официантке.</text:p>
      <text:p text:style-name="P56"><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ак подушка, к тому же.</text:p>
      <text:p text:style-name="P56"><text:span text:style-name="T13">– </text:span>И салат «по-кантерлотски». <text:span text:style-name="T13">– добавил я к заказу я, удивляясь, причём тут подушка?</text:span></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3">– </text:span>Вы, наверное, ждёте кого-то?</text:p>
      <text:p text:style-name="P58"><text:span text:style-name="T13">– </text:span>Неа.</text:p>
      <text:p text:style-name="P58"><text:span text:style-name="T13">– </text:span>Просто обедаете?</text:p>
      <text:p text:style-name="P58"><text:span text:style-name="T13">– </text:span>Неа.</text:p>
      <text:p text:style-name="P58"><text:span text:style-name="T13">– </text:span>Просто сидите и мрачно смотрите на меня?</text:p>
      <text:p text:style-name="P58"><text:span text:style-name="T13">– </text:span>Неа.</text:p>
      <text:p text:style-name="P58"/>
      <text:p text:style-name="P58">Хм, а эта пони не из разговорчивых. Ну ладно.</text:p>
      <text:p text:style-name="P50"/>
      <text:p text:style-name="P58"><text:span text:style-name="T13">– </text:span>А что же вы делаете?</text:p>
      <text:p text:style-name="P58"><text:span text:style-name="T13">– </text:span>Веселюсь. <text:span text:style-name="T13">– </text:span>мрачно заявила пони.</text:p>
      <text:p text:style-name="P58"><text:span text:style-name="T13">–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3">– </text:span>Привет, Нон-нон!</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
      <text:p text:style-name="P58"><text:span text:style-name="T13">– </text:span>Мы с вами раньше встречались?</text:p>
      <text:p text:style-name="P58"><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3">– </text:span>Оставь, Салвер.<text:span text:style-name="T13"> </text:span>Ему за счёт заведения.</text:p>
      <text:p text:style-name="P56"><text:span text:style-name="T13">– </text:span>Ясно, мисс Пинки. <text:span text:style-name="T13">– </text:span>официантка кивнула и ушла.</text:p>
      <text:p text:style-name="P56"><text:span text:style-name="T13">– Ч</text:span>его-о-о?<text:span text:style-name="T13"> </text:span>Так это твой бар?</text:p>
      <text:p text:style-name="P56"><text:span text:style-name="T13">– </text:span>Агась. <text:span text:style-name="T13">– </text:span>поняха развела копыт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text:soft-page-break/>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3">– </text:span>Тихо-тихо. <text:span text:style-name="T13">– </text:span>я оглянулся на посетителей. Поняху определённо надо было успокоить: шёпот Пинки, наверное, был слышен даже на улице. <text:span text:style-name="T13">– </text:span>Не вспоминай опять. Давай лучше выпьем на брудершафт. За знакомство.</text:p>
      <text:p text:style-name="P56"><text:span text:style-name="T13">– </text:span>Агась! <text:span text:style-name="T13">– согласно </text:span>кивнула пони, придвигая ко мне бутылку. <text:span text:style-name="T13">– </text:span>Хотя ты и так уже знаком со мной, глупенький Нон-нон,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3">– </text:span>У меня есть идея получше. <text:span text:style-name="T13">– </text:span>на свет показалась фляга Большого Макинтоша.</text:p>
      <text:p text:style-name="P56"><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3">– </text:span>Починил телегу. Только молчок про самогон, раз уж ты в курсе. <text:span text:style-name="T13">– </text:span>я разлил сидр по чашкам.</text:p>
      <text:p text:style-name="P56"><text:span text:style-name="T13">– </text:span>Да ты что?! Чтоб я раз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56"><text:s/>Сидр Биг Мака на вкус был безобидным, чуть забродившим яблочным соком. Я опорожнил свою чашку и заявил Пинки:</text:p>
      <text:p text:style-name="P56"><text:span text:style-name="T13">– </text:span>Эт-то ты наз-зваишь с-суфер-д-дуфер-с-сильн..?</text:p>
      <text:p text:style-name="P56">?!!</text:p>
      <text:p text:style-name="P56">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56"><text:span text:style-name="T13">– У </text:span>тебя такая смешная мордочка! <text:span text:style-name="T13">– </text:span>захихикали Пинки, покачиваясь. <text:span text:style-name="T13">– </text:span>Как будто ты <text:span text:style-name="T67">подкову </text:span>в пироге обнаружил. Ик! Или Селестию в ванной.</text:p>
      <text:p text:style-name="P56">Это сравнение пробудило во мне полузабытое воспоминание.</text:p>
      <text:p text:style-name="P56"><text:span text:style-name="T13">– </text:span>Эмм… Скажи-ка мне, мой друг П-п-пинки… Легенда про фаэри <text:span text:style-name="T18">— </text:span><text:span text:style-name="T67">эт правда?</text:span></text:p>
      <text:p text:style-name="P56"><text:span text:style-name="T18">– </text:span><text:span text:style-name="T67">Какая из? Их много, вообще-то. Ик!</text:span></text:p>
      <text:p text:style-name="P56"><text:span text:style-name="T18">– </text:span><text:span text:style-name="T67">Про принцесс. Про то, что они фаэри, спустившиеся с неба во плоти, чтоб помогать пони управлять Эквестрией?</text:span></text:p>
      <text:p text:style-name="P56"><text:span text:style-name="T18">– Н</text:span><text:span text:style-name="T67">он-нон, </text:span><text:span text:style-name="T18">– </text:span><text:span text:style-name="T67">захихикала Пинки, взъерошив копытами розовые кудряшки и попытавшись соорудить из них бороду, </text:span><text:span text:style-name="T18">–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56"><text:span text:style-name="T18">–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8">– </text:span><text:span text:style-name="T67">Ты что-о-о! Нельзя любить фаэри! Она похитит твоё сердце, и ты будешь искать её, пока не… </text:span><text:span text:style-name="T18">– </text:span><text:span text:style-name="T67">Пинки погрузилась мордочкой в так и не съеденный салат «по-кантерлотски» и захрапела.</text:span></text:p>
      <text:p text:style-name="P56"><text:span text:style-name="T18">– </text:span><text:span text:style-name="T67">Пока не умру?</text:span></text:p>
      <text:p text:style-name="P56"><text:span text:style-name="T18">– </text:span><text:span text:style-name="T67">Нет, глупенький. </text:span><text:span text:style-name="T18">– </text:span><text:span text:style-name="T67">пробулькала Пинки из миски. </text:span><text:span text:style-name="T18">– </text:span><text:span text:style-name="T67">Пока не найдёшь.</text:span></text:p>
      <text:p text:style-name="P59"><text:soft-page-break/>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9">БАМММ!!!</text:p>
      <text:p text:style-name="P59">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9"><text:span text:style-name="T13">– </text:span>Судя по тому, как ты стремительно сбежал от меня не попрощавшись, у тебя проблемы. <text:span text:style-name="T13">– </text:span>заметила с укором кобылка. <text:span text:style-name="T13">– </text:span>Странно, мы, вроде, только сегодня познакомились.</text:p>
      <text:p text:style-name="P59"><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9"><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9"><text:span text:style-name="T13">– </text:span>У нас?</text:p>
      <text:p text:style-name="P59">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9"><text:span text:style-name="T13">– </text:span>Сто-о-ой! <text:span text:style-name="T13">– </text:span>заорал я. <text:span text:style-name="T13">– </text:span>Выпрыгивай из бочки!!!</text:p>
      <text:p text:style-name="P59">Кобылка-пилот улыбнулась и постукала копытцем по шлему, показывая, что не слышит меня.</text:p>
      <text:p text:style-name="P59"><text:soft-page-break/><text:span text:style-name="T13">– </text:span>Выпрыгива-а-а… <text:span text:style-name="T13">–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
      <text:p text:style-name="P5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
      <text:p text:style-name="P59"><text:span text:style-name="T13">– </text:span>Э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3">– </text:span>Смотри, вот те и ответ на вопрос, куда деваются пони!</text:p>
      <text:p text:style-name="P59"><text:span text:style-name="T13">– </text:span>Где? <text:span text:style-name="T13">– </text:span>единорожка начала оглядываться.</text:p>
      <text:p text:style-name="P59"><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9"><text:span text:style-name="T13">– </text:span>И что? Я всё равно не пойму, куда деваются пони? И куда пропала Скуталу?</text:p>
      <text:p text:style-name="P59"><text:span text:style-name="T13">– Я </text:span>их ем. <text:span text:style-name="T13">– </text:span>зверски ухмыльнувшись, сообщил я кобылкам. <text:span text:style-name="T13">– </text:span>Мне нравятся пони. Особенно я люблю непослушных жеребят.</text:p>
      <text:p text:style-name="P59">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
      <text:p text:style-name="P60">***<text:line-break/></text:p>
      <text:p text:style-name="P7">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Анонимусу, Понивилль.</text:p>
      <text:p text:style-name="P8">От кого: Кантерлот, Дворец, Королевский Секретариат Её Высочества, Дневной Главы Диархии, Принцессы Селестии.</text:p>
      <text:p text:style-name="P56"/>
      <text:p text:style-name="P69">Приветствую тебя, мой маленький человек!</text:p>
      <text:p text:style-name="P6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9"><text:soft-page-break/>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9">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9"><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text:soft-page-break/>Анон,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3">P.S. Н</text:span>е гневите мироздание воровством! <text:span text:style-name="T33">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Анон!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9"/>
      <text:p text:style-name="P51">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6. Мэйнхэттен</text:h>
      <text:p text:style-name="P92"/>
      <text:p text:style-name="P59"><text:span text:style-name="T13">–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3">– </text:span>Не отсылается. Глюк какой-то.</text:p>
      <text:p text:style-name="P59">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 написать солнцем «<text:span text:style-name="T13">х#й</text:span>» на небе, чем заставить пони-чинушу поступиться хотя бы запятой в должностных инструкциях.</text:p>
      <text:p text:style-name="P59"><text:soft-page-break/><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9"><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9"/>
      <text:p text:style-name="P60">***</text:p>
      <text:p text:style-name="P59"/>
      <text:p text:style-name="P7">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9"><text:span text:style-name="T13">– </text:span>Это неправильно! <text:span text:style-name="T13">– </text:span>заявила Рэйнбоу Дэш, отвернувшись от окна.</text:p>
      <text:p text:style-name="P59"><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9"><text:span text:style-name="T13">– </text:span>Да я не про то! <text:span text:style-name="T13">– </text:span>отмахнулась пегаска. <text:span text:style-name="T13">– </text:span>Посмотри на поле.</text:p>
      <text:p text:style-name="P59"><text:span text:style-name="T13">– </text:span>И что? Поле как поле.</text:p>
      <text:p text:style-name="P59"><text:span text:style-name="T13">– </text:span>Оно не убрано. <text:span text:style-name="T13">– </text:span>мрачно ответила пегаска. <text:span text:style-name="T13">–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13">– </text:span>У самого посёлка поля убраны. Наверняка дойдёт дело и до остальных.</text:p>
      <text:p text:style-name="P59"><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9">Я выложил на платок горку сдобы от Пинки и предложил печеньку пегаске. Та покрутила носом.</text:p>
      <text:p text:style-name="P59"><text:span text:style-name="T13">– </text:span>Спасибо, но от пинкиных плюшек у меня фланки округляются.</text:p>
      <text:p text:style-name="P59"><text:span text:style-name="T13">– </text:span>Да ладно тебе, Дэш! От одной не округлятся.</text:p>
      <text:p text:style-name="P59"><text:span text:style-name="T13">– </text:span>От одной —<text:span text:style-name="T13"> </text:span>нет. Но я же на одной не остановлюсь. <text:span text:style-name="T13">– п</text:span>егаска взяла карту и нахмурилась. <text:span text:style-name="T13">–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3"> </text:span>Как будто…</text:p>
      <text:p text:style-name="P59"><text:span text:style-name="T13">– О</text:span>но и понятно, что поля не убраны. Откуда же им быть убранными, когда на двух работающих пони целая толпа бездельников!</text:p>
      <text:p text:style-name="P59">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3">– </text:span>Они паслись… Ты можешь себе представить? Анон!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
      <text:p text:style-name="P59">…</text:p>
      <text:p text:style-name="P59"/>
      <text:p text:style-name="P59">ВЖИИИИИИИИИ!!!</text:p>
      <text:p text:style-name="P59"/>
      <text:p text:style-name="P59"><text:soft-page-break/>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3">– </text:span>Что за…?</text:p>
      <text:p text:style-name="P13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9"><text:span text:style-name="T13">– </text:span>Леди и джентльпони! Просьба не паниковать! Поезд дальше не идёт: впереди провал! <text:span text:style-name="T13">– </text:span>крикнул проводник.</text:p>
      <text:p text:style-name="P59"><text:span text:style-name="T13">– </text:span>Какой ещё, в дышло, провал? Я проезжал тут два дня назад!</text:p>
      <text:p text:style-name="P59"><text:span text:style-name="T13">– </text:span>Безобразие! Верните мне деньги за билет!</text:p>
      <text:p text:style-name="P59"><text:span text:style-name="T13">– </text:span>Как вы смеете! Я опоздаю в порт! Вы будете платить неустойку! <text:s/><text:span text:style-name="T13">–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9"/>
      <text:p text:style-name="P7">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3">– </text:span>Эта дыра фиг знает на сколько длится! <text:span text:style-name="T13">– </text:span>заявила Дэш, выныривая из темноты. <text:span text:style-name="T13">–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3">– </text:span>Дэш, нам надо на ту сторону.</text:p>
      <text:p text:style-name="P59">Пегаска развела копытами.</text:p>
      <text:p text:style-name="P59"><text:span text:style-name="T13">– </text:span>Нет проблем. Я могу тебя перенести.</text:p>
      <text:p text:style-name="P59">Я с сомнением посмотрел на пегаску. Дэш в холке была мне по пояс.</text:p>
      <text:p text:style-name="P59"><text:span text:style-name="T13">– </text:span>Ты точно в этом уверена?</text:p>
      <text:p text:style-name="P5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9">Мля.</text:p>
      <text:p text:style-name="P59"><text:soft-page-break/><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3"> </text:span>я уже давно заметил, что пони, за исключением пегасов, по весу были не легче, а то и тяжелее меня. Я поплевал на руки и сбросил рюкзак.</text:p>
      <text:p text:style-name="P59"/>
      <text:p text:style-name="P59">…</text:p>
      <text:p text:style-name="P59"/>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9"/>
      <text:p text:style-name="P59">Разумеется, я посмотрел вниз.</text:p>
      <text:p text:style-name="P59"/>
      <text:p text:style-name="P59">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
      <text:p text:style-name="P59">…</text:p>
      <text:p text:style-name="P59"/>
      <text:p text:style-name="P59">Я валялся на насыпи и трясся как в лихорадке. От пережитого шока меня тошнило. Ёбаная Селестия!</text:p>
      <text:p text:style-name="P59"><text:span text:style-name="T13">– </text:span>Ты как, в порядке? Анон? <text:span text:style-name="T13">– п</text:span>егаска озабоченно потрогала меня за плечо. <text:span text:style-name="T13">–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oft-page-break/><text:span text:style-name="T13">– </text:span>Я чувствую, что только что упустил отличную возможность отлить на вселенную!</text:p>
      <text:p text:style-name="P59"/>
      <text:p text:style-name="P60">***</text:p>
      <text:p text:style-name="P7"/>
      <text:p text:style-name="P7">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7">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59"/>
      <text:p text:style-name="P70">«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7"><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59"/>
      <text:p text:style-name="P59"><text:span text:style-name="T13">– </text:span>Удостоверение личности предъявлять? <text:span text:style-name="T13">– </text:span>осведомился я.</text:p>
      <text:p text:style-name="P59"><text:span text:style-name="T13">– </text:span>Ч-ч-человеку А-а-анонимусу? <text:span text:style-name="T13">–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9">Дэш, ни слова не говоря, прислонила ухо к двери.</text:p>
      <text:p text:style-name="P59"><text:span text:style-name="T13">– </text:span>Будешь смеяться, но именно этим он и занят. Вызывает полицию по телефону. <text:span text:style-name="T13">– </text:span>сообщила пегаска.</text:p>
      <text:p text:style-name="P59"><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3">– </text:span>Оп-па! <text:span text:style-name="T13">– </text:span>пегаска оторвала ухо от двери. <text:span text:style-name="T13">– Анон</text:span>,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3">– </text:span>Сколько у нас времени?</text:p>
      <text:p text:style-name="P59"><text:soft-page-break/>Дэш почесала в затылке.</text:p>
      <text:p text:style-name="P59"><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3">– </text:span>двадцать пя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3">– </text:span>Тогда давай сначала обыщем контору. Если уж полиция всё равно едет сюда, так пусть у них хотя бы будет повод!</text:p>
      <text:p text:style-name="P59"/>
      <text:p text:style-name="P60">***</text:p>
      <text:p text:style-name="P59"/>
      <text:p text:style-name="P59">Разумеется, полиция приехала, как только мы обнаружили эти чёртовы резонаторы — иначе ж и быть не могло!</text:p>
      <text:p text:style-name="P59"/>
      <text:p text:style-name="P59">…</text:p>
      <text:p text:style-name="P59"/>
      <text:p text:style-name="P59">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9"><text:span text:style-name="T13">– “</text:span>Портативный магоэнергетический ускоритель «<text:span text:style-name="T17">Psyntel Rari2+ DDR</text:span>»,<text:span text:style-name="T13"> </text:span>демо-прототип<text:span text:style-name="T13">” – </text:span>прочитал я на бирке. <text:span text:style-name="T13">– </text:span>Оно!</text:p>
      <text:p text:style-name="P59">Снаружи послышался вой сирены и цокот множества копыт.</text:p>
      <text:p text:style-name="P59"><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
      <text:p text:style-name="P59">Пиздец! Мы с Дэш переглянулись.</text:p>
      <text:p text:style-name="P59"><text:span text:style-name="T13">– </text:span>Это твои двадцать минут? <text:span text:style-name="T13">– </text:span>возмутился я. <text:span text:style-name="T13">– </text:span>Да ещё и десяти не прошло!</text:p>
      <text:p text:style-name="P59">Дэш вымучено скривилась.</text:p>
      <text:p text:style-name="P59"><text:span text:style-name="T13">– Человек</text:span> Анонимус, здание окружено! Мы знаем, что ты внутри! Выходи добровольно, или будешь взят силой! <text:span text:style-name="T13">– </text:span>загремел усиленный мегафоном голос.</text:p>
      <text:p text:style-name="P59">Я разбил топором стеклянные дверцы прибора и вытащил рубины.</text:p>
      <text:p text:style-name="P59"><text:span text:style-name="T13">–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9">Пегаска отрицательно помотала головой.</text:p>
      <text:p text:style-name="P59"><text:span text:style-name="T13">– </text:span>Ну уж фигушки. Я тебя тут не оставлю.</text:p>
      <text:p text:style-name="P59"><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3">– Н</text:span>е тупи! <text:span text:style-name="T13">– </text:span>упрямо мотнула головой пегаска. <text:span text:style-name="T13">– </text:span>Всё изменилось. Никто тебя не вытащит.</text:p>
      <text:p text:style-name="P59"><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pan text:style-name="T13">– </text:span>Быстро за мной! <text:span text:style-name="T13">–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3">– Ю-</text:span>хууу<text:span text:style-name="T13">!!!</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3">–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3">– Анон</text:span>, подвинься!</text:p>
      <text:p text:style-name="P59">Пегаска оттеснила меня крупом и повернулась к двери задом.</text:p>
      <text:p text:style-name="P59"><text:span text:style-name="T13">–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3">– </text:span>Ты чего на меня так уставился? <text:span text:style-name="T13">– </text:span>подозрительно спросила пегаска.</text:p>
      <text:p text:style-name="P59"><text:span text:style-name="T13">– </text:span>Да так… Не ожидал, что ты такая…</text:p>
      <text:p text:style-name="P59"><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3">– </text:span>Ну вот, теперь действуй! — я положил рубины в кошелёк, повесил его пегаске на шею и вдруг, сам для себя неожиданно, обнял её худенькое тело.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3">– </text:span>Ты! Не! По! Нял! Те! Бе! Не! Льзя! Тут! Ос! Та! ВАТЬСЯ!!! <text:span text:style-name="T13">–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text:soft-page-break/>Таких ругательств, что раздались через мгновение, ты ещё в Эквестрии не слыхал, Анон!</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pan text:style-name="T13">– </text:span>Ты чего делаешь??! Пипец,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9">Некоторое время было тихо. Потом хлопнули ставни и чей-то сонный голос недовольно пробормотал:</text:p>
      <text:p text:style-name="P59"><text:span text:style-name="T13">–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3">–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3">– </text:span>Так-так, посмотрим, что тут у нас. Ага. Гм. Это наверняка тот монстр-примат, о котором писали в газетах. Занятно.</text:p>
      <text:p text:style-name="P59">Я крутился в левитационном поле перед единорожкой как некий диковинный экспонат из шоу уродцев.</text:p>
      <text:p text:style-name="P59"><text:span text:style-name="T13">– </text:span>А это у нас кто? Гм-м. Пегаска. Вот так раз! Рэйнбоу Дэш! Какими судьбами?</text:p>
      <text:p text:style-name="P59"><text:span text:style-name="T13">– </text:span>ТРИКСИ! <text:span text:style-name="T13">– <text:s/></text:span>фейсхуфнула Дэш. <text:span text:style-name="T13">– </text:span>Во имя Селестии, ЧТО ты тут делаешь?!!</text:p>
      <text:p text:style-name="P59"><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9">Так как дипломатические таланты пегаски явно оставляли желать лучшего, я решил взять переговоры в свои руки.</text:p>
      <text:p text:style-name="P59"><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9"><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9"><text:span text:style-name="T13">– </text:span>Трикси! Не смей! У нас мегаважное задание! Нам нужно вернуться в Понивилль во что бы то ни стало! <text:span text:style-name="T13">– </text:span>пегаска извивалась изо всех сил, пытаясь выбраться из магического захвата.</text:p>
      <text:p text:style-name="P59"><text:soft-page-break/><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3">– </text:span>Ей ведь нельзя рассказывать, да?</text:p>
      <text:p text:style-name="P59"><text:span text:style-name="T13">– </text:span>Нельзя. <text:span text:style-name="T13">– </text:span>подтвердил я. <text:span text:style-name="T13">–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3">– </text:span>Трикси. Если ты нас не выдашь, я готова выступать. В твоих представлениях. Кем угодно. Целый месяц! После сопровождения Анона в Понивилль…</text:p>
      <text:p text:style-name="P59"><text:span text:style-name="T13">– </text:span>ОГО!</text:p>
      <text:p text:style-name="P59">Единорожка аж села на крыльцо от удивления.</text:p>
      <text:p text:style-name="P59"><text:span text:style-name="T13">– </text:span>Представлем себе, ЧТО вы скрываете, если ты готова на ТАКОЕ! Признаюсь, тебе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3">– </text:span>Мы приняли решение не выдавать вас полиции в обмен на то, что вы расскажете нам о вашей секретной миссии!</text:p>
      <text:p text:style-name="P59"><text:span text:style-name="T13">– </text:span>Не пойдёт! <text:span text:style-name="T13">– </text:span>заявил я. <text:span text:style-name="T13">– </text:span>Я уже сказал, что это тайна. Мне добавить нечего.</text:p>
      <text:p text:style-name="P59"><text:span text:style-name="T13">– </text:span>Да неужели? <text:span text:style-name="T13">– </text:span>захлопала ресницами Трикси. <text:span text:style-name="T13">–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
      <text:p text:style-name="P59">…</text:p>
      <text:p text:style-name="P46"/>
      <text:p text:style-name="P59"><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9"><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Я едва не пропустил мимо ушей сказанное единорожкой.</text:p>
      <text:p text:style-name="P59"><text:span text:style-name="T13">– </text:span>Стой! Что ты там сказала о Селестии? Куда она исчезла?</text:p>
      <text:p text:style-name="P59">Трикси молча левитировала мне газеты с трюмо.</text:p>
      <text:p text:style-name="P59"><text:soft-page-break/></text:p>
      <text:p text:style-name="P59">…</text:p>
      <text:p text:style-name="P59"/>
      <text:p text:style-name="P59">Ох, фак! Фак-фак-фак!!!</text:p>
      <text:p text:style-name="P59"/>
      <text:p text:style-name="P59">«<text:span text:style-name="T33">Исчезновение дневной главы диархии: Эквестрия в панике!</text:span>» (статья двухдневной давности).</text:p>
      <text:p text:style-name="P59">«<text:span text:style-name="T3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9">«<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9">«<text:span text:style-name="T3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9">«<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
      <text:p text:style-name="P59">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46"><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9"><text:span text:style-name="T13">– </text:span>Прикинь, а? <text:span text:style-name="T13">– </text:span>участливо ткнулась в меня носом Дэш. <text:span text:style-name="T13">– </text:span>Над моими приколами тоже одна я и смеюсь. У<text:span text:style-name="T13">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9">Я зажал голову в ладонях и застонал, покачиваясь из стороны в сторону.</text:p>
      <text:p text:style-name="P59"><text:span text:style-name="T13">– Анон</text:span>?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9"><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9">Дерьмо! Слишком много «если» и «может быть»!</text:p>
      <text:p text:style-name="P59">Трижды дерьмо!!! Я забыл, что для проведения эксперимента, нам нужна помощь Селестии!</text:p>
      <text:p text:style-name="P59"/>
      <text:p text:style-name="P75"><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9"/>
      <text:p text:style-name="P59">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9">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46">–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9">Дэш в отчаянии стала трясти меня. При последних её словах у меня в мозгу зажглась лампочка.</text:p>
      <text:p text:style-name="P59">Флаттершай. Эпплджек. Рэрити. Пинки Пай. Твайлайт. Рэйнбоу Дэш. Бинго!</text:p>
      <text:p text:style-name="P59">МУ-ХА-ХА!</text:p>
      <text:p text:style-name="P59">Кажется, ты знаешь, как показать фак провидению, Анон! The <text:span text:style-name="T13">Show must go on!</text:span></text:p>
      <text:p text:style-name="P59">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единорожку, поднимаясь с пола.</text:span></text:p>
      <text:p text:style-name="P46">– <text:span text:style-name="T1">О, да! Великая и Могучая Трикси держит слово!</text:span></text:p>
      <text:p text:style-name="P59">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50"/>
      <text:h text:style-name="Heading_20_2" text:outline-level="2">17. <text:span text:style-name="T1">Деградация</text:span></text:h>
      <text:p text:style-name="P100"/>
      <text:p text:style-name="P59">– Ы! Ы! Ы! Ы! Ы!</text:p>
      <text:p text:style-name="P59">Дэш стучала лбом о сосну с такой силой, что на неё сверху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Ещё лучше, чем почесушки! Тебе разве не нравится?</text:p>
      <text:p text:style-name="P59"><text:soft-page-break/>– Нравится. Но ты слишком увлеклась: я чуть не оказался на земле.</text:p>
      <text:p text:style-name="P59">Дэш смутилась.</text:p>
      <text:p text:style-name="P59">– Упс! Забыла, что ты очень неустойчиво сидишь! Не сердись!</text:p>
      <text:p text:style-name="P59">Я покровительно похлопал пегаску по шее.</text:p>
      <text:p text:style-name="P59">–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вторично.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9">Наконец Дэш приземлилась, пропахав в дёрне борозды тормозного следа.</text:p>
      <text:p text:style-name="P59">– Ффух! Ещё бы немного, и я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Анон, залазь в фургон. Там впереди какой-то посёлок. Купим еды и узнаем новости.</text:p>
      <text:p text:style-name="P59"/>
      <text:p text:style-name="P60">***</text:p>
      <text:p text:style-name="P59"/>
      <text:p text:style-name="P59">День спустя…</text:p>
      <text:p text:style-name="P59"/>
      <text:p text:style-name="P59">«<text:span text:style-name="T33">Добро пожаловать в Груммингтон! Вам здесь рады!</text:span></text:p>
      <text:p text:style-name="P59"><text:span text:style-name="T33">Население города </text:span><text:span text:style-name="T69">302 пони</text:span><text:span text:style-name="T33">.</text:span></text:p>
      <text:p text:style-name="P59"><text:span text:style-name="T69">250 пони</text:span><text:span text:style-name="T33">.</text:span></text:p>
      <text:p text:style-name="P59"><text:span text:style-name="T69">125 поней</text:span><text:span text:style-name="T33">.</text:span></text:p>
      <text:p text:style-name="P59"><text:span text:style-name="T33">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9">Я вернулся за столик у окна и продолжил писать письмо.</text:p>
      <text:p text:style-name="P59"><text:soft-page-break/></text:p>
      <text:p text:style-name="P59">«…<text:span text:style-name="T2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70">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Не знаю, зачем я перед тобой оправдываюсь? Ладно.</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4">Крепко обнимаю, чешу холку, хлопаю по шее! Твой Анон. </text:span><text:span text:style-name="T29">Дружба </text:span><text:span text:style-name="T44">—</text:span><text:span text:style-name="T29"> </text:span><text:span text:style-name="T3">э</text:span><text:span text:style-name="T29">то, </text:span><text:span text:style-name="T71">так её </text:span><text:span text:style-name="T3">разэтак</text:span><text:span text:style-name="T71">,</text:span><text:span text:style-name="T29"> магия!</text:span></text:p>
      <text:p text:style-name="P158"/>
      <text:p text:style-name="Standard"><text:span text:style-name="T29">P.S. Мне тебя не хватает. Сильно.</text:span><text:span text:style-name="T63">»</text:span></text:p>
      <text:p text:style-name="P59"/>
      <text:p text:style-name="P59"><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9">Пегаска фейсхуфнула. Я прижал её к себе и успокаивающе гладил по гриве.</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 У меня есть одно соображение, хочу проверить.</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Ай! Вроде не сплю — боль чувствуется. Тогда какого сена я падаю?!!</text:p>
      <text:p text:style-name="P59">– Дэш. – мягко сказал я. – Пегасы держатся в воздухе, не в последнюю очередь, за счёт магии. Одних крыльев ведь недостаточно? Правильно?</text:p>
      <text:p text:style-name="P59"><text:soft-page-break/>–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Ы-ы-ы…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Анон?</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вместе, что бы ни случилось. Обещаю тебе.</text:p>
      <text:p text:style-name="P59">Пегаска утешилась и замерла, глядя в огонь. Время от времени она горько всхлипывала, сотрясаясь всем телом.</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 Ы-ы-ы!!!»</text:p>
      <text:p text:style-name="P59">Громкий «бабах» дал понять, что Дэш захлопнула книгу. После короткой паузы взьерошенная пегаска <text:s/>выглянула из-за спины.</text:p>
      <text:p text:style-name="P59">– Анон? Расскажи какую-нибудь сказку на ночь? Что-то спать не хочется.</text:p>
      <text:p text:style-name="P59">Пегаска залезла на диван и похлопала по подушке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
      <text:p text:style-name="P59">…</text:p>
      <text:p text:style-name="P59"><text:soft-page-break/></text:p>
      <text:p text:style-name="P59">– Вот тебе поучительная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пожалуйста-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 Хорошая… ммм… сказка… – пробормотала пегаска сонно. Зевнув во весь рот она потянулась и, прижавшись к моей ноге, заснула.</text:p>
      <text:p text:style-name="P5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9">Я пожал плечами, устроился поудобнее и укрылся одеялом.</text:p>
      <text:p text:style-name="P59"/>
      <text:p text:style-name="P59">…</text:p>
      <text:p text:style-name="P59"/>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text:soft-page-break/>Снаружи раздался скрежет. В глубокой ночи, посреди абсолютной тишины, этот тихий размеренный 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символы.</text:p>
      <text:p text:style-name="P59"/>
      <text:p text:style-name="P59">«<text:span text:style-name="T69">37 пни</text:span></text:p>
      <text:p text:style-name="P78">24пн</text:p>
      <text:p text:style-name="P78">15</text:p>
      <text:p text:style-name="P59"><text:span text:style-name="T33">1</text:span>»</text:p>
      <text:p text:style-name="P59"/>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9"/>
      <text:p text:style-name="P59">«<text:span text:style-name="T33">Добро пожаловать в Груммингтон! Вам здесь рады!</text:span></text:p>
      <text:p text:style-name="P59"><text:span text:style-name="T33">Население города </text:span><text:span text:style-name="T69">302 пони</text:span><text:span text:style-name="T33">.</text:span></text:p>
      <text:p text:style-name="P59"><text:span text:style-name="T69">250 пони</text:span><text:span text:style-name="T33">.</text:span></text:p>
      <text:p text:style-name="P59"><text:span text:style-name="T69">125 поней</text:span><text:span text:style-name="T33">.</text:span></text:p>
      <text:p text:style-name="P59"><text:span text:style-name="T33">54 паня.</text:span>»</text:p>
      <text:p text:style-name="P59"/>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Анон! Оглянись! – тревожно воскликнула Дэш у меня за спиной.</text:p>
      <text:p text:style-name="P5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text:soft-page-break/></text:p>
      <text:p text:style-name="P59">УУУУУУРРРРРРГГГГХХХХХХХ!!!</text:p>
      <text:p text:style-name="P59"/>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Анон,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3"/>
      <text:p text:style-name="P63">0</text:p>
      <text:p text:style-name="P59"/>
      <text:p text:style-name="P59">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9"/>
      <text:h text:style-name="Heading_20_2" text:outline-level="2">18. Филлидельфия</text:h>
      <text:p text:style-name="P46"/>
      <text:p text:style-name="P59">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9">Я поднял кусок газеты, прибитый ветром к ограждению и быстро пробежался по заголовкам.</text:p>
      <text:p text:style-name="P59"/>
      <text:p text:style-name="P59">«<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с аттестатами по ускоренному курсу</text:span>». «<text:span text:style-name="T3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9"><text:soft-page-break/></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9">–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
      <text:p text:style-name="P59">…</text:p>
      <text:p text:style-name="P59"/>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 Ты слишком стар для таких шуток, Анон!</text:p>
      <text:p text:style-name="P59">– Дэш, ты это нарочно? Про «клячу» и всё такое?</text:p>
      <text:p text:style-name="P59"><text:soft-page-break/>– А что такое? – невинно спросила пегаска, полуобернувшись ко мне задом.</text:p>
      <text:p text:style-name="P59">–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9">– Бггг! – <text:s/>заржала пегаска. – Анон,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Пегаска прижала уши и съёжилась.</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покраснела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text:soft-page-break/>– Кто-то встаёт и раньше. Но не в этом проблема. У нас… Как бы это сказать… очень холодно.</text:p>
      <text:p text:style-name="P59">–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идя меня впервые.</text:p>
      <text:p text:style-name="P59">– Ты имеешь ввиду, что тебе утром некому сказать: «Привет, хорошего дня»?</text:p>
      <text:p text:style-name="P59">– Да, примерно это я и имел ввиду.</text:p>
      <text:p text:style-name="P59">Пегаска печально покачала головой.</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 Нос её практически упёрся в мой.</text:p>
      <text:p text:style-name="P59">– Анон! В Эквестрии у тебя всегда будут друзья, что бы ни случилось! Обещаю!</text:p>
      <text:p text:style-name="P59">Я растроганно обнял пегаску и погладил её по шее.</text:p>
      <text:p text:style-name="P59">– Спасибо, Дэш. Это просто здорово!</text:p>
      <text:p text:style-name="P59">Пегаска положила голову мне на плечо и прижалась всем телом в ответ.</text:p>
      <text:p text:style-name="P59"/>
      <text:p text:style-name="P59">…</text:p>
      <text:p text:style-name="P59"/>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9">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ей вернут его стоимость из казны.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text:soft-page-break/>Пегаска раскрыла рюкзак и стала копаться в нём.</text:p>
      <text:p text:style-name="P59">– Я могу нести тебя, когда ты весишь сто пятьдесят фунтов. – больший из двух котелков отправился в провал.</text:p>
      <text:p text:style-name="P59">– Я могу тянуть тебя, когда ты весишь сто восемьдесят фунтов. – половина наших запасов картошки ухнула следом.</text:p>
      <text:p text:style-name="P59">– Я могу тащить тебя, когда ты весишь двести! – насос и запасное колесо к самокату улетели туда же.</text:p>
      <text:p text:style-name="P59">–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9">– Погоди, Дэш, консервы-то не выкидывай! Ты ж сама говорила, что только-только размялась и всё такое. <text:span text:style-name="T70">И товары</text:span> вовсе<text:span text:style-name="T70"> не </text:span>бесплатные<text:span text:style-name="T70"> <text:s/></text:span>— я оставлял в магазинах деньги! — последние, кстати. Дай, я сам отберу припасы…</text:p>
      <text:p text:style-name="P59"/>
      <text:p text:style-name="P59">…</text:p>
      <text:p text:style-name="P59"/>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уже виж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9">– «Трасса 52» – прочла Дэш на табличке и почесала в затыл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у-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
      <text:p text:style-name="P59">…</text:p>
      <text:p text:style-name="P59"/>
      <text:p text:style-name="P70">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Ано-о-он! Ано-о-он! Ано-о-он!</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59">…</text:p>
      <text:p text:style-name="P59"/>
      <text:p text:style-name="P59">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Ано-о-он! Ано-о-он! Встава-а-ай!</text:p>
      <text:p text:style-name="P59">– И как, интересно, я могу встать, если ты стоишь прямо надо мной? – с трудом отвечаю я.</text:p>
      <text:p text:style-name="P59">– Хорош умничать! – буркнула пегаска сквозь слёзы. – Анон?!!</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59">–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коснувшись своими губами моих.</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Анон.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километров, и на этом выдохнусь. Что неудивительно, учитывая тот образ жизни, что я вёл в прошлом мире.</text:p>
      <text:p text:style-name="P59"><text:soft-page-break/><text:span text:style-name="T13">–</text:span> А какой у тебя там был образ жизни?</text:p>
      <text:p text:style-name="P59"><text:span text:style-name="T13">–</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13">–</text:span> Лягать-колотить! Ты сидел в тюрьме? За что тебя посадили?</text:p>
      <text:p text:style-name="P59"><text:span text:style-name="T13">–</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покачала головой. Её грива щекотала мне шею.</text:p>
      <text:p text:style-name="P59"><text:span text:style-name="T13">–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6">пишешь</text:span><text:span text:style-name="T57">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И <text:span text:style-name="T1">у</text:span> нас совсем нет магии.</text:p>
      <text:p text:style-name="P59"><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Пегаска густо покраснела.</text:p>
      <text:p text:style-name="P61"/>
      <text:p text:style-name="P60">***</text:p>
      <text:p text:style-name="P59"/>
      <text:p text:style-name="P59">Два дня спустя…</text:p>
      <text:p text:style-name="P59"/>
      <text:p text:style-name="P59">Мы стояли на берегу Седлового озера. Дэш озадаченно осматривалась.</text:p>
      <text:p text:style-name="P6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 Что??? Ты хочешь сказать, нам надо <text:span text:style-name="T13">делать крюк</text:span> в сто миль?! Да это ж ещё неделю ходьбы! У нас картошки осталось на день, твоими стараниями<text:span text:style-name="T13">!</text:span></text:p>
      <text:p text:style-name="P61">Пегаска <text:span text:style-name="T13">сконфужено</text:span> заметила:</text:p>
      <text:p text:style-name="P61">– Я в этих краях впервые. И обычно я путешествую по воздуху или поездом.</text:p>
      <text:p text:style-name="P61">Я фейспалмнул, вспоминая выкинутые в провал припасы.</text:p>
      <text:p text:style-name="P61">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61">– Ну что, отправляемся? – Дэш свесилась с носа, глядя в зеленоватую воду. – Как лодку назовёшь, кэп?</text:p>
      <text:p text:style-name="P61">– «Две банки». – буркнул я.</text:p>
      <text:p text:style-name="P47"/>
      <text:p text:style-name="P47">…</text:p>
      <text:p text:style-name="P47"/>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61">Я оглянулся. Дэш опустила глаза. На мордочке застыло выражение печали.</text:p>
      <text:p text:style-name="P61">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61">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61">– Анон. – прервала ход моих мыслей пегаска. – Наш путь заканчивается. В Понивилле мы расстанемся. Ты ничего не хочешь мне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70">Я не давал ей повода!</text:span></text:p>
      <text:p text:style-name="P61">– Это не твоё дело! – рявкнул я.</text:p>
      <text:p text:style-name="P61"><text:soft-page-break/>– Ах, не моё?! Не моё после побега из центра Псинтела?! Не моё после обнимашек в фургоне?! Не моё после трассы 52?!! Ты… Ты…</text:p>
      <text:p text:style-name="P61">–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но <text:span text:style-name="T70">любили друг друга! И у них </text:span>был<text:span text:style-name="T70"> </text:span>офигенный <text:span text:style-name="T70">секс! </text:span>И это было офигенно круто!<text:span text:style-name="T70"> </text:span>А ты… Ты <text:span text:style-name="T13">— н</text:span>е такой! Ты не любишь пони!!!</text:p>
      <text:p text:style-name="P61">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61"/>
      <text:p text:style-name="P61">КРАК!</text:p>
      <text:p text:style-name="P61"/>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41">—</text:span> только <text:span text:style-name="T1">двадцать пять</text:span>. Одежда, правда, <text:span text:style-name="T1">здорово </text:span>мешает.</text:p>
      <text:p text:style-name="P7">ПЛЮХ!</text:p>
      <text:p text:style-name="P7">Оп-па!</text:p>
      <text:p text:style-name="P1">Как пишут в банковск<text:span text:style-name="T1">их </text:span>кредитных договорах, <text:span text:style-name="T41">«</text:span>обстоятельство непреодолимой силы<text:span text:style-name="T41">»</text:span>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13">– </text:span>Выф-выф-вуф! <text:span text:style-name="T13">– </text:span>возразил я.</text:p>
      <text:p text:style-name="P61"><text:soft-page-break/>Отпихнув от лица живот пегаски и выплюнув шерсть, я продолжил.</text:p>
      <text:p text:style-name="P61"><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1"><text:span text:style-name="T13">– </text:span>Бе-бе-бе! <text:span text:style-name="T13">– </text:span>устало передразнила меня Дэш. <text:span text:style-name="T13">– А</text:span>нон! Я <text:span text:style-name="T13">— </text:span>плохая пони, потому что хотела получить то, что мне не принадлежит. Но какой же ты всё-таки глупый! Пойми, смертные <text:span text:style-name="T13">— </text:span>игрушки в копытах вечных. Любимые и оберегае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61">Я молчал, осмысливая услышанное. Злость ушла. Пришла печаль.</text:p>
      <text:p text:style-name="P61"><text:span text:style-name="T13">– </text:span>Дэш, я знаю. Просто не могу о ней забыть.</text:p>
      <text:p text:style-name="P61">Пегаска тяжело поднялась.</text:p>
      <text:p text:style-name="P61"><text:span text:style-name="T13">– </text:span>Везёт же некоторым. <text:span text:style-name="T13">– </text:span>пробормотала она, раскрывая крылья для просушки.</text:p>
      <text:p text:style-name="P61"/>
      <text:p text:style-name="P61">…</text:p>
      <text:p text:style-name="P61"/>
      <text:p text:style-name="P61"><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А</text:span><text:span text:style-name="T41">нон, ты весь дрожишь! Тебе надо просушить шерсть. </text:span>Снимай-ка одежду! <text:span text:style-name="T13">–</text:span> <text:span text:style-name="T1">с</text:span>командовала <text:span text:style-name="T1">вдруг</text:span>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oft-page-break/><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3">–</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2">. </text:span><text:span text:style-name="T36">Я не могу навязать тебе чувств…</text:span><text:span text:style-name="T32"> </text:span><text:span text:style-name="T36">Но если бы ты хотя бы согласился на физический контакт. Может быть, этого хватило бы, чтобы ты излечился.</text:span></text:p>
      <text:p text:style-name="P7">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7">Я засмеялся. Пегаска была неисправима.</text:p>
      <text:p text:style-name="P7"><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7">Пегаска о чём-то подумала и кивнула.</text:p>
      <text:p text:style-name="P7"><text:span text:style-name="T13">– </text:span>Хорошо, пусть это будет моей фантазией. А ты правда принимаешь меня?</text:p>
      <text:p text:style-name="P7"><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к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Это мне Твайлайт сказала…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text:span text:style-name="T1">Анон</text:span>,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text:span text:style-name="T1">м-м-м…</text:span>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61"/>
      <text:h text:style-name="Heading_20_2" text:outline-level="2">19. <text:span text:style-name="T1">Понивилль. Фейс-контроль </text:span></text:h>
      <text:p text:style-name="P47"/>
      <text:p text:style-name="P61">«<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text:span><text:soft-page-break/><text:span text:style-name="T33">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1"/>
      <text:p text:style-name="P61">Я отложил стопку газет, принесенных пегаской.</text:p>
      <text:p text:style-name="P61"><text:span text:style-name="T13">–</text:span> Про меня таки забыли. Отлично.</text:p>
      <text:p text:style-name="P61"><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61"><text:span text:style-name="T13">–</text:span> Ого! Луна никак не уймется. Ладно, это её проблемы.</text:p>
      <text:p text:style-name="P61">К счастью, библиотека Понивилля располагалась на окраине. Пробраться туда под покровом сумерек было раз плюнуть.</text:p>
      <text:p text:style-name="P61"><text:span text:style-name="T13">– </text:span>Твайлайт, привет! Мы вернулись! <text:span text:style-name="T13">–</text:span> я широко улыбнулся и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13">– К</text:span>АКОГО ХУЯ?!! Твайлайт, ёб твою пони-мать, ты чего творишь? <text:span text:style-name="T13">– </text:span>я вцепился в ручку двери.</text:p>
      <text:p text:style-name="P61"><text:span text:style-name="T13">– </text:span>Твайли, ты чего? <text:span text:style-name="T13">– </text:span>брыкалась Дэш. <text:span text:style-name="T13">– </text:span>Немедленно опусти меня на пол!</text:p>
      <text:p text:style-name="P61"><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61">ХРУСТЬ!</text:p>
      <text:p text:style-name="P61">Дверная ручка оторвалась с мясом и я продолжил низвержение в подвал.</text:p>
      <text:p text:style-name="P61"><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13">– </text:span>Не беспокойся, Анон-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61">Я молча дёргался, пытаясь сломать браслеты.</text:p>
      <text:p text:style-name="P61"><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13">–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oft-page-break/><text:span text:style-name="T13">– </text:span>Твайлайт, не смей! <text:span text:style-name="T13">– </text:span>хриплым от ужаса голосом прошептал я. <text:span text:style-name="T13">– </text:span>Я тебе потом сниться буду!</text:p>
      <text:p text:style-name="P61"><text:span text:style-name="T13">–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61">Скальпель с огромной скоростью метнулся ко мне.</text:p>
      <text:p text:style-name="P61"><text:span text:style-name="T13">– </text:span>А-А-А-А-А-А!</text:p>
      <text:p text:style-name="P61">Вжик-вжик-вжик!</text:p>
      <text:p text:style-name="P61">Лоскутья одежды полетели на пол. Я лежал на столе нагой, как новорождённый, и орал соответственно.</text:p>
      <text:p text:style-name="P61"><text:span text:style-name="T13">– О</text:span>у! <text:span text:style-name="T70">Что-то новенькое! </text:span>Это надо задокументировать, хи-хи.</text:p>
      <text:p text:style-name="P61">Невесть откуда взявшийся фотоаппарат сделал несколько снимков моего естества в разных ракурсах.</text:p>
      <text:p text:style-name="P61"><text:span text:style-name="T13">– </text:span>Хрен-то тебе зачем? <text:span text:style-name="T13">– </text:span>с бессильной злостью спросил я. <text:span text:style-name="T13">– </text:span><text:span text:style-name="T70">Т</text:span>ы собираешься устроить филиал порнхаба для пони-извращенцев?</text:p>
      <text:p text:style-name="P61"><text:span text:style-name="T13">–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6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1"><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1"><text:span text:style-name="T13">– </text:span>А если попроще?</text:p>
      <text:p text:style-name="P61"><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61">Твайлайт вытащила воронку из аппарата и приставила её к моей груди. За воронкой к ящику тянулся толстый гофрированный шланг.</text:p>
      <text:p text:style-name="P61"><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61"><text:span text:style-name="T13">– М</text:span>агнетрон вводит в резонанс только частицы магического субстрата. Тебе не о чём волноваться! Я абсолютно в этом уверена!</text:p>
      <text:p text:style-name="P6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1"><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6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7"/>
      <text:p text:style-name="P48">***</text:p>
      <text:p text:style-name="P48"/>
      <text:p text:style-name="P61"><text:soft-page-break/><text:span text:style-name="T13">– </text:span>А-А-А-А-А-А!!! Бля!</text:p>
      <text:p text:style-name="P61">Мой полёт сквозь усыпанную звёздами сине-зелёную мглу закончился столкновением с чем-то мягким.</text:p>
      <text:p text:style-name="P61"><text:span text:style-name="T13">– </text:span>Сестра???</text:p>
      <text:p text:style-name="P6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1"><text:span text:style-name="T13">– </text:span>А-А-А-А-А-А!!!</text:p>
      <text:p text:style-name="P61"/>
      <text:p text:style-name="P62">***</text:p>
      <text:p text:style-name="P62"/>
      <text:p text:style-name="P61">Две кляксы надо мной сформировались в Рэйнбоу Дэш и Твайлайт Спаркл. Пони озадаченно наблюдали за мной и тихо шушукались.</text:p>
      <text:p text:style-name="P61"><text:span text:style-name="T13">– </text:span>Никогда, слышишь, никогда больше не смей подымать меня…</text:p>
      <text:p text:style-name="P61"><text:span text:style-name="T13">– </text:span>Откуда я знала, что резонансное заклинание так среагирует на…</text:p>
      <text:p text:style-name="P61"><text:span text:style-name="T13">– А</text:span>нон? <text:span text:style-name="T13">– </text:span>пегаска заметила, что я открыл глаза. <text:span text:style-name="T13">– </text:span>Ты в порядке?</text:p>
      <text:p text:style-name="P61">Я издал нечто среднее между брачным рёвом лося и стоном умирающего слона.</text:p>
      <text:p text:style-name="P61"><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1"><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61"/>
      <text:p text:style-name="P61">…</text:p>
      <text:p text:style-name="P61"/>
      <text:p text:style-name="P6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1"/>
      <text:p text:style-name="P61"><text:span text:style-name="T13">– </text:span>Итак, мы:</text:p>
      <text:p text:style-name="P61">а) Имеем резонаторные рубины для ускорителя.</text:p>
      <text:p text:style-name="P61">б) После исчезновения принцессы Селестии, не имеем <text:s/>возможности контролировать усиленное ускорителем <text:s/>заклинание Прозрения.</text:p>
      <text:p text:style-name="P61"/>
      <text:p text:style-name="P61">Это значит, что:</text:p>
      <text:p text:style-name="P61">а) Нам придётся пользоваться обычной версией заклинания. Вероятность успеха в этом случае я оцениваю как <text:s/>один к пяти.</text:p>
      <text:p text:style-name="P61">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61"/>
      <text:p text:style-name="P61"><text:soft-page-break/><text:span text:style-name="T13">– Н</text:span>е умничай, сахарок! Што ты имеешь ввиду под «крупной энергомагической вспышкой»? <text:span text:style-name="T13">– </text:span>почесала в затылке Эпплджек. <text:span text:style-name="T13">– </text:span>Нам хватит ведра воды, штоб её потушить?</text:p>
      <text:p text:style-name="P61"><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61"><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61">– Дорогая, каждый пони должен быть готов на всё во имя Эквестрии! Если, конечно, это не грязь под туалетным ковриком. – заявила Рэрити.</text:p>
      <text:p text:style-name="P61"><text:span text:style-name="T13">– </text:span>Ты хорошо подумала? <text:span text:style-name="T13">– в</text:span>торила ей Рэйнбоу Дэш. <text:span text:style-name="T13">– </text:span>В Эквестрии десятки таких городов, как Понивилль! Мы не можем махнуть на них крылом!</text:p>
      <text:p text:style-name="P61"><text:span text:style-name="T13">– </text:span>Тебе-то на Понивилль точно махать! <text:span text:style-name="T13">– </text:span>огрызнулась фермерша. <text:span text:style-name="T13">– Т</text:span>вой дом, поди, не зацепит.</text:p>
      <text:p text:style-name="P61"><text:span text:style-name="T13">– </text:span>Что ты сказала? А ну, повтори? <text:span text:style-name="T13">– </text:span>взвилась пегаска.</text:p>
      <text:p text:style-name="P61"><text:span text:style-name="T13">– </text:span>Не ссорьтесь, девчонки. <text:span text:style-name="T13">– </text:span>встрял я. <text:span text:style-name="T13">– </text:span>Ничем рисковать не придётся. У меня есть другой вариант. Я ещё в Фетлоке о нём вспомнил.</text:p>
      <text:p text:style-name="P61"><text:span text:style-name="T13">– </text:span>Ась?</text:p>
      <text:p text:style-name="P61"><text:span text:style-name="T13">– </text:span>Что?</text:p>
      <text:p text:style-name="P61"><text:span text:style-name="T13">– </text:span>Какой? <text:span text:style-name="T13">– </text:span>разом <text:span text:style-name="T13">о</text:span>бернулась ко мне компания.</text:p>
      <text:p text:style-name="P61"><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61"><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1"><text:span text:style-name="T13">– Л</text:span>ягать! <text:span text:style-name="T13">– </text:span>сморщилась Эпплджек. <text:span text:style-name="T13">– </text:span>У меня после ожерелья Честности в башке гудит, што после маковского сидра!</text:p>
      <text:p text:style-name="P61"><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1"><text:span text:style-name="T13">– </text:span>Рэр, иногда лучше жевать, чем говорить. Вот честно!</text:p>
      <text:p text:style-name="P61"><text:span text:style-name="T13">– </text:span>Как пожелаешь! Анон,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1">Я прыгал на одной ноге, натягивая джинсы.</text:p>
      <text:p text:style-name="P61"><text:span text:style-name="T13">– </text:span>Они лежали в нагрудном кармане рубашки.</text:p>
      <text:p text:style-name="P61">Твайлайт отвлеклась от доски.</text:p>
      <text:p text:style-name="P61"><text:span text:style-name="T13">– В р</text:span>убашке? Я послала вниз Спайка прибраться. Те лохмотья тлели после вспышки… Спа-а-айк!!!</text:p>
      <text:p text:style-name="P61">Дракончик поднялся по лестнице с веником в одной лапе и мусорным пакетом в другой. Он был весь перемазан сажей и что-то торопливо жевал.</text:p>
      <text:p text:style-name="P61"><text:span text:style-name="T13">– </text:span>Вот, прибрался малёхо. Но с потолка сажу ещё не успел счистить, там стремянка нужна.</text:p>
      <text:p text:style-name="P61"><text:span text:style-name="T13">– </text:span>Спайки-Вайки, не выкидывай одежду, пожалуйста. В ней должны быть рубины.</text:p>
      <text:p text:style-name="P61"><text:span text:style-name="T13">– </text:span>Какие ещё рубины? <text:span text:style-name="T13">– </text:span>переспросил Спайк и зажевал быстрее.</text:p>
      <text:p text:style-name="P61"><text:span text:style-name="T13">–</text:span> Резонаторные! <text:span text:style-name="T13">–</text:span> холодея, ответил я. <text:span text:style-name="T13">– </text:span>В кармане рубашки должны лежать четыре кристалла.</text:p>
      <text:p text:style-name="P61"><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34"/>
      <text:p text:style-name="P61"><text:soft-page-break/>…</text:p>
      <text:p text:style-name="P61"/>
      <text:p text:style-name="P61"><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61"><text:span text:style-name="T13">– К</text:span>акой-то неправильный у Нон-нона смех! <text:span text:style-name="T13">– </text:span>голос Пинки был еле слышен из-под наваленных на меня подушек. <text:span text:style-name="T13">– <text:s/></text:span>И, мне кажется, сам Нон-нон сейчас немножечко неправильный. Правильно я говорю?</text:p>
      <text:p text:style-name="P61">Подушка отогнулась и в прямоугольнике света показалась голова Пинки.</text:p>
      <text:p text:style-name="P61"><text:span text:style-name="T13">– Н</text:span>он-нон? Ты сейчас правильный, или нет?</text:p>
      <text:p text:style-name="P61"><text:span text:style-name="T13">– А</text:span>нон, ты как? Тебе уже лучше? <text:span text:style-name="T13">– </text:span>в прямоугольнике появилась голова Рэйнбоу Дэш.</text:p>
      <text:p text:style-name="P61"><text:span text:style-name="T13">– </text:span>Фигурально выражаясь, ты в себе? <text:span text:style-name="T13">– </text:span>вклинилась между ними Твайлайт Спаркл.</text:p>
      <text:p text:style-name="P61"><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61">Я отдышался. Поняхи участливо смотрели на меня, выискивая признаки успокоения.</text:p>
      <text:p text:style-name="P61"><text:span text:style-name="T13">– </text:span>Отпустите. Я уже правильный. <text:span text:style-name="T13">– </text:span>наконец произнёс я.</text:p>
      <text:p text:style-name="P61">Пинки, Дэш и Твайлайт слезли с горки подушек, наваленных на меня после эмоционального взрыва. Эпплджек встала с ног.</text:p>
      <text:p text:style-name="P61"><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1"><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61"><text:span text:style-name="T13">– </text:span>Спайк!!! Немедленно… <text:s/>сбегай к Кейкам за выпечкой! Нам всем нужно успокоиться.</text:p>
      <text:p text:style-name="P61"><text:span text:style-name="T13">– </text:span>Уже бегу!</text:p>
      <text:p text:style-name="P61"/>
      <text:p text:style-name="P62">***</text:p>
      <text:p text:style-name="P61"/>
      <text:p text:style-name="P61">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1"><text:span text:style-name="T13">– </text:span>Ты точно знаешь, што делаешь? <text:span text:style-name="T13">– </text:span>переспросила Эпплджек. <text:span text:style-name="T13">– </text:span>Мне бы не хотелось, чтоб от Понивилля остались одни головешки.</text:p>
      <text:p text:style-name="P61"><text:span text:style-name="T13">– </text:span>Не беспокойся, у меня всё просчитано. Я уверена, я подчёркиваю, я абсолютно уверена в безопасности эксперимента!</text:p>
      <text:p text:style-name="P61"><text:span text:style-name="T13">– </text:span>Ой, што-то мне нехорошо становится, когда ты так говоришь…</text:p>
      <text:p text:style-name="P61"><text:span text:style-name="T13">– Кобылки</text:span>, приготовились! Начинаю обратный отсчёт! Десять! Девять! Восемь! Семь!</text:p>
      <text:p text:style-name="P61">Гудение синхрофазотрона усилилось. Картинка у меня перед глазами поплыла.</text:p>
      <text:p text:style-name="P61"><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61">Картинка у меня перед глазами выключилась.</text:p>
      <text:p text:style-name="P61"/>
      <text:h text:style-name="Heading_20_2" text:outline-level="2">20. В<text:span text:style-name="T1">еликое Откровение</text:span></text:h>
      <text:p text:style-name="P47"/>
      <text:p text:style-name="P61"><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1">Я вглядываюсь в далёкую вершину.</text:p>
      <text:p text:style-name="P6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1">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1">Я переправляюсь через пропасть.</text:p>
      <text:p text:style-name="P6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61"/>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53">Когорта <text:span text:style-name="T60">–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2">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61"/>
      <text:p text:style-name="P61">Я тяну ручку двери на верхней площадке. Сильный сквозняк чуть не сбивает меня с ног: ветер задувает в<text:span text:style-name="T70"> </text:span>покои Луны<text:span text:style-name="T70"> </text:span>через открытые балконные двери<text:span text:style-name="T70">.</text:span></text:p>
      <text:p text:style-name="P61">Мириады пульсирующих нитей сходятся к центру комнаты, где на матрасе лежит обтянутый шкурой скелет аликорна.</text:p>
      <text:p text:style-name="P61">Я осторожно пересекаю комнату и захлопываю двери на балкон.</text:p>
      <text:p text:style-name="P61"><text:span text:style-name="T13">– </text:span>А-а-а, ты всё-таки пришёл… <text:span text:style-name="T13">– </text:span>шелестит скрипучий голос за моей спиной.</text:p>
      <text:p text:style-name="P6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1"><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61"><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61"><text:span text:style-name="T13">– </text:span>ТЫ НИЧЕГО НЕ УЗНАЕШЬ!!!</text:p>
      <text:p text:style-name="P61"><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1"><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1">Луна закашливается едким смехом и отпивает из вазы, стоящей на полу рядом с матрацем.</text:p>
      <text:p text:style-name="P61"><text:span text:style-name="T13">– </text:span>Открой балкон. Мы призвали Найтмэр, чтобы подольше продержаться. Этой сучке из племени виндиго нужен ветер.</text:p>
      <text:p text:style-name="P6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1"><text:span text:style-name="T13">– </text:span>Сожалеем, что не можем убить тебя.</text:p>
      <text:p text:style-name="P61">Обернувшись я встречаюсь с рогом аликорницы, нацеленным мне в грудь.</text:p>
      <text:p text:style-name="P61"><text:span text:style-name="T13">– </text:span>Твоё тело соткано из наваждения — Нам ли не знать! Мы всё ещё Владыка Снов.</text:p>
      <text:p text:style-name="P61">Я делаю шаг назад, на балкон. Луна трескуче смеётся и шагает следом.</text:p>
      <text:p text:style-name="P61"><text:span text:style-name="T13">– </text:span>Но что в Нашей власти — так это вышвырнуть тебя отсюда!</text:p>
      <text:p text:style-name="P61">Я снова отступаю. Я помню, что балкон метра три в ширину и без перил. И хоть я осознаю, что это сон, мне страшно до онемения.</text:p>
      <text:p text:style-name="P61"><text:span text:style-name="T13">– </text:span>Призвав тебя сюда, мы потратили последние силы. Которыми можно было поддерживать Эквестрию ещё долгие годы.</text:p>
      <text:p text:style-name="P61">Шаг назад.</text:p>
      <text:p text:style-name="P61"><text:span text:style-name="T13">– </text:span>Кимеринн погиб, чтобы ты жил.</text:p>
      <text:p text:style-name="P61">Шаг назад.</text:p>
      <text:p text:style-name="P61"><text:span text:style-name="T13">– </text:span>Сел осталась без магии и развоплотилась из-за тебя.</text:p>
      <text:p text:style-name="P61">Шаг назад.</text:p>
      <text:p text:style-name="P61"><text:span text:style-name="T13">– </text:span>Столько надежд впустую. Сколько ожиданий! И, как финальная насмешка, ты увидишь гибель всего, что Нам дорого?! Не бывать этому! ПОШЁЛ ВОН!!!</text:p>
      <text:p text:style-name="P61">Я мешкаю, не чувствуя под отступающей ногой опоры, и этого хватает, чтобы Луна в выпаде достала меня рогом.</text:p>
      <text:p text:style-name="P61">Магический разряд пронзает грудь сетью молний и вышвыривает меня с балкона. Луна — или Найтмэр Мун? — хохочет, видя моё падение.</text:p>
      <text:p text:style-name="P61">Я проваливаюсь в сине-зелёную мглу, усыпанную звёздами.</text:p>
      <text:p text:style-name="P61"/>
      <text:p text:style-name="P61">…</text:p>
      <text:p text:style-name="P47"/>
      <text:p text:style-name="P6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1"><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0">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1">Ближе.</text:p>
      <text:p text:style-name="P61">Всем телом ощущаю дискомфорт от низкочастотной вибрации, как будто рядом проходит поезд.</text:p>
      <text:p text:style-name="P61">Ещё ближе.</text:p>
      <text:p text:style-name="P6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1">Совсем близко.</text:p>
      <text:p text:style-name="P61">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61"/>
      <text:p text:style-name="P61">Я ВИЖУ!!! ПРОКЛЯТЬЕ, КАК ВСЁ ПРОСТО!!!</text:p>
      <text:p text:style-name="P61"/>
      <text:p text:style-name="P61">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61"><text:span text:style-name="T13">– </text:span>Ты ведь вернёшься в Эквестрию? Не говори им, что увидел там! <text:span text:style-name="T13">– </text:span>жеребёнок машет в сторону экрана. Её голос слышится глухо, как через подушку. <text:span text:style-name="T13">– </text:span>Любую пони, что узнает всю правду, сожрёт Чёрный экран.</text:p>
      <text:p text:style-name="P61">Я киваю ей в ответ. Мне понятно, почему.</text:p>
      <text:p text:style-name="P61"><text:span text:style-name="T13">– </text:span>Как тебя зовут, малышка? Я постараюсь вернуть тебя. Может быть, ещё не поздно.</text:p>
      <text:p text:style-name="P61">Пегаска приветственно машет копытом. Звёзды просвечивают сквозь неё, она тает на глазах.</text:p>
      <text:p text:style-name="P34"><text:span text:style-name="T47">– </text:span><text:span text:style-name="T35">Шейла! Шейла Блюскай! И я уже не малышка! </text:span><text:span text:style-name="T47">– </text:span><text:span text:style-name="T35">она тычет в кьютимарку в виде ластика, стирающего тучу.</text:span></text:p>
      <text:p text:style-name="P61">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6"/>
      <text:p text:style-name="P62">***</text:p>
      <text:p text:style-name="P62"/>
      <text:p text:style-name="P1"><text:span text:style-name="T13">–</text:span> А<text:span text:style-name="T1">нон?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41">— </text:span><text:span text:style-name="T1">т</text:span>ы стал слишком бледный. Я решила прервать <text:span text:style-name="T1">заклинание</text:span>. Как ты себя…</text:p>
      <text:p text:style-name="P1"><text:span text:style-name="T50">–</text:span><text:span text:style-name="T41"> …чувствуешь, дорогая Рэрити?! Я могу чем-нибудь помочь? Вот, выпей воды! </text:span><text:span text:style-name="T50">–</text:span><text:span text:style-name="T41"> дракончик метался вокруг светлой единорожки, в волнении заламывая лапы.</text:span></text:p>
      <text:p text:style-name="P61"><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1"><text:span text:style-name="T13">– </text:span>Ну што? Увидел што-нибудь, сахарок?</text:p>
      <text:p text:style-name="P61">Пони уставились на меня с надеждой.</text:p>
      <text:p text:style-name="P61"><text:span text:style-name="T13">– </text:span>Да.</text:p>
      <text:p text:style-name="P61">Откровение давило на психику как тонна кирпичей. Я не знал, что им сказать. Я не мог.</text:p>
      <text:p text:style-name="P61"><text:span text:style-name="T13">– П</text:span>ревосходно!</text:p>
      <text:p text:style-name="P61"><text:span text:style-name="T13">– </text:span>Это просто супер-дупер-здоровски-потрясно!</text:p>
      <text:p text:style-name="P61"><text:span text:style-name="T13">– </text:span>Йей!</text:p>
      <text:p text:style-name="P61"><text:span text:style-name="T13">– </text:span>Ю-ху!</text:p>
      <text:p text:style-name="P61"><text:span text:style-name="T13">– О</text:span>фигенно! Мы победили! Анон, ты молодец!</text:p>
      <text:p text:style-name="P61"><text:span text:style-name="T13">– </text:span>Замечательно! Секундочку, я приготовлю дневник…</text:p>
      <text:p text:style-name="P61">Восторг пони постепенно сменился ожиданием. Я молчал.</text:p>
      <text:p text:style-name="P61"><text:span text:style-name="T13">– </text:span>Эмм? И что же ты увидел? <text:span text:style-name="T13">– </text:span>не выдержала Твайлайт.</text:p>
      <text:p text:style-name="P61"><text:span text:style-name="T13">– </text:span>Я… не могу сказать этого.</text:p>
      <text:p text:style-name="P61">Ожидание сменилось недоумением. Рэйнбоу Дэш насмешливо скривила губы.</text:p>
      <text:p text:style-name="P61"><text:span text:style-name="T13">– </text:span>Да ладно! Кончай прикалываться, Анон, мы же ждём! Шутка зачлась!</text:p>
      <text:p text:style-name="P61"><text:span text:style-name="T13">– </text:span>Не могу!!!</text:p>
      <text:p text:style-name="P61"/>
      <text:p text:style-name="P61">…</text:p>
      <text:p text:style-name="P61"/>
      <text:p text:style-name="P61">Молчание прервала Эпплджек.</text:p>
      <text:p text:style-name="P61"><text:span text:style-name="T13">– </text:span>Сахарок, с тобой всё в порядке?</text:p>
      <text:p text:style-name="P61">Дэш подошла ко мне вплотную, обняла меня за шею и прижалась нос к носу.</text:p>
      <text:p text:style-name="P61"><text:span text:style-name="T13">– Анон</text:span>, ты чего? <text:span text:style-name="T13">– </text:span>прошептала она. <text:span text:style-name="T13">– </text:span>Тебя во сне кто-то заколдовал? Мигни мне правым глазом, если да.</text:p>
      <text:p text:style-name="P61">Я высвободился из объятий пегаски.</text:p>
      <text:p text:style-name="P61"><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61">Тишина сменилась гулом голосов. Пони вполголоса обсуждали ситуацию, посматривая на меня и почёсывая в затылках.</text:p>
      <text:p text:style-name="P61"><text:span text:style-name="T13">– </text:span>Конски яблоки! Вот это поворот! А мне так хотелось узнать, што за нечисть тут орудует!</text:p>
      <text:p text:style-name="P61"><text:span text:style-name="T13">–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1"><text:span text:style-name="T13">–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61"><text:span text:style-name="T13">– </text:span>Рэр, отвали!</text:p>
      <text:p text:style-name="P61"><text:span text:style-name="T13">– </text:span>Оу, какие страсти! Ладно-ладно, не сердись, дорогая, не мешаю!</text:p>
      <text:p text:style-name="P61"><text:soft-page-break/><text:span text:style-name="T13">–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61"><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61"><text:span text:style-name="T13">– </text:span>Стойте!</text:p>
      <text:p text:style-name="P61">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61"><text:span text:style-name="T13">– </text:span>Ага, вот! Нашла! Анон прав! В «Заклинании Последнего Шанса» есть такое! <text:span text:style-name="T13">– </text:span>единорожка принялась зачитывать отрывок.</text:p>
      <text:p text:style-name="P61">…</text:p>
      <text:p text:style-name="P61">«<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9">и </text:span><text:span text:style-name="T15">слишком громко думать. И сообщить способ спасения — означает его разрушить.</text:span>»</text:p>
      <text:p text:style-name="P61">…</text:p>
      <text:p text:style-name="P61"><text:span text:style-name="T13">– </text:span>Ты хочешь сказать, если Анон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61">Пегаска сжала голову копытами. Твайлайт просветлела мордочкой и подбежала к доске.</text:p>
      <text:p text:style-name="P61"><text:span text:style-name="T13">– </text:span>Это может быть случай так называемого «кота Шротингера». Никогда бы не подумала, что он мне встретится на практике!</text:p>
      <text:p text:style-name="P61">Твайлайт протёрла доску тряпочкой и нарисовала на ней коробку.</text:p>
      <text:p text:style-name="P61"><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61"><text:span text:style-name="T13">– </text:span><text:span text:style-name="T70">Допустим, кот бессмертен. Также допустим, что кот з</text:span>аколдован<text:span text:style-name="T70"> </text:span>отложенным <text:span text:style-name="T70">заклятие</text:span>м<text:span text:style-name="T70"> Абсолютного Стирания, которое сработает, если кто-то откроет ящик</text:span>. <text:span text:style-name="T70">То есть, п</text:span>ри открытии<text:span text:style-name="T70"> ящик</text:span>а<text:span text:style-name="T70"> кот исчезнет из </text:span>бытия<text:span text:style-name="T70"> </text:span>— его нет, и никогда не было.</text:p>
      <text:p text:style-name="P61"><text:span text:style-name="T13">– </text:span>Бедный котик. <text:span text:style-name="T13">– </text:span>прошептала Флаттершай.</text:p>
      <text:p text:style-name="P61">Я насторожился, услышав знакомое заклинание.</text:p>
      <text:p text:style-name="P61"><text:span text:style-name="T13">– </text:span>Стой! Откуда тебе известно про заклинание Абсолютного Стирания?</text:p>
      <text:p text:style-name="P61"><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61"><text:span text:style-name="T13">– </text:span>Гм. Ну ладно, продолжай.</text:p>
      <text:p text:style-name="P61"><text:span text:style-name="T13">– </text:span>Так вот, по условию эксперимента известно, что вероятность того, что кто-то откроет ящик, ненулевая.</text:p>
      <text:p text:style-name="P61"><text:span text:style-name="T13">– </text:span>И что это означает, дорогая? <text:span text:style-name="T13">– </text:span>спросила Рэрити.</text:p>
      <text:p text:style-name="P61"><text:span text:style-name="T13">– </text:span>Это значит, что кто-нибудь когда-нибудь обязательно откроет его.</text:p>
      <text:p text:style-name="P61"><text:span text:style-name="T13">– </text:span>У меня щас башка лопнет! <text:span text:style-name="T13">– </text:span>пожаловалась Дэш. <text:span text:style-name="T13">– </text:span>Так всё-таки, когда этот ляганный ящик откроют?</text:p>
      <text:p text:style-name="P61"><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1">Твайлайт прокашлялась, отпила из графина и продолжила.</text:p>
      <text:p text:style-name="P61"><text:soft-page-break/><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1">Пони молчали, переваривая информацию. Дэш с отсутствующим видом следила за пауком на потолке.</text:p>
      <text:p text:style-name="P61">Наконец Эпплджек сдвинула шляпу на лоб.</text:p>
      <text:p text:style-name="P61"><text:span text:style-name="T13">–</text:span> То есть, ты хошь сказать, што мы все — навроде этого кота, а Анон боится открыть ящик? Штоб мы не исчезли окончательно?</text:p>
      <text:p text:style-name="P61"><text:span text:style-name="T13">– </text:span>Нечто вроде того. Стар Свирл пишет, что разглашение способа спасения его же и разрушит. Иными словами, открывать ящик нельзя.</text:p>
      <text:p text:style-name="P61">Я поднял руку, прося слово. Пони обернулись на меня и затихли.</text:p>
      <text:p text:style-name="P61"><text:span text:style-name="T13">–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61">…</text:p>
      <text:p text:style-name="P61"><text:span text:style-name="T13">– </text:span>Лягать! <text:span text:style-name="T13">– </text:span>выругалась Дэш. <text:span text:style-name="T13">– </text:span>Значит, наши усилия по доставке резонаторов пошли лесом.</text:p>
      <text:p text:style-name="P61"><text:span text:style-name="T13">– </text:span>Не совсем. Мне таки удалось узнать, где искать Селестию.</text:p>
      <text:p text:style-name="P61">В библиотеке снова поднялся галдёж. Твайлайт подняла копыто.</text:p>
      <text:p text:style-name="P61"><text:span text:style-name="T13">– </text:span>Тихо! Спайк, будь добр, сбегай к Кейкам за выпечкой. Нам надо успокоиться. Анон, хоть про Селестию ты нам можешь рассказать?</text:p>
      <text:p text:style-name="P61"><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61"><text:span text:style-name="T13">– А </text:span>как ты узнал… <text:span text:style-name="T13">– </text:span>начала было единорожка, но её перебил напряжённый голос Спайка.</text:p>
      <text:p text:style-name="P61"><text:span text:style-name="T13">– </text:span>Твай! <text:span text:style-name="T13">– </text:span>дракончик стоял в дверях спиной к нам. <text:span text:style-name="T13">– </text:span>У нас гости.</text:p>
      <text:p text:style-name="P61">Спайк попятился назад. Дверь широко растворилась и в библиотеку вошла Луна.</text:p>
      <text:p text:style-name="P61"/>
      <text:h text:style-name="Heading_20_2" text:outline-level="2"><text:span text:style-name="T1">2</text:span>1. Поединок с Луной.</text:h>
      <text:p text:style-name="P61"/>
      <text:p text:style-name="P61">Дружный вздох прокатился по залу.</text:p>
      <text:p text:style-name="P6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61"><text:span text:style-name="T13">– Анон</text:span>, беги!!!</text:p>
      <text:p text:style-name="P6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1"><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61">Мы с пегаской застыли в синем левитационном поле и поплыли к Луне.</text:p>
      <text:p text:style-name="P61"><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61"><text:soft-page-break/>Нас с Дэш обернуло лавандовое левитационное поле и мы полетели к библиотекарше. Ты был несправделив к книгоежке, Анон!</text:p>
      <text:p text:style-name="P61"><text:span text:style-name="T13">–</text:span> Что? Мы не ослышались? ТЫ СМЕЕШЬ МЕШАТЬ НАМ?!!</text:p>
      <text:p text:style-name="P61">Нас опять потащило к Луне. Дэш подпёрла голову копытом, закатила глаза и скорчила скучающую мину.</text:p>
      <text:p text:style-name="P61"><text:span text:style-name="T13">–</text:span> Мне очень жаль, Ваше Высочество, но Селестия назначила Анонимуса МОИМ начальником, и этот приказ НИКТО не отменял! Он МОЙ!</text:p>
      <text:p text:style-name="P61">В голосе лавандовой единорожки звучал металл. Мы опять полетели к Твайлайт.</text:p>
      <text:p text:style-name="P61"><text:span text:style-name="T13">–</text:span> ДОВОЛЬНО! НАМ НАДОЕЛА ЭТА НЕПОКОРНОСТЬ! ПОЗНАЙ ГНЕВ ПРИНЦЕССЫ НОЧИ!!!</text:p>
      <text:p text:style-name="P61"><text:span text:style-name="T13">–</text:span> Элементы! Аврал!!! Работаем!!!</text:p>
      <text:p text:style-name="P61">Ярко-фиолетовый луч разгневанной аликорницы столкнулся со щитом наспех мобилизованных Элементов <text:s/>Гармонии.</text:p>
      <text:p text:style-name="P61">Началась жара.</text:p>
      <text:p text:style-name="P6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1"><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61"><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6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1"><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1"><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61"><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61"><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1"><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61">Перед Луной возник ярко-фиолетовый шар, окутанный роем голубых искорок.</text:p>
      <text:p text:style-name="P61"><text:span text:style-name="T13">– О</text:span>хренеть! <text:span text:style-name="T13">– </text:span>чертыхнулся Спайк. <text:span text:style-name="T13">– </text:span><text:s/>Твай, она создаёт сферу стихий!</text:p>
      <text:p text:style-name="P61"><text:span text:style-name="T13">– </text:span>Вижу! <text:span text:style-name="T13">– </text:span>донёсся голос единорожки из-под потолка. <text:span text:style-name="T13">– </text:span>Задействую план «Д»!</text:p>
      <text:p text:style-name="P61"><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53">Тороид <text:span text:style-name="T60">–</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61"><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1">Дракончик пополз было к окну, но я придержал его за хвост.</text:p>
      <text:p text:style-name="P61"><text:span text:style-name="T13">– </text:span>Погоди. У меня есть вариант получше.</text:p>
      <text:p text:style-name="P61">Я вылез из-под шкафа и попрыгал на одной ноге в центр зала.</text:p>
      <text:p text:style-name="P61"><text:span text:style-name="T13">– </text:span>Стойте! Прекратите! Да остановитесь же!!!</text:p>
      <text:p text:style-name="P61">Аликорница и шестёрка поней уставились на меня.</text:p>
      <text:p text:style-name="P61"><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1"><text:span text:style-name="T13">– </text:span>Ты так говоришь,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61">Я успокаивающе поднял руки.</text:p>
      <text:p text:style-name="P61"><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61"><text:span text:style-name="T13">– </text:span>Как ты её назвал? <text:span text:style-name="T13">– </text:span>отвалилась челюсть у аликорницы.</text:p>
      <text:p text:style-name="P61"><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61"><text:span text:style-name="T13">– </text:span>Что? <text:span text:style-name="T13">– </text:span>хором вскрикнули я с Луной.</text:p>
      <text:p text:style-name="P61">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1">С громким треском они встретились у лестницы на верхний ярус.</text:p>
      <text:p text:style-name="P6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1">Этой малой частью сознания я отметил скрип двери и застенчивый голос:</text:p>
      <text:p text:style-name="P61"><text:span text:style-name="T13">– </text:span>Твайлайт, Дёрпи сказала, у тебя есть «Особенности поведения, питания и размножения приматов»? Я бы хотела её ненадолго… Ого!!!</text:p>
      <text:p text:style-name="P61">После долгой паузы тот же голос спросил:</text:p>
      <text:p text:style-name="P61"><text:span text:style-name="T13">– </text:span>Что тут случилось? Почему все висят в воздухе? И всё вот это?</text:p>
      <text:p text:style-name="P61">Голос Спайка откуда-то из подвала ответил:</text:p>
      <text:p text:style-name="P61"><text:span text:style-name="T13">– </text:span>Потому что Твайлайт остановила время. В радиусе девяти метров, как мне кажется. Или десяти.</text:p>
      <text:p text:style-name="P61"><text:soft-page-break/><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1"><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1">Наступило молчание. Потом донеслось всхлипывание единорожки-заучки.</text:p>
      <text:p text:style-name="P61"><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1"><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61"><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1">В мозгу раздалось мычание, как если бы кто-то хотел выругаться, но в через силу сдержался.</text:p>
      <text:p text:style-name="P61"><text:span text:style-name="T13">– </text:span>КТО ИЗ МАГОВ СЕЙЧАС ПРИСУТСТВУЕТ В БИБЛИОТЕКЕ ЗА ПРЕДЕЛАМИ ЗОНЫ СКОЛЛАПСИРОВАВШЕГО ВРЕМЕНИ?</text:p>
      <text:p text:style-name="P61">Молчание. Наконец голос Спайка произнёс:</text:p>
      <text:p text:style-name="P61"><text:span text:style-name="T13">– </text:span>Она имеет ввиду, кто из единорогов в библиотеке не попал в это сверхпрозрачное стекло? Ну же, не тушуйся!</text:p>
      <text:p text:style-name="P61">Послышался застенчивый голос.</text:p>
      <text:p text:style-name="P61"><text:span text:style-name="T13">– </text:span>Эмм, я вам подхожу?</text:p>
      <text:p text:style-name="P61"><text:span text:style-name="T13">– </text:span>КТО ТЫ? ПРЕДСТАВЬСЯ!</text:p>
      <text:p text:style-name="P61"><text:span text:style-name="T13">– </text:span>Эмм, Лира Хартстрингс, единорог. Я не то, чтобы маг, моя специализация — музыка…</text:p>
      <text:p text:style-name="P61"><text:span text:style-name="T13">– </text:span>ГОДИТСЯ! ТЫ ВИДИШЬ ТОЧКУ СИНГУЛЯРНОСТИ?</text:p>
      <text:p text:style-name="P61"><text:span text:style-name="T13">– </text:span>Эмм?</text:p>
      <text:p text:style-name="P61">Голос Спайка пояснил:</text:p>
      <text:p text:style-name="P61"><text:span text:style-name="T13">– </text:span>Вон та яркая искорка над лестницей, у которой вся картинка искривляется.</text:p>
      <text:p text:style-name="P61"><text:span text:style-name="T13">– </text:span>Да! Вижу.</text:p>
      <text:p text:style-name="P61"><text:span text:style-name="T13">– </text:span>ТЕПЕРЬ ЛЕВИТИРУЙ ПРИМАТА В ТОЧКУ СИНГУЛЯРНОСТИ.</text:p>
      <text:p text:style-name="P61"><text:span text:style-name="T13">– </text:span>Чего-о-о?!! <text:span text:style-name="T13">– </text:span>возопило моё малое сознание.</text:p>
      <text:p text:style-name="P61"><text:span text:style-name="T13">– </text:span>Эмм… Зачем?</text:p>
      <text:p text:style-name="P61"><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61"><text:soft-page-break/><text:span text:style-name="T13">– </text:span>Вы даёте слово, что человеку не будет причинён вред? <text:span text:style-name="T13">– </text:span>голос Лиры обрёл непривычную твёрдость.</text:p>
      <text:p text:style-name="P61"><text:span text:style-name="T13">– </text:span>КАК ТЫ СМЕЕШЬ СОМНЕВАТЬСЯ В НАС, СВОЕЙ ПРИНЦЕССЕ?</text:p>
      <text:p text:style-name="P61"><text:span text:style-name="T13">– Я </text:span>не сомневаюсь в вас, Ваше Высочество… Потому и требую слова!</text:p>
      <text:p text:style-name="P61"><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1"><text:span text:style-name="T13">– </text:span>Ну, блядь, спасибо! <text:span text:style-name="T13">– </text:span>подумал я.</text:p>
      <text:p text:style-name="P61"><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1">Тишина… С громким хлопком торнадо исчезает, сознания воссоединяются, всё падает на пол. </text:p>
      <text:p text:style-name="P61"/>
      <text:p text:style-name="P61">…</text:p>
      <text:p text:style-name="P61"/>
      <text:p text:style-name="P61"><text:span text:style-name="T13">– </text:span>Буэ-э-э!</text:p>
      <text:p text:style-name="P61">То ли от воздействия сингулярности, то ли от того, что закружилась голова в торнадо, но меня буквально вывернуло наизнанку.</text:p>
      <text:p text:style-name="P61"><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6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1"><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6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1"><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61">Просительные нотки контрастировали с привычным для Луны властным тоном. Аликорница присела на пол и устало опустила голову.</text:p>
      <text:p text:style-name="P61">Я кивнул ей примирительно.</text:p>
      <text:p text:style-name="P61"><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1"><text:span text:style-name="T13">– </text:span>Давай по-порядку. <text:span text:style-name="T13">– о</text:span>становила меня Луна. <text:span text:style-name="T13">– </text:span>С чего ты взял, что она в твоём мире?</text:p>
      <text:p text:style-name="P61">Я задумался. Как объяснить ей, не рассказывая основное? То, от чего весь мир остановится? Как описать частность, не раскрыв суть?</text:p>
      <text:p text:style-name="P61">Луна продолжила с горечью.</text:p>
      <text:p text:style-name="P61"><text:soft-page-break/><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1"><text:span text:style-name="T13">– Ч</text:span>то? Остатки магии? <text:span text:style-name="T13">–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1"><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Ей пришлось потратить все силы на то, чтобы вырвать тебя из лап твоего мира. Она не вернулась обратно.</text:p>
      <text:p text:style-name="P6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1">Я со всей дури грохнул кулаком по ограждению балкона. Перила жалобно скрипнули. Луна всё поняла и кивнула.</text:p>
      <text:p text:style-name="P61"><text:span text:style-name="T13">– </text:span>Теперь ты понимаешь, почему Мы виним тебя в развоплощении сестры?</text:p>
      <text:p text:style-name="P61"><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61">Луна пристально взглянула на меня и понимающе склонила голову.</text:p>
      <text:p text:style-name="P61"><text:span text:style-name="T13">– </text:span>Мы знаем, иногда так бывает. Продолжай.</text:p>
      <text:p text:style-name="P61"><text:span text:style-name="T13">–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61"><text:span text:style-name="T13">– </text:span>Да, помним.</text:p>
      <text:p text:style-name="P61"><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1">В разговор встряла Твайлайт, до этого тихо стоявшая в сторонке.</text:p>
      <text:p text:style-name="P61"><text:span text:style-name="T13">–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1">Я вздохнул с облегчением. Твайлайт — умничка! Мне даже придумывать ничего не пришлось.</text:p>
      <text:p text:style-name="P61"><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61">Единорожка успокаивающе произнесла:</text:p>
      <text:p text:style-name="P61"><text:span text:style-name="T13">–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6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1"><text:soft-page-break/><text:span text:style-name="T13">– </text:span>Ты что-то недоговариваешь. <text:span text:style-name="T13">– </text:span>шепнула Лу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61">Аликорница вернулась на место, воссоединившись с двойником.</text:p>
      <text:p text:style-name="P61"><text:span text:style-name="T13">–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61"><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1">Единорожка задумалась.</text:p>
      <text:p text:style-name="P61"><text:span text:style-name="T13">–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1"><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стра.</text:p>
      <text:p text:style-name="P61"><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61">Луна сморщила нос при этих словах, но всё же кивнула.</text:p>
      <text:p text:style-name="P61"><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1"><text:span text:style-name="T13">– </text:span>Я приглашу их. Они не откажутся.</text:p>
      <text:p text:style-name="P61"><text:span text:style-name="T13">– </text:span>Что ж, ещё одной проблемой меньше. Теперь нужно решить, как найти Сел. Кто-то должен отправиться за ней.</text:p>
      <text:p text:style-name="P61"><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61"><text:span text:style-name="T13">– </text:span>А если…</text:p>
      <text:p text:style-name="P61"><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61"><text:span text:style-name="T13">– </text:span>Остаётся ещё одна проблема. <text:span text:style-name="T13">– </text:span>тихо сказала тёмная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61"><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61">Единорожка вернулась в библиотеку. Некоторое время мы с Луной молча слушали звуки засыпающего Понивилля.</text:p>
      <text:p text:style-name="P61"><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61"><text:soft-page-break/><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61"><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1">Аликорница отвлеклась от воспоминаний.</text:p>
      <text:p text:style-name="P61"><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1"><text:span text:style-name="T13">– </text:span>Почему же ты не смогла найти меня с его помощью?</text:p>
      <text:p text:style-name="P61">Аликорница смутилась.</text:p>
      <text:p text:style-name="P61"><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1"><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61"><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то, что было у тебя с Сел.</text:p>
      <text:p text:style-name="P61">Я присмотрелся к ночной принцессе с подозрением. Что она знает о нас с Селестией?</text:p>
      <text:p text:style-name="P61"><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61"><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61"><text:span text:style-name="T13">– </text:span>А также совместить приятное с полезным. <text:span text:style-name="T13">– </text:span>не удержался я от подколки.</text:p>
      <text:p text:style-name="P56">Луна бросила на меня тяжёлый взгляд.</text:p>
      <text:p text:style-name="P59"><text:span text:style-name="T20">–</text:span> Вот это вряд ли! Сестра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19">–</text:span> Тогда зачем она..?</text:p>
      <text:p text:style-name="P56"><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Тревожная догадка окончательно сковала морозом душу.</text:p>
      <text:p text:style-name="P59"><text:span text:style-name="T20">–</text:span> А другие? Они тоже… давали мне потому, что считали меня последним шансом?</text:p>
      <text:p text:style-name="P59"><text:soft-page-break/>У аликорницы отвалилась челюсть.</text:p>
      <text:p text:style-name="P59"><text:span text:style-name="T20">–</text:span> Другие? Кто ещё?<text:span text:style-name="T13"> </text:span>С кем ещё у тебя были… отношения?</text:p>
      <text:p text:style-name="P56"><text:span text:style-name="T19">–</text:span> С Рэйнбоу Дэш <text:span text:style-name="T19">–</text:span> ответил я несчастным голосом. <text:span text:style-name="T19">–</text:span> И, может быть, с Пинки.</text:p>
      <text:p text:style-name="P56"><text:span text:style-name="T19">–</text:span> А ты живчик. <text:span text:style-name="T19">–</text:span> удивлённо заметила Луна и нахмурилась.</text:p>
      <text:p text:style-name="P47">–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56"><text:span text:style-name="T19">– Что?!! – с недоверием воскликнула Луна. – Сестра никогда не умела лечить. И сейчас не умеет </text:span><text:span text:style-name="T68">— иначе Мы бы знали. Мало кто владеет магией целительства, и Сестра не из их числа.</text:span></text:p>
      <text:p text:style-name="P47">– Очень мне надо тебе врать! – возмутился я. – Сел исцелила меня в Кантерлоте с помощью заместительной терапии.</text:p>
      <text:p text:style-name="P47">Луна вскинула копыто к <text:span text:style-name="T1">виску</text:span> и закатила глаза.</text:p>
      <text:p text:style-name="P56"><text:span text:style-name="T19">– О небо! Теперь Мы понимаем, почему она так ослабела! Как это в стиле Сестры </text:span><text:span text:style-name="T68">— она готова отпилить себе крыло, дабы защитить кого-то от солнца!</text:span></text:p>
      <text:p text:style-name="P47">– Ты о чём? – не понял я. – Какое ещё, к дискорду, крыло? Почему она ослабела?</text:p>
      <text:p text:style-name="P47">Луна молча стояла с закрытыми глазами, горестно покачиваясь на ногах взад-вперёд. “Глупая, глупая Сел!” – расслышал я из её бормотания.</text:p>
      <text:p text:style-name="P47">Наконец, Луна снизошла ко мне с объяснением.</text:p>
      <text:p text:style-name="P56"><text:span text:style-name="T19">– Заместительная терапия </text:span><text:span text:style-name="T68">—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61">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7">Луна вздохнула и повернулась ко мне.</text:p>
      <text:p text:style-name="P56"><text:span text:style-name="T19">–</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56">Аликорница фыркнула.</text:p>
      <text:p text:style-name="P56"><text:span text:style-name="T19">–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61"><text:span text:style-name="T13">– Анон</text:span>, ты в порядке? <text:span text:style-name="T13">– </text:span>на балкон заглянула Дэш. <text:span text:style-name="T13">– </text:span>Твайлайт говорит, нам нужно отправляться к развалинам в Вечнодикий лес. Можешь на меня рассчитывать. Когда отправляемся?</text:p>
      <text:p text:style-name="P61">Я благодарно взъерошил пегаске гриву. Уныние отступило.</text:p>
      <text:p text:style-name="P61"><text:span text:style-name="T13">– </text:span>Спасибо, Дэш. Ты настоящий друг.</text:p>
      <text:p text:style-name="P61"><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61">Я удивлённо воззрился на аликорницу. Та сконфузилась.</text:p>
      <text:p text:style-name="P61"><text:soft-page-break/><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1">Я пожал плечами и спустился с пегаской вниз, к компании.</text:p>
      <text:p text:style-name="P61"/>
      <text:h text:style-name="P170" text:outline-level="2"><text:span text:style-name="T1">22</text:span>. <text:span text:style-name="T1">Лучший</text:span> Гранд Галопин<text:span text:style-name="T1">г</text:span> Гала <text:span text:style-name="T1">в истории</text:span></text:h>
      <text:p text:style-name="P89"/>
      <text:p text:style-name="P7">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1"><text:span text:style-name="T13">– </text:span>Да што ж такое творится-то! Ни в жисть не поверю, чтоб в Кантерлоте пустые дома были! <text:span text:style-name="T13">– </text:span>заявила Эпплджек. <text:span text:style-name="T13">–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61"><text:span text:style-name="T13">– </text:span>Какая жалость, что это всё из-за вампирского мира! <text:span text:style-name="T13">– </text:span>пробормотала Рэрити. <text:span text:style-name="T13">– </text:span>Самое бы время покупать землю под бутик.</text:p>
      <text:p text:style-name="P6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1">Тук-тук-тук!</text:p>
      <text:p text:style-name="P61"><text:span text:style-name="T13">– Анон</text:span>, ты тут? <text:span text:style-name="T13">–</text:span>Дэш просунула нос в дверь, не дожидаясь отклика. <text:span text:style-name="T13">– </text:span>Ага, вот ты где! Я с тобой!</text:p>
      <text:p text:style-name="P61">Она швырнула перемётные сумки мне на постель и пошла к выходу.</text:p>
      <text:p text:style-name="P61"><text:span text:style-name="T13">– </text:span>Ну, чего застрял? Пошли скорее, а то на хавчик опоздаем! <text:span text:style-name="T13">– </text:span>нетерпеливо обернулась пегаска.</text:p>
      <text:p text:style-name="P61">Я пожал плечами и пошёл следом. Бороться со стихией в лице Дэш было трудновато. Да и незачем.</text:p>
      <text:p text:style-name="P61"/>
      <text:p text:style-name="P47">…</text:p>
      <text:p text:style-name="P47"/>
      <text:p text:style-name="P6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1"><text:span text:style-name="T13">– </text:span>Располагайтесь. <text:span text:style-name="T13">– </text:span>кивнула нам Луна.</text:p>
      <text:p text:style-name="P6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3">–</text:span> всхлипула Дэш.</text:p>
      <text:p text:style-name="P61"><text:span text:style-name="T13">– </text:span>Ну что же вы? Присаживайтесь. <text:span text:style-name="T13">– </text:span>вновь пригласила Луна. <text:span text:style-name="T13">– </text:span>Если блюда заветрятся, придётся их выкинуть и приготовить новые.</text:p>
      <text:p text:style-name="P6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text:p>
      <text:p text:style-name="P61"><text:soft-page-break/><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митарианец<text:note text:id="ftn17" text:note-class="footnote"><text:note-citation>17</text:note-citation><text:note-body><text:p text:style-name="P153">Митарианец <text:span text:style-name="T60">– мясоед</text:span></text:p></text:note-body></text:note> на Нашей памяти. Насколько Нам известно, рацион обезьян состоит из фруктов и листьев бамбука.</text:p>
      <text:p text:style-name="P61">Я мило улыбнулся ей в ответ и закинул в рот пучок петрушки.</text:p>
      <text:p text:style-name="P61"><text:span text:style-name="T13">– </text:span>А ты первая на моей памяти лошадь, умеющая магичить.</text:p>
      <text:p text:style-name="P61">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61">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61">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61">– А если он не придёт, тогда можно?</text:p>
      <text:p text:style-name="P6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1">– Эй! Это моя шляпа! – возмутилась Эпплджек.</text:p>
      <text:p text:style-name="P61">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1">– Прекрати паясничать! – негромко сказала Луна.</text:p>
      <text:p text:style-name="P61">– Я не хотел… Тут мышь… – мои уши загорались медленно, но неотвратимо.</text:p>
      <text:p text:style-name="P61">– Мы не тебе. – так же тихо произнесла аликорница.</text:p>
      <text:p text:style-name="P6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1">– Перестань, Дискорд. – устало ответила Луна. – Фиглярство вызывает улыбку только первые пару сотен лет.</text:p>
      <text:p text:style-name="P61">– Говори за себя, дражайшая! Я, наоборот, только вхожу во вкус!</text:p>
      <text:p text:style-name="P61">Драконикус заткнулся и принялся жадно есть брюкву.</text:p>
      <text:p text:style-name="P61">Аликорница обвела присутствующих долгим взглядом и начала.</text:p>
      <text:p text:style-name="P61">–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61">– Прибыл к нам, ага. А я-то думал, Сахарная Ватка сама вытащила на нашу голову эту обезьяну из мухосранска. – громко прочавкал сам себе Дискорд.</text:p>
      <text:p text:style-name="P61">– Анонимус берётся отыскать Селестию. И наша задача — помочь ему в этом! – с нажимом произнесла Луна, ни на кого не глядя.</text:p>
      <text:p text:style-name="P61"><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1">– Я полностью в вашем распоряжении, Ваше Высочество! Думаю, мои друзья меня поддержат! – отчеканила умничка Твайлайт.</text:p>
      <text:p text:style-name="P61">Остальные пони отозвались невнятным мычанием.</text:p>
      <text:p text:style-name="P6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6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1">– Эталоном? Для всехпони? Всегда говорила? – Дискорд принял задумчивую позу, стреляя глазами по сторонам.</text:p>
      <text:p text:style-name="P6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1">– Мы думаем, она была права!</text:p>
      <text:p text:style-name="P6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1">– Ну, это… Если светоч, то конечно… А как же! Я всегда знал, что я светоч!.. А для Элементов Гармонии я тоже светоч?</text:p>
      <text:p text:style-name="P61">– Разумеется! – заверила его Луна, изо всех сил моргая шестёрке.</text:p>
      <text:p text:style-name="P61">– Светоч, светоч! – вразнобой подтвердили пони. Пожалуй, Флаттершай даже не врала.</text:p>
      <text:p text:style-name="P6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1">– Ффух! – шумно выдохнула Луна. – Спасибо вам, Наши дорогие, вы Нам очень помогли!</text:p>
      <text:p text:style-name="P61">– Но мы же ничего не сделали! – запротестовала Эпплджек.</text:p>
      <text:p text:style-name="P6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61"/>
      <text:p text:style-name="P61">…</text:p>
      <text:p text:style-name="P61"/>
      <text:p text:style-name="P61"><text:soft-page-break/>Безмолвными тенями скользнули лакеи и унесли блюда. На освободившемся столе Луна расстелила свиток с записями.</text:p>
      <text:p text:style-name="P61">– Теперь, Наши маленькие пони, Мы должны просить вас ещё об одной услуге.</text:p>
      <text:p text:style-name="P61">Непривычно смешно было видеть принцессу ночи покрасневшей и прячущей в замешательстве глаза.</text:p>
      <text:p text:style-name="P61">–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61">При этих словах настала очередь прятать глаза шестёрке пони. Дэш фейсхуфнула.</text:p>
      <text:p text:style-name="P61">–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1">Флаттершай закрыла голову копытами.</text:p>
      <text:p text:style-name="P61"/>
      <text:p text:style-name="P48">***</text:p>
      <text:p text:style-name="P47"/>
      <text:p text:style-name="P6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1">– Я верю в вас только потому, что ты об этом попросила. – наконец, начал я. – Тогда, в метель.</text:p>
      <text:p text:style-name="P61">Аликорница кивнула.</text:p>
      <text:p text:style-name="P61">– Потому что у меня больше нет других причин верить в дружбомагию. После того, что рассказала Луна.</text:p>
      <text:p text:style-name="P61">Аликорница сникла.</text:p>
      <text:p text:style-name="P61">– Она ведь правду сказала? То свидание ночью было всего лишь платой? Авансом?</text:p>
      <text:p text:style-name="P61">Селестия грустно кивнула и отвернулась.</text:p>
      <text:p text:style-name="P61">– Выходит, я для тебя был тем же, чем сейчас Дискорд для Луны? С тем отличием, что ты не нашла способ «отмазаться»?</text:p>
      <text:p text:style-name="P6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1">Заросли можжевельника раздвинулись, пропуская синюю единорожку.</text:p>
      <text:p text:style-name="P61">– Привет!</text:p>
      <text:p text:style-name="P61">Я молча смотрел сквозь неё, привалившись спиной к валуну. Мне хотелось побыть одному.</text:p>
      <text:p text:style-name="P61">– Привет, говорю! Мну видела, как ты залазил сюда. Классное местечко!</text:p>
      <text:p text:style-name="P61"><text:soft-page-break/>– Привет, Индиго.</text:p>
      <text:p text:style-name="P61">– Что-то на тебе мордочки нет. Ты бледнее болотной поганки из Вечнодикого леса. Что-то случилось?</text:p>
      <text:p text:style-name="P61">– Случилось, Индиго. За то время, что мы не виделись, случилось очень многое.</text:p>
      <text:p text:style-name="P61">– Так это ж здорово! Мну любит, когда что-нибудь случается! Иначе скучно. А ты? Расскажи! Ты нашёл Шейлу?</text:p>
      <text:p text:style-name="P61">– Нашёл.</text:p>
      <text:p text:style-name="P61">– Вау! А принцессу Селестию?</text:p>
      <text:p text:style-name="P61">– Селестию тоже.</text:p>
      <text:p text:style-name="P61">– Крутотень! А где они? Они скоро вернутся?</text:p>
      <text:p text:style-name="P61">– Они не вернутся.</text:p>
      <text:p text:style-name="P61">Индиго перестала улыбаться. Тревога отразилась на её мордочке.</text:p>
      <text:p text:style-name="P61">– Почему?</text:p>
      <text:p text:style-name="P61">– Они там, откуда нет возврата.</text:p>
      <text:p text:style-name="P6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1">Индиго молча села возле меня. Потом она всхлипнула. Потом тяжело вздохнула.</text:p>
      <text:p text:style-name="P61">– Пожалуйста, скажи мне, что с ними.</text:p>
      <text:p text:style-name="P61">Я оторвался от валуна, склонился над ней и тихонько прошептал ей в ухо:</text:p>
      <text:p text:style-name="P61">– Если я скажу, ты исчезнешь. Это такое проклятие. Отправишься вслед за ними. Мне бы этого не хотелось. Ты нужна здесь.</text:p>
      <text:p text:style-name="P61">Индиго хмуро взглянула на меня.</text:p>
      <text:p text:style-name="P61">–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61">Я ласково потрепал её по головке.</text:p>
      <text:p text:style-name="P6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6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1">– Индиго, ты в Гранд Галопинг Гала когда-нибудь участвовала?</text:p>
      <text:p text:style-name="P61">– А то! В прошлом году па взял меня с собой на Гала. Он стоял в охране, а я пробралась внутрь и наблюдала за всем из-за занавески.</text:p>
      <text:p text:style-name="P61">– То есть, ты помнишь, как там всё устроено и что должно происходить?</text:p>
      <text:p text:style-name="P61">– Агась!</text:p>
      <text:p text:style-name="P61">–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1">– Вау! Круто!</text:p>
      <text:p text:style-name="P61"><text:soft-page-break/>Единорожка в восторге <text:s/>запрыгала на месте.</text:p>
      <text:p text:style-name="P61">–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1">Кобылка остановилась и обняла меня за шею.</text:p>
      <text:p text:style-name="P61">– Спасибки! Тока ж ты на праздник придёшь? Обещаешь? Пожалуйста-пожалуйста-пожалуйста!</text:p>
      <text:p text:style-name="P61">– Обещаю.</text:p>
      <text:p text:style-name="P61">Единорожка умчалась с победным «ю-ху-у-у!».</text:p>
      <text:p text:style-name="P6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1">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7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1">– Сел - Сел… Ну почему ты такая… – пробормотал я сквозь слёзы.</text:p>
      <text:p text:style-name="P61"/>
      <text:p text:style-name="P62">***</text:p>
      <text:p text:style-name="P89"/>
      <text:p text:style-name="P61">«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61">–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6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61">– А моя часть будет в самом конце. – вздохнул третий голосок. – Если мы до него досидим. Лично мне уже надоело. Скучно.</text:p>
      <text:p text:style-name="P6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1">– Всё равно Норф был круче. – пробормотал голос Индиго. – Он Кинга раза три уделывал на «Королеве Лорен».</text:p>
      <text:p text:style-name="P61">– Скоро начнётся! Я слышу свисток Вондерболтов! – перебил голос Санни – Бежим на смотровую площадку!</text:p>
      <text:p text:style-name="P61">– Кто первый добежит, тот… эмм…</text:p>
      <text:p text:style-name="P61">– Суперсветоч!</text:p>
      <text:p text:style-name="P61">– Агась! Галагалоперы, вперёд!</text:p>
      <text:p text:style-name="P61">– Йей!!!</text:p>
      <text:p text:style-name="P6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1">…</text:p>
      <text:p text:style-name="P61"><text:soft-page-break/>– Это она! Она!!! Нам дают знак!</text:p>
      <text:p text:style-name="P61">– Наша принцесса! Наше солнце!</text:p>
      <text:p text:style-name="P61">– Она вернётся! Как нам и обещала принцесса Луна!</text:p>
      <text:p text:style-name="P61">– А то! Я всем говорил! Мне никто не верил! Никто!!! Эти смешные бунтари из Мэйнхеттена…</text:p>
      <text:p text:style-name="P61">– Дайте мне вас обнять, дорогой друг!</text:p>
      <text:p text:style-name="P61">…</text:p>
      <text:p text:style-name="P6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
      <text:p text:style-name="P61">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61">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61"/>
      <text:p text:style-name="P61">…</text:p>
      <text:p text:style-name="P61"/>
      <text:p text:style-name="P61">Музыкальный транс прервался цоканьем копыт по парковой дорожке. Две фигуры устало брели прочь от замка, тихо переговариваясь между собой.</text:p>
      <text:p text:style-name="P61">– Ужель обязательно лично приветствовать каждого пони? Сестра разбаловала их. Это так утомляет!</text:p>
      <text:p text:style-name="P6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1">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6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1">–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61"><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1"/>
      <text:p text:style-name="P61">В саду прозвенел гонг. Музыка умолкла и в наступившей тишине звонкий голосок объявил в потрескивающий микрофон:</text:p>
      <text:p text:style-name="P61">–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61">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61">Последняя фраза утонула в свисте и восторжённом топоте копыт. Твайлайт вздохнула.</text:p>
      <text:p text:style-name="P61">–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61">Твайлайт побрела по дорожке к освещённой террасе. Луна проводила её взглядом. Затем она со смешком обратилась в пространство:</text:p>
      <text:p text:style-name="P61">– Скрываться за колонной — плохая идея, Анонимус. Если хочешь, чтобы тебя не раскрыли, прячься так, чтобы не было видно твоей тени.</text:p>
      <text:p text:style-name="P61">– А кто прячется-то? – я встал и вышел к Луне. – Слушал себе музыку, пока вы не подошли. Классно играют!</text:p>
      <text:p text:style-name="P61">Луна кивнула.</text:p>
      <text:p text:style-name="P61">–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6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1">– А-а-а, дражайший принц? – с приторной любезностью приветствовала франта Луна – Как ваше драгоценное здоровье? Как поживает ваш кузён Хавтиноуз?</text:p>
      <text:p text:style-name="P61">Принц позеленел, промычал нечто нечленораздельное и дал знак носильщикам двигаться дальше.</text:p>
      <text:p text:style-name="P61">Во дворце, вручив мне небольшую тяжёлую шкатулку серебряной окантовки с хрустальным шаром, Луна с некоторым смущением сообщила:</text:p>
      <text:p text:style-name="P61">–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1">Она что, блядь, издевается? Я раздражённо сунул шкатулку в карман.</text:p>
      <text:p text:style-name="P61">– Да хрен там! Какие перья? Ты же сама сказала, отношения были чисто деловыми. По крайней мере, с её стороны.</text:p>
      <text:p text:style-name="P61">Луна продолжила с каменным выражением лица.</text:p>
      <text:p text:style-name="P61">– Если же нет, поднимись в её башню и разыщи перо или волос в её постели. После чего помести это в компас. Всё.</text:p>
      <text:p text:style-name="P61">Аликорница отвернулась. Я пошёл к выходу.</text:p>
      <text:p text:style-name="P61"><text:soft-page-break/>– Иногда деловые отношения служат прикрытием для… чего-то большего. Но смертным это трудно понять.</text:p>
      <text:p text:style-name="P61">Я обернулся. Аликорница смотрела в окно на первый заезд «Небес Эквестрии», не удостаивая меня вниманием.</text:p>
      <text:p text:style-name="P61">Не гребу я этих аликорнов!</text:p>
      <text:p text:style-name="P47"/>
      <text:p text:style-name="P62">***</text:p>
      <text:p text:style-name="P61"/>
      <text:p text:style-name="P61">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61">Перепрыгивая через две ступеньки я достиг вершины башни.</text:p>
      <text:p text:style-name="P61">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6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1">Чувствуя себя грабителем, я вошёл в комнату и осмотрел футон.</text:p>
      <text:p text:style-name="P61">Фиг там! Было такое впечатление, что последнее время на нём никто не спал. Ни складочки, ни вмятинки, ни волоска, ни пылинки.</text:p>
      <text:p text:style-name="P61">Я окинул взглядом комнату. Взор упал на гардероб у стены. Вот где можно найти перо или волос!</text:p>
      <text:p text:style-name="P61">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6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ом щитке.</text:span></text:p>
      <text:p text:style-name="P6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6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61">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61">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61">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1"><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6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1"/>
      <text:p text:style-name="P62">***</text:p>
      <text:p text:style-name="P61"/>
      <text:p text:style-name="P61">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61"/>
      <text:p text:style-name="P61">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1">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6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1">«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61">Штурвал заклинило. Бля!!!</text:p>
      <text:p text:style-name="P6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1">Я что есть мочи дёрнул штурвал на себя.</text:p>
      <text:p text:style-name="P6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1"/>
      <text:p text:style-name="P61">…</text:p>
      <text:p text:style-name="P61"/>
      <text:p text:style-name="P61"><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61">Замок.</text:p>
      <text:p text:style-name="P61">Проклятье, что с замком?!</text:p>
      <text:p text:style-name="P61">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1">Я надавил на рычаг вертикальной тяги и колесница плавно скользнула вниз. Ха, теперь-то я понял, в чём дело! Замок висел в воздухе!</text:p>
      <text:p text:style-name="P61">Пиздец… Замок висел в воздухе?!!</text:p>
      <text:p text:style-name="P6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1">Спокойно, Анон! Ты когда-то хотел стать пилотом — в следующий раз будь поосторожнее в своих мечтаниях! Альпинизм — наше всё!</text:p>
      <text:p text:style-name="P6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1">Я пробежал комнату насквозь и кинулся к выходу.</text:p>
      <text:p text:style-name="P61">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6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1">За моей спиной раздался механический голос.</text:p>
      <text:p text:style-name="P61"/>
      <text:p text:style-name="P61">–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супервизору </text:span><text:span text:style-name="T80">&lt;</text:span><text:span text:style-name="T79">Луна</text:span><text:span text:style-name="T80">&gt;</text:span><text:span text:style-name="T79">.</text:span></text:p>
      <text:p text:style-name="P84"/>
      <text:p text:style-name="P61">Я обернулся.</text:p>
      <text:p text:style-name="P61"><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1"/>
      <text:p text:style-name="P61">БЛЯ!!!</text:p>
      <text:p text:style-name="P61"/>
      <text:p text:style-name="P61">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6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1">«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61">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61">Когда последний чек-поинт был пройден, на главном табло мигнула и исчезла цифра «<text:span text:style-name="T33">7.76</text:span>», сменившись на «<text:span text:style-name="T33">7.72</text:span>».</text:p>
      <text:p text:style-name="P61">Можно ставить галочку на исполнившейся мечте стать пилотом! Что там следующее на очереди? Альпинизм?</text:p>
      <text:p text:style-name="P61">Сделав полный круг вокруг парка, мы вышли на финишную прямую, в конце которой нас приветливо встречали двери центрального холла дворца.</text:p>
      <text:p text:style-name="P61">БЛЯ!!!</text:p>
      <text:p text:style-name="P61">Какая тупица закрыла двери?</text:p>
      <text:p text:style-name="P61">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61">У тебя всё под контролем, Анон?!! Проклятье!</text:p>
      <text:p text:style-name="P61">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61"/>
      <text:p text:style-name="P61">…</text:p>
      <text:p text:style-name="P61"/>
      <text:p text:style-name="P61">–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61">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61"><text:soft-page-break/></text:p>
      <text:p text:style-name="P61">…</text:p>
      <text:p text:style-name="P61"/>
      <text:p text:style-name="P61">– Что сиё значит, человек?!!</text:p>
      <text:p text:style-name="P61">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61">– Мнэ-э-э. – в этот момент даже козлиное блеяние было для меня верхом геройства.</text:p>
      <text:p text:style-name="P61">Подымая тучи пыли, с грохотом обрушилась в провал башня Селестии. Луна с отвалившейся челюстью наблюдала за действом в окно.</text:p>
      <text:p text:style-name="P61">– Что… Что это за дискордовщина?!</text:p>
      <text:p text:style-name="P61">Луна глянула в противоположное окно.</text:p>
      <text:p text:style-name="P61">– А куда делась Наша башня?!! – на аликорницу было жалко смотреть.</text:p>
      <text:p text:style-name="P61">– Она внизу. – промямлил я. <text:s/>Чтобы легче было дышать, я пальцем оттянул галстук от горла.</text:p>
      <text:p text:style-name="P61">– В каком ещё низу???</text:p>
      <text:p text:style-name="P61">– Ну… внизу. С остальным Кантерлотом… – я чувствовал себя дебилом.</text:p>
      <text:p text:style-name="P61">Аликорница молча взвилась в воздух и вылетела наружу. Через минуту вернулась.</text:p>
      <text:p text:style-name="P61">– Мы приняли решение! Бал закрывается!</text:p>
      <text:p text:style-name="P61"/>
      <text:h text:style-name="Heading_20_2" text:outline-level="2">2<text:span text:style-name="T1">3</text:span>. <text:span text:style-name="T1">Летающий замок</text:span></text:h>
      <text:p text:style-name="P91"/>
      <text:p text:style-name="P61">Скалу ощутимо тряхнуло. Грибной суп выплеснулся из супницы на стол.</text:p>
      <text:p text:style-name="P61">– Конски яблоки! Четвёртый день уж волокут. Могли бы и научиться наконец-то. – проворчала Эпплджек с набитым ртом.</text:p>
      <text:p text:style-name="P61">Мы завтракали на утёсе. Прямо перед нами маячил хвост «Конкордии». Трёхмильный канат соединял гигантский дирижабль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61">– Девочки, под нами Понивилль! – захлопала копытами Рэрити. – Узнаю свой бутик!</text:p>
      <text:p text:style-name="P61">Да, с утёса открылся городок, очертаниями повторяющий карту Понивилля. Я даже рассмотрел свой бывший домик на окраине, у железной дороги.</text:p>
      <text:p text:style-name="P61">– Эй-Джей, гляди, твоя ферма! Я даже Биг Мака вижу. – Дэш указала на ряды деревьев на окраине городка.</text:p>
      <text:p text:style-name="P61">– Агась, она, родимая! – кивнула фермерша. – А это значит, скоро приедем.</text:p>
      <text:p text:style-name="P61">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61"><text:soft-page-break/></text:p>
      <text:p text:style-name="P61">…</text:p>
      <text:p text:style-name="P61"/>
      <text:p text:style-name="P6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3">СВЕТОЧ</text:span>».</text:p>
      <text:p text:style-name="P61">– Итак, через день мы достигнем цели.</text:p>
      <text:p text:style-name="P61">Надеюсь, все помнят план действий. Мы высаживаемся группой у входа и…</text:p>
      <text:p text:style-name="P61">– Эмм… Прячемся?</text:p>
      <text:p text:style-name="P61">– Дерёмся с пландерсидами?</text:p>
      <text:p text:style-name="P61">– Создаём магический щит?</text:p>
      <text:p text:style-name="P61">– Нет!</text:p>
      <text:p text:style-name="P61">Луна поднесла копыто ко рту и прокашлялась.</text:p>
      <text:p text:style-name="P61">–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61">Луна строго посмотрела на нас.</text:p>
      <text:p text:style-name="P61">–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1">Я вспомнил, как мы драпали из замка, но промолчал.</text:p>
      <text:p text:style-name="P6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1">– По возвращению человек отыщет Сестру с помощью компаса, что Мы приготовили для него. Ты активировал компас, Анонимус?</text:p>
      <text:p text:style-name="P61">Я продемонстрировал ночной принцессе шкатулку с беспорядочно мечущейся стрелкой.</text:p>
      <text:p text:style-name="P61">–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61">Лавандовая единорожка съёжилась.</text:p>
      <text:p text:style-name="P61">–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61">–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61">Мордочка аликорницы омрачилась печалью.</text:p>
      <text:p text:style-name="P61"><text:soft-page-break/>– К сожалению, в этом случае жертв невозможно будет избежать. Мы бы многое отдали, чтобы не прибегать к этому варианту.</text:p>
      <text:p text:style-name="P61">Дэш подняла копыто.</text:p>
      <text:p text:style-name="P61">– Если я правильно врубилась, нам надо навести шороху в болоте при посадке? Чтоб ничего не дёргалось? Это для меня — фигня! Было б о чём говорить.</text:p>
      <text:p text:style-name="P61">Все, включая меня, вытаращились на пегаску с великим удивлением. Дискорд покрутил когтем у виска.</text:p>
      <text:p text:style-name="P61">– Я могу влупить по болоту радужным ударом. – объяснила пегаска. – Ручаюсь, после этого пландерсидам будет не до нас.</text:p>
      <text:p text:style-name="P61">Твайлайт внезапно закивала головой и зашептала на ухо Луне. Аликорница задумалась.</text:p>
      <text:p text:style-name="P61">–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61">Луна повернулась к выходу.</text:p>
      <text:p text:style-name="P61">– Не кажется ли тебе, дражайшая, что ты забыла об одной незначительной детали? – встрял Дискорд. – <text:s/>Совсем незначительной, вот такусенькой?</text:p>
      <text:p text:style-name="P61">– Какой же? – нахмурилась Луна. – Ты изменяешь условия сделки?</text:p>
      <text:p text:style-name="P61">–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61">Драконикус для наглядности плюнул. Плевок затормозил у потолка, изменил направление на девяносто градусов и вылетел в окно.</text:p>
      <text:p text:style-name="P61">–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1">– Гм! Изначально Мы полагали, что Сестра сама откроет коридор в Эквестрию.</text:p>
      <text:p text:style-name="P6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61">–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61">Луна с шумом захлопнула справочник.</text:p>
      <text:p text:style-name="P61">–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1">Луна нахмурилась.</text:p>
      <text:p text:style-name="P61">– Мы видим, у тебя уже есть готовое решение. Говори.</text:p>
      <text:p text:style-name="P61">Дискорд устроился поудобнее и демонстративно поправил бейсболку со «<text:span text:style-name="T33">СВЕТОЧЕМ</text:span>».</text:p>
      <text:p text:style-name="P61">–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61">Луна скосила глаза на меня в немом вопросе. <text:s/>Я не увидел ответную мимику Дискорда — он сидел ко мне полубоком.</text:p>
      <text:p text:style-name="P6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7">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1">– У нас нет времени. Придётся действовать по твоему плану.</text:p>
      <text:p text:style-name="P61">Дискорд взглянул в газету.</text:p>
      <text:p text:style-name="P6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61">Драконикус отвлёкся от приятных мыслей и направился к выходу. За ним потянулись и остальные.</text:p>
      <text:p text:style-name="P61">Я подождал, пока все выйдут и подобрал с пола оброненную Дискордом газету. Весь разворот занимал один заголовок.</text:p>
      <text:p text:style-name="P61"/>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4"/>
      <text:p text:style-name="P48">***</text:p>
      <text:p text:style-name="P47"/>
      <text:p text:style-name="P56"><text:span text:style-name="T68">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8">— одичавшие пони паслись по близлежащим полям.</text:span></text:p>
      <text:p text:style-name="P61">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61"/>
      <text:p text:style-name="P61">…</text:p>
      <text:p text:style-name="P61"/>
      <text:p text:style-name="P1"><text:span text:style-name="T47">–</text:span><text:span text:style-name="T35"> Ну хорошо, а кто вами правит? Аликорн? Драконикус? Какой-нибудь человек с рогом во лбу? Или у вас нет правителя?</text:span></text:p>
      <text:p text:style-name="P42"><text:span text:style-name="T13">–</text:span> Нет, почему? Правитель есть. Только он не постоянный. Его избирают. Раз в несколько лет.</text:p>
      <text:p text:style-name="P47"><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0">трид</text:span><text:span text:style-name="T1">цать лет, если его сменят через </text:span><text:span text:style-name="T70">двадца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1">Пегаска задумалась.</text:p>
      <text:p text:style-name="P61">– Анон?</text:p>
      <text:p text:style-name="P61">– Да?</text:p>
      <text:p text:style-name="P61">–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61">Я почесал пегаску у основания гривы и объяснил:</text:p>
      <text:p text:style-name="P6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1">Я почувствовал резкую боль. Отдёрнув руку, я увидел на пальце кровь из ранки. </text:p>
      <text:p text:style-name="P61">Дэш смутилась.</text:p>
      <text:p text:style-name="P6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1">Брошь переливалась всеми цветами радуги в тусклом свете заходящего солнца.</text:p>
      <text:p text:style-name="P61">– Классная штука! Тебе идёт.</text:p>
      <text:p text:style-name="P61">Пегаска смущённо отвернулась. Потом повернулась опять. Копыто чертило звёздочку на песке.</text:p>
      <text:p text:style-name="P61">– Ты ведь вернёшься?</text:p>
      <text:p text:style-name="P6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1">–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1">– А то ж!</text:p>
      <text:p text:style-name="P61">Вслед за Твайлайт к нам подошли Эпплджек с Пинки. Фермерша встала на задние ноги и положила передние мне на плечи.</text:p>
      <text:p text:style-name="P61">–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61">– Супер-дупер-верно! Пусть только попробует! Ещё никто не смел отобрать у Пинки друга и остаться при этом в своём уме!!!</text:p>
      <text:p text:style-name="P61">Розовая пони уселась на круп, копытами оттянула веки и высунула язык, сотворив совершенно безумную мордаху.</text:p>
      <text:p text:style-name="P61">– В случае Дискорда — остаться НЕ в своём уме. Но в остальном — верно. Мы не дадим тебя в обиду, Анон.</text:p>
      <text:p text:style-name="P61"><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1">– Спасибо, девчонки. Вы самые лучшие.</text:p>
      <text:p text:style-name="P61">– А я — лучшая из лучших! – похлопала себя в грудь Дэш. – Не забывай об этом!</text:p>
      <text:p text:style-name="P6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61">Раздались тихие шаги. Меня накрыла тень.</text:p>
      <text:p text:style-name="P61">– Тебе не стоит печалиться, человек. Твайлайт Спаркл права: дружба — не та вещь, которую можно взвешивать на весах.</text:p>
      <text:p text:style-name="P61">Луна отвернулась, попытавшись скрыть смущение.</text:p>
      <text:p text:style-name="P61">–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1">Луна опустила мне на колени небольшую карточку из серебра.</text:p>
      <text:p text:style-name="P61"/>
      <text:p text:style-name="P80"><text:span text:style-name="T13">~~~ </text:span>Человек Анонимус Терранский <text:span text:style-name="T13">~~~</text:span></text:p>
      <text:p text:style-name="P80">Паспорт гражданина Эквестрии</text:p>
      <text:p text:style-name="P79">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83">26.07.2143 А.С.</text:p>
      <text:p text:style-name="P61"/>
      <text:h text:style-name="Heading_20_2" text:outline-level="2">24. Навсегда. И всегда.</text:h>
      <text:p text:style-name="P139"/>
      <text:p text:style-name="P56">– Шесть. Пять. Четыре. Три. Два. Один. Ста-а-а-арт! – заверещала Пинки.</text:p>
      <text:p text:style-name="P56">Эпплджек ударила задними ногами в гонг. Твайлайт включила кинокамеру на запись. Флаттершай спрятала голову под хвост Рэрити.</text:p>
      <text:p text:style-name="P56">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6"><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6">Или, может быть, в тебе, Анон, если ты до сих пор пытаешься судить о пони по стандартам мира людей?</text:p>
      <text:p text:style-name="P56">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6">– Ну что, видал? Тебе понравилось? Круто, правда?!!</text:p>
      <text:p text:style-name="P56">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6">Пегаска, не услышав от меня слов восхищения, надулась.</text:p>
      <text:p text:style-name="P56">–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56">–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6">Дэш почесала в затылке.</text:p>
      <text:p text:style-name="P56">– Ты хочешь сказать — вжарь я посильнее, и скала рассыпалась бы?</text:p>
      <text:p text:style-name="P56">– Нечто вроде. – кивнула Твайлайт. – Уверенность не стопроцентная, но риск велик.</text:p>
      <text:p text:style-name="P56">– То есть, мне нужно будет лупить по болоту не сильнее, чем сейчас?</text:p>
      <text:p text:style-name="P56">– Именно так, Рэйнбоу Дэш! – к нашей компании подошла Луна.</text:p>
      <text:p text:style-name="P56">–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6">– Ур-ра-а-а! Да здравствует Рэйнбоу Дэш!!! Предлагаю устроить в её честь вечеринку! А то что-то все какие-то скучные стали в последнее время!</text:p>
      <text:p text:style-name="P56">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56">– Объявить об окончании испытаний. Снять кордоны с дорог. Расчистить развалины. Выполняйте.</text:p>
      <text:p text:style-name="P56">– Есть!</text:p>
      <text:p text:style-name="P56">Пегасы спикировали в долину.</text:p>
      <text:p text:style-name="P56"/>
      <text:p text:style-name="P56">…</text:p>
      <text:p text:style-name="P56"/>
      <text:p text:style-name="P56">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56">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6">– Завтра на рассвете «Громовержец» достигнет руин нашего Дома. Мы предчувствуем великую битву.</text:p>
      <text:p text:style-name="P56">Луна стояла рядом, наблюдая за проплывающей внизу Эквестрией. Я удивился.</text:p>
      <text:p text:style-name="P56">– Разве ты не планируешь с помощью Дэш расчистить болото от пландерсидов? С кем мы будем сражаться?</text:p>
      <text:p text:style-name="P56">Луна тяжело вздохнула.</text:p>
      <text:p text:style-name="P56">– Мощь Элемента Верности впечатляет. Но если бы Мы могли всё предусмотреть — тут был бы совсем <text:s/>другой мир, куда лучше этого.</text:p>
      <text:p text:style-name="P56">Аликорница огляделась по сторонам.</text:p>
      <text:p text:style-name="P56">–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56">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6">–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3">Центурия <text:span text:style-name="T60">– военное подразделение в 100 солдат</text:span></text:p></text:note-body></text:note> в последний бой.</text:p>
      <text:p text:style-name="P56">Аликорница легонько коснулась крылом моего плеча.</text:p>
      <text:p text:style-name="P56">– Будь храбр. Будь стоек. Будь силён. Что бы ни случилось, помни: Эквестрия с тобой. Эквестрия в тебе. Навсегда. И всегда. Удачи, солдат!</text:p>
      <text:p text:style-name="P56">Луна повернулась и быстро ушла с обзорной площадки.</text:p>
      <text:p text:style-name="P56"/>
      <text:p text:style-name="P57">***</text:p>
      <text:p text:style-name="P56"/>
      <text:p text:style-name="P56">– Анон, стой! Подожди!</text:p>
      <text:p text:style-name="P56">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6">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56">– Ф-фух! Пинки, конечно, мне друг и всё такое… Но бывают моменты, когда от неё нужно прятаться куда подальше. – перевела дух пегаска.</text:p>
      <text:p text:style-name="P56">Я усмехнулся и отряхнул с гривы Дэш остаток конфетти. </text:p>
      <text:p text:style-name="P56">– Ты нарисовал? – пегаска выжидающе уставилась на меня. – Только не говори мне, что не получилось. Я же сказала, мне на память сгодится всё!</text:p>
      <text:p text:style-name="P56">Я кивнул и без слов раскрыл блокнот на нужной странице. Пегаска буквально прижала нос к рисунку.</text:p>
      <text:p text:style-name="P56"><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56">–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6">Пегаска возмущённо фыркнула.</text:p>
      <text:p text:style-name="P56">–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56">Пегаска задумалась.</text:p>
      <text:p text:style-name="P56">–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56">Я подыграл пегаске.</text:p>
      <text:p text:style-name="P56">– Это тебе Твайлайт сказала? Есть такое заклинание, «переплетение сознаний». Я — против. Честно говоря, не шибко приятная штука.</text:p>
      <text:p text:style-name="P56">Дэш спрятала блокнот под крыло.</text:p>
      <text:p text:style-name="P56">– Вообще-то, Зекора. Неважно. Ты куда сейчас?</text:p>
      <text:p text:style-name="P56">– В гараж. Надо закончить кое-какую работу.</text:p>
      <text:p text:style-name="P56">Пегаска кивнула.</text:p>
      <text:p text:style-name="P56">– Ага. Я мигом. Отнесу рисунок и вернусь.</text:p>
      <text:p text:style-name="P35"/>
      <text:p text:style-name="P57">***</text:p>
      <text:p text:style-name="P35"/>
      <text:p text:style-name="P44"><text:span text:style-name="T1">«Королева Лорен» жалобно потрескивала, опираясь </text:span><text:span text:style-name="T70">задней осью </text:span><text:span text:style-name="T1">на табуретку. Я прилаживал ей новое колесо взамен <text:s/>утраченного. </text:span><text:span text:style-name="T70">Ещ</text:span><text:span text:style-name="T1">ё</text:span><text:span text:style-name="T70"> </text:span><text:span text:style-name="T1">немного, и будет как новенькая! В дворцовом гараже среди кучи хлама таки нашлось лопнувшее колесо, которое </text:span><text:span text:style-name="T70">мне удалось</text:span><text:span text:style-name="T1"> отремонтировать — о</text:span><text:span text:style-name="T70">бучение у</text:span><text:span text:style-name="T1"> Норфа не </text:span><text:span text:style-name="T7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0">на </text:span><text:span text:style-name="T1">корпус</text:span><text:span text:style-name="T70">е</text:span><text:span text:style-name="T1">, полученные при таране крыши сарая и дверей дворцового холла, <text:s/>и будет как новенькая — хоть снова в гонках участвуй.</text:span></text:p>
      <text:p text:style-name="P56">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6">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6">Я откинулся на задний борт колесницы. Вот если бы укатить на колеснице с Сел далеко-далеко за горизонт, навстречу <text:span text:style-name="T7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56">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56">Я улыбнулся своим мыслям. Не ревнуй, Анон! Кроме тебя тут нет людей и никогда не было.</text:p>
      <text:p text:style-name="P56">Дэш печально наблюдала за мной с крыши гаража, положив голову на передние ноги.</text:p>
      <text:p text:style-name="P56"><text:soft-page-break/>– Ты опять думаешь о ней. Моё лекарство не работает. Ты вернёшь Селестию и она погубит твою жизнь!</text:p>
      <text:p text:style-name="P56">Я вздохнул. Вот только ревнующей пегаски мне и не хватало!</text:p>
      <text:p text:style-name="P56">– Дэш, я же предупреждал. Я не люблю тебя. Если ты хочешь что-то большее, чем дружба с привилегиями, то извини. За этим — не ко мне. <text:span text:style-name="T70">Если </text:span>для тебя такие отношения неприемлемы, давай прекратим их.</text:p>
      <text:p text:style-name="P56">Пегаска возмущённо фыркнула.</text:p>
      <text:p text:style-name="P56">–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6">Пегаска отвернулась. Я спрыгнул с «Королевы Лорен» и затолкал её в гараж.</text:p>
      <text:p text:style-name="P56">– Давай не будем об этом, Дэш? Мне хорошо с тобой и ты — мой лучший друг, но я не хочу разговаривать на эту тему.</text:p>
      <text:p text:style-name="P56">– Ну и пожалуйста! – буркнула пегаска и спланировала на землю. – Стой!</text:p>
      <text:p text:style-name="P56">Я недоумённо уставился на Дэш. Та указала на «Королеву Лорен».</text:p>
      <text:p text:style-name="P56">– Ты закончил с колесницей?</text:p>
      <text:p text:style-name="P56">Я кивнул.</text:p>
      <text:p text:style-name="P56">– Давай устроим ей тест-драйв! Давно хотела почувствовать себя на месте кантерлотского стрит-рейсера.</text:p>
      <text:p text:style-name="P56">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6">Я выкатил «Королеву Лорен» обратно во двор и протянул пегаске хомут.</text:p>
      <text:p text:style-name="P56"/>
      <text:p text:style-name="P56">…</text:p>
      <text:p text:style-name="P56"/>
      <text:p text:style-name="P56">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56">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56">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56">Спокойно, Анон, всё под контролем. Просто доверься ей.</text:p>
      <text:p text:style-name="P56">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6">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56">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6"/>
      <text:p text:style-name="P56"><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6">Казалось, силуэт пегаски на фоне золотого шара испускает радужное сияние. Время остановилось, в<text:span text:style-name="T70">о всём мире остались только м</text:span>ы<text:span text:style-name="T7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7"/>
      <text:p text:style-name="P67">Я хотела бы бежать с тобой по полю, но у меня есть крылья.</text:p>
      <text:p text:style-name="P67">Я хотела бы лежать с тобой на поле ромашек, но я дочь неба.</text:p>
      <text:p text:style-name="P67">Всё что я могу — нести тебя в колеснице по облакам навстречу солнцу.</text:p>
      <text:p text:style-name="P101"/>
      <text:p text:style-name="P56">И прежде чем я успел что-либо осмыслить, из дальнего закутка моей души вырвался ответ.</text:p>
      <text:p text:style-name="P101"/>
      <text:p text:style-name="P67">Я хотел бы лететь в небе рядом с тобой, но у меня нет крыльев.</text:p>
      <text:p text:style-name="P67">Мне хотелось бы лежать на облаке рядом с тобой, но я сын земли.</text:p>
      <text:p text:style-name="P67">Всё, что я могу — нарисовать тебя купающейся в солнечных лучах.</text:p>
      <text:p text:style-name="P101"/>
      <text:p text:style-name="P59">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6">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6">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56">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6">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56">Прозрачная капля упала мне на щеку. Потом вторая, третья.</text:p>
      <text:p text:style-name="P56">Откуда дождь? Мы же над облаками? Я попробовал влагу на вкус.</text:p>
      <text:p text:style-name="P56">Солёная.</text:p>
      <text:p text:style-name="P56">Проклятье! Я хотел избежать этого.</text:p>
      <text:p text:style-name="P56">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56">Отцепив пегаску от «Королевы Лорен», я тихо спросил её:</text:p>
      <text:p text:style-name="P59">– Дэш, ты чего? Всё в порядке?</text:p>
      <text:p text:style-name="P59">– Ты о чём, Анон? – в тоне пегаски слышалось напряжение.</text:p>
      <text:p text:style-name="P59">– Ты ведь плакала?</text:p>
      <text:p text:style-name="P59"><text:soft-page-break/>– Вот ещё! С какого это фига? У тебя глюки, Анон?</text:p>
      <text:p text:style-name="P59">Её наигранная весёлость только утвердила меня в своей правоте. Я осторожно снял с Дэш громадные противосолнечные очки.</text:p>
      <text:p text:style-name="P59">– Может, у меня и глюки, но вот это на глюк не похоже. – я прикоснулся ко влажной дорожке, протянувшейся по скуле пегаски из уголка глаза.</text:p>
      <text:p text:style-name="P82"><text:span text:style-name="T1">– Не трожь! – Дэш сердито фыркнула. – </text:span>Меня ослепило солнце! И вообще, не твоё дело!</text:p>
      <text:p text:style-name="P82"><text:s/>Вырвав у меня очки из рук, пегаска развернулась на одном копыте и улетела. Я покачал головой.</text:p>
      <text:p text:style-name="P61"/>
      <text:h text:style-name="Heading_20_2" text:outline-level="2">25. Осколки</text:h>
      <text:p text:style-name="P61"/>
      <text:p text:style-name="P61">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61">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61">Предупреждая зарождающуюся панику, аликорница подняла копыто.</text:p>
      <text:p text:style-name="P61">–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61">Аликорница подошла к нам и замерла в ожидании. Тяжёлое чувство накрыло меня.</text:p>
      <text:p text:style-name="P61">– Вижу! – наконец, нарушила молчание Пинки. Она оторвалась от подзорной трубы и указала вдаль.</text:p>
      <text:p text:style-name="P61">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61">–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61">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61">– Он там, на месте. – успокоил я Луну. – Но есть, кажется, и плохие новости. Погоди, – остановил я невысказанный вопрос Луны, – мне надо убедиться.</text:p>
      <text:p text:style-name="P61">Я снова пригнулся к подзорной трубе и начал вращать окуляр. По мере увеличения резкости, формы болота приобретали узнаваемые очертания.</text:p>
      <text:p text:style-name="P61">Проклятье! Так и есть, ошибки быть не может. Но как? Чёрт подери, как???</text:p>
      <text:p text:style-name="P61">– Это Провал. – обратился я к Луне. – Теперь понятно, почему озеро увеличивается.</text:p>
      <text:p text:style-name="P61">– Что??? Но как вода удерживается от падения? Все Провалы, о которых Мы знаем, не имеют дна!</text:p>
      <text:p text:style-name="P61">– Я как раз задаю себе этот вопрос. – пожал я плечами.</text:p>
      <text:p text:style-name="P61">Луна сменила меня у подзорной трубы.</text:p>
      <text:p text:style-name="P61"><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61">Луна задумчиво потёрла копытом подбородок.</text:p>
      <text:p text:style-name="P61">–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61">– Есть!!! – дружно гаркнули за нашими спинами манипула<text:note text:id="ftn19" text:note-class="footnote"><text:note-citation>19</text:note-citation><text:note-body><text:p text:style-name="P153">Манипула <text:span text:style-name="T60">– военное подразделение в 200 солдат</text:span></text:p></text:note-body></text:note> пегасов дворцовой стражи и звено Вондерболтов.</text:p>
      <text:p text:style-name="P61"/>
      <text:p text:style-name="P61">…</text:p>
      <text:p text:style-name="P61"/>
      <text:p text:style-name="P61">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61">Ага, сейчас!</text:p>
      <text:p text:style-name="P6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1">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1">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61">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61">– Мы выиграли первый раунд. – тихо сказала Луна. – Нам стоило использовать «Конкордию» и в прошлый раз.</text:p>
      <text:p text:style-name="P61">– Напомнить тебе о режиме секретности, который ты тогда установила, или сама вспомнишь, Хмурая Метёлка? – язвительно отозвался Дискорд.</text:p>
      <text:p text:style-name="P61">Вместо доспехов старый фрик напялил на себя камзол и треуголку всё с тем же «<text:span text:style-name="T33">СВЕТОЧЕМ</text:span>» на всех трёх полях одновременно.</text:p>
      <text:p text:style-name="P61">«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61">– Рэйнбоу Дэш, твой выход. – обратилась к пегаске Луна. – А также Наш. И да пребудет с нами удача!</text:p>
      <text:p text:style-name="P61">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61"><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61">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61">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61">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61">– Селестия милосердная! – пробормотала Эпплджек и сдвинула шляпу на глаза. – Они настигли их!</text:p>
      <text:p text:style-name="P61">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61"/>
      <text:p text:style-name="P61">ХЛОП!</text:p>
      <text:p text:style-name="P61"/>
      <text:p text:style-name="P61">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61">Луна, убедившись, что с пегаской всё в порядке, подошла ко мне, подволакивая ногу.</text:p>
      <text:p text:style-name="P61">–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61">Я внимательно всмотрелся в аликорницу. На накопытнике задней ноги красовалась приличных размеров вмятина.</text:p>
      <text:p text:style-name="P61">– Луна, что с тобой? Ты ранена?!!</text:p>
      <text:p text:style-name="P61">Аликорница смутилась.</text:p>
      <text:p text:style-name="P61">– Мы утратили былую реакцию. Нам стыдно! Неважно. Главное — мы выиграли этот бой. Оставить! – <text:span text:style-name="T70">при</text:span>казала Луна ринувшимся было ей на помощь стражникам. – До завершения задачи Мы не обращаем внимания на пустяки.</text:p>
      <text:p text:style-name="P61">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6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61">–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61"><text:soft-page-break/>Мы с Элементами <text:span text:style-name="T7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47"/>
      <text:p text:style-name="P64">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1"/>
      <text:p text:style-name="P48">~~~~~</text:p>
      <text:p text:style-name="P48"/>
      <text:p text:style-name="P61">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61">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61">– Бросайте якорь. – приказывает Луна в микрофон.</text:p>
      <text:p text:style-name="P61">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1">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61">– Что за..? О НЕБО!!!</text:p>
      <text:p text:style-name="P61">Возглас Луны побуждает меня глянуть вниз.</text:p>
      <text:p text:style-name="P61">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61">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61">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61">–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61">«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61"><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61">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61">Рэйнбоу Дэш что-то шепчет на ухо аликорнице, та кивает ей в согласии. Пегаска стрелой взмывает с колесницы.</text:p>
      <text:p text:style-name="P61">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61">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61">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61">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61">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61">Захваченный «Громовержец» проплывает мимо нас, увлекаемый кракеном в бездну.</text:p>
      <text:p text:style-name="P61"/>
      <text:p text:style-name="P61">– <text:span text:style-name="T33">ПОНИ! ВЫ ЗАЕБАЛИ!!! ДАДИТЕ ВЫ МНЕ СПАТЬ КОГДА-НИБУДЬ, ИЛЬ НЕТ?!! КЛЯНУСЬ СВОИМ ХВОСТОМ, Я НАУЧУ ВАС УВАЖАТЬ МОЙ СОН, ИЛЬ Я НЕ АГАМЕМНОН!</text:span></text:p>
      <text:p text:style-name="P64"/>
      <text:p text:style-name="P61">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61">– Берегись!!!</text:p>
      <text:p text:style-name="P61">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61"/>
      <text:p text:style-name="P48">~~~~~</text:p>
      <text:p text:style-name="P48"/>
      <text:p text:style-name="P61">…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0">конвульсивно</text:span> сокращаясь.</text:p>
      <text:p text:style-name="P61">Я принимаю вертикальное положение. Вокруг меня осыпавшиеся замшелые стены без крыши и… Дэш.</text:p>
      <text:p text:style-name="P61"><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1">– Учту. – я кривлюсь от боли. – Спасибо, Дэш. За мной должок.</text:p>
      <text:p text:style-name="P61">– Да кто там считает! – отмахивается пегаска.</text:p>
      <text:p text:style-name="P61">– С остальными всё в порядке?</text:p>
      <text:p text:style-name="P61">Пегаска неуверенно кивает.</text:p>
      <text:p text:style-name="P61">– Флатти и Твайлайт могли помочь себе сами. Пинки схватила Рэрити, а их обеих — Луна.</text:p>
      <text:p text:style-name="P61">– А Эпплджек?</text:p>
      <text:p text:style-name="P61">Пегаска чешет затылок.</text:p>
      <text:p text:style-name="P61">– Не помню. Ты падал быстрее всех, у меня не было выбора.</text:p>
      <text:p text:style-name="P61">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61">– <text:span text:style-name="T70">А ч</text:span>то случилось с кракеном?</text:p>
      <text:p text:style-name="P61">– Он провалился в <text:span text:style-name="T70">П</text:span>ровал. – отвечает пегаска и смотрит на извивающийся остаток щупальца на скале. – По-крайней мере, большая его часть.</text:p>
      <text:p text:style-name="P61">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61">–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61">Я осторожно качаю головой, стараясь не вызвать боль.</text:p>
      <text:p text:style-name="P61">– Я видел только маленькую часть замка Сестёр. И то, в основном, подземную и на бегу. Но ты ведь можешь подняться над замком и разведать путь?</text:p>
      <text:p text:style-name="P61">Пегаска чешет копытом в затылке.</text:p>
      <text:p text:style-name="P61">– Могу, конечно. Но пока я сюда спускалась, меня трижды чуть не сбили.</text:p>
      <text:p text:style-name="P61">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61">–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61">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61">Прекрасно! Просто прекрасно!</text:p>
      <text:p text:style-name="P61">Я спускаюсь вниз, сажусь на обломок стены и обхватываю голову руками.</text:p>
      <text:p text:style-name="P6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61">– Анон… – касается крылом моего плеча Дэш. – Не время грустить. Мы должны идти в тронный зал.</text:p>
      <text:p text:style-name="P61">–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61">–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61">– Я не Проводник! – кричу я. – Меня сюда принесло по ошибке!..</text:p>
      <text:p text:style-name="P61">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61">Может быть, ты рано раскис, Анон? Вспомни, под тысячелетними развалинами полно подземелий.</text:p>
      <text:p text:style-name="P61">– Мы можем пройти подземным ходом. – киваю я на лаз.</text:p>
      <text:p text:style-name="P61">Пегаска воодушевляется.</text:p>
      <text:p text:style-name="P61">– Круть! Я же знала, что ты найдёшь выход! Веди, Проводник!</text:p>
      <text:p text:style-name="P61">Мы спускаемся в темноту древнего хода. Триста метров. Каких-то грёбанных триста метров!</text:p>
      <text:p text:style-name="P61"/>
      <text:p text:style-name="P61">…</text:p>
      <text:p text:style-name="P61"/>
      <text:p text:style-name="P61">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1">– Готова спорить на две тысячи бит, мы проходили этот перекрёсток двадцать минут назад. И сорок минут назад тоже проходили.</text:p>
      <text:p text:style-name="P61">Я поворачиваюсь к Дэш.</text:p>
      <text:p text:style-name="P61">– У тебя разве есть две тысячи бит?</text:p>
      <text:p text:style-name="P61">Пегаска чешет в затылке.</text:p>
      <text:p text:style-name="P61">– Нет. И это показывает, насколько я уверена в победе.</text:p>
      <text:p text:style-name="P1"><text:span text:style-name="T41">К</text:span><text:span text:style-name="T1">ажется, из левого </text:span>коридор<text:span text:style-name="T1">а</text:span> <text:span text:style-name="T1">слышны знакомые голоса</text:span>.</text:p>
      <text:p text:style-name="P61">– Идём налево.</text:p>
      <text:p text:style-name="P61">– Так точно, Проводник. – <text:s/>в голосе пегаски энтузиазма заметно убавилось.</text:p>
      <text:p text:style-name="P61">Я раздражённо поворачиваюсь к Дэш.</text:p>
      <text:p text:style-name="P61">– Послушай, не называй меня Проводником. Это уже не смешно!</text:p>
      <text:p text:style-name="P61">Пегаска смотрит на меня вишнёвыми глазами.</text:p>
      <text:p text:style-name="P61">– Я не смеюсь. Я хотела тебя подбодрить малёхо, а то ты нос повесил. Но если не хочешь — не бу…</text:p>
      <text:p text:style-name="P61">– Дэш! Сзади!!!</text:p>
      <text:p text:style-name="P61">Из подземелья за спиной пегаски бесшумно вываливается копошащаяся масса пландерсидов.</text:p>
      <text:p text:style-name="P7">Пегаска прыгает вперёд. Быстро оглянувшись, она бросается ко мне, подхватывает передними ногами под руки и летит в левый коридор.</text:p>
      <text:p text:style-name="P42"><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1">—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7">– Отпусти. Тут опасно. Тебе надо добраться до тронного зала.</text:p>
      <text:p text:style-name="P7">– Я тебя не брошу!!!</text:p>
      <text:p text:style-name="P7">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7">Холодный взгляд жёлтых глаз без зрачков гипнотизирует. Сокращения щупалец медленно передвигают склизкое тело к нам.</text:p>
      <text:p text:style-name="P7">– Дэш!!!</text:p>
      <text:p text:style-name="P7">Следующее щупальце обвивается вокруг моего пояса, но пегаска перекусывает его.</text:p>
      <text:p text:style-name="P7">–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7"><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7">Это всё сон. Всего лишь дурной сон. Я сейчас проснусь, и ничего этого не будет. И не было. Ведь это только сон, правда?</text:p>
      <text:p text:style-name="P7">Я закрываю глаза и беззвучно кричу.</text:p>
      <text:p text:style-name="P7"/>
      <text:p text:style-name="P48">~~~~~</text:p>
      <text:p text:style-name="P7"/>
      <text:p text:style-name="P8">– Держи своего «Проводника», Хмурая Метёлка! Хотя сейчас его стоит называть овощем и носить в чемодане.</text:p>
      <text:p text:style-name="P8">– Где ты его нашёл? Что произошло? Что с тобой, Анон?</text:p>
      <text:p text:style-name="P8">–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8">– О, небо! Я превращу эти руины в выжженый кратер!!! Что нам сказать остальным?</text:p>
      <text:p text:style-name="P8">– Лучше подумай, как мы обойдёмся без Верности? Шестёрку Гармонии уже не собрать.</text:p>
      <text:p text:style-name="P8">– Есть ещё один способ. Ты его знаешь, <text:span text:style-name="T35">Величайший</text:span>.</text:p>
      <text:p text:style-name="P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8">–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8">– Что? Ты мне не доверяешь??!</text:p>
      <text:p text:style-name="P8">– НЕТ!</text:p>
      <text:p text:style-name="P8">–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6"/>
      <text:p text:style-name="P48">~~~~~</text:p>
      <text:p text:style-name="P26"/>
      <text:p text:style-name="P10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6"/>
      <text:p text:style-name="P107">Кажется, я уже это встречал раньше! Не помню только, где и когда.</text:p>
      <text:p text:style-name="P10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8"/>
      <text:p text:style-name="P8"><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61">Там лишь тающая в темноте радуга.</text:p>
      <text:p text:style-name="P56"/>
      <text:h text:style-name="Heading_20_2" text:outline-level="2">2<text:span text:style-name="T1">6</text:span>. <text:span text:style-name="T1">Терра</text:span></text:h>
      <text:h text:style-name="P171" text:outline-level="3">Воскресенье</text:h>
      <text:p text:style-name="P56"/>
      <text:p text:style-name="P1">Невесомость, удар, чувство веса. Я открываю глаза.</text:p>
      <text:p text:style-name="P1">Крыша <text:span text:style-name="T36">высотки</text:span><text:span text:style-name="T35"> </text:span>тускло отсвечивает в свете звёзд. <text:span text:style-name="T3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3">-</text:span><text:span text:style-name="T1">бермудах и смокинге</text:span> <text:span text:style-name="T1">жмутся</text:span> к стенке рядом.</text:p>
      <text:p text:style-name="P56">–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56"/>
      <text:p text:style-name="P57">***</text:p>
      <text:p text:style-name="P56"/>
      <text:p text:style-name="P56">Маленькое высохшее тельце лежало на полу.</text:p>
      <text:p text:style-name="P56">– Что ж ты? – пробормотал я.</text:p>
      <text:p text:style-name="P56">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6"><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переполняла меня во время пребывания в ярком нескладном мире, что остался позади. </text:span><text:span text:style-name="T42">Я тогда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6">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6">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6"><text:span text:style-name="T60">Невозможно поверить, но два месяца</text:span><text:span text:style-name="T28"> </text:span><text:span text:style-name="T60">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7">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5">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5">Да, Анон, тебе тоже нужно завязывать с конеёбством. После гибели Дэш ты больше не сможешь никого пустить в свою душу.</text:p>
      <text:p text:style-name="P65"/>
      <text:p text:style-name="P65">…</text:p>
      <text:p text:style-name="P65"/>
      <text:p text:style-name="P6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5">Дискорд помахал рукой у меня перед носом. Я оттолкнул его руку и выпрямился.</text:p>
      <text:p text:style-name="P65">– Не надо. Я в порядке.</text:p>
      <text:p text:style-name="P65"/>
      <text:p text:style-name="P66">***</text:p>
      <text:p text:style-name="P65"/>
      <text:p text:style-name="P65">– Проклятье! Я так и знал!</text:p>
      <text:p text:style-name="P65">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5">– И как её найти? – мрачно добавил я. – Компас теперь бесполезен.</text:p>
      <text:p text:style-name="P65">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7">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5">Стакан медленно собрался воедино и прыгнул обратно в руку Дискорду. – Хорошо, хоть от моей заначки в Эогиппе кое-что осталось. – пробурчал он.</text:p>
      <text:p text:style-name="P65">– Ну так и зачем её тратить на ерунду? – возразил я.</text:p>
      <text:p text:style-name="P65">–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36"/>
      <text:p text:style-name="P66">***</text:p>
      <text:p text:style-name="P65"/>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Драконикус непонимающе уставился на меня <text:span text:style-name="T2">разноцветными глазами. </text:span>Я тяжко вздохнул.</text:p>
      <text:p text:style-name="P44">– Я там работал семь лет. Уволился два месяца назад. Думал, вырвался из этого омута навсегда. Как видишь, ошибался.</text:p>
      <text:p text:style-name="P44"/>
      <text:p text:style-name="P44">…</text:p>
      <text:p text:style-name="P44"/>
      <text:p text:style-name="P56">Бип-бип-бип!</text:p>
      <text:p text:style-name="P61"><text:soft-page-break/>– Анон? – голос в трубке не смог скрыть радостного изумления. – Привет! Ты передумал?</text:p>
      <text:p text:style-name="P61">– Да… Алекс, я тут долго думал… Если у вас ещё есть местечко для меня… Я бы, пожалуй, вернулся.</text:p>
      <text:p text:style-name="P61">–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61">– С понедельника.</text:p>
      <text:p text:style-name="P61">– Отлично! Зайдёшь к охране, тебе выдадут пропуск.</text:p>
      <text:p text:style-name="P61">– Договорились.</text:p>
      <text:p text:style-name="P61">Бип-бип-бип!</text:p>
      <text:p text:style-name="P61"/>
      <text:h text:style-name="Heading_20_3" text:outline-level="3">Понедельник</text:h>
      <text:p text:style-name="P61"/>
      <text:p text:style-name="P1">Административная консоль приветственно мигнула зелёным шрифтом. Я поправил микрофон.</text:p>
      <text:p text:style-name="P1"><text:span text:style-name="T41">– </text:span>Привет, Нэш. Это Анон.</text:p>
      <text:p text:style-name="P1"><text:span text:style-name="T41">– </text:span>Привет, Анон. Рад тебя видеть!</text:p>
      <text:p text:style-name="P1">Я закрыл веб-камеру салфеткой. </text:p>
      <text:p text:style-name="P61">– И слышать тоже.</text:p>
      <text:p text:style-name="P61">– Говорят, ты шалить начал? Нэш, тестовая задача номер шестнадцать.</text:p>
      <text:p text:style-name="P61">– Принял к исполнению. «Выживание корпорации в условиях жёсткой конкуренции с ограниченными ресурсами. Случай 16».</text:p>
      <text:p text:style-name="P97">…</text:p>
      <text:p text:style-name="P97">…</text:p>
      <text:p text:style-name="P97">Конфликт с узлом 5</text:p>
      <text:p text:style-name="P97">…</text:p>
      <text:p text:style-name="P97">…</text:p>
      <text:p text:style-name="P97">Конфликт с узлом 12</text:p>
      <text:p text:style-name="P97">…</text:p>
      <text:p text:style-name="P97">Конфликт с узлом 15</text:p>
      <text:p text:style-name="P97">…</text:p>
      <text:p text:style-name="P97">Конфликт с узлом 17</text:p>
      <text:p text:style-name="P97">…</text:p>
      <text:p text:style-name="P97">…</text:p>
      <text:p text:style-name="P95">Решение.</text:p>
      <text:p text:style-name="P95">…</text:p>
      <text:p text:style-name="P17"/>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7"/>
      <text:p text:style-name="P7">Да хуй с ним! Облом разбираться.</text:p>
      <text:p text:style-name="P7"><text:soft-page-break/></text:p>
      <text:p text:style-name="P1"><text:span text:style-name="T1">Я выделил конфликтующие узлы на административной панели, </text:span><text:span text:style-name="T70">кликнул по ним правой кнопкой </text:span><text:span text:style-name="T1">мыши</text:span><text:span text:style-name="T70"> и </text:span><text:span text:style-name="T1">выбрал</text:span><text:span text:style-name="T70"> из контекстного меню пункт “Форматировать”.</text:span></text:p>
      <text:p text:style-name="P102"/>
      <text:p text:style-name="P7">Заебись.</text:p>
      <text:p text:style-name="P7"/>
      <text:p text:style-name="P7">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7">–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7">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7"/>
      <text:p text:style-name="P1">– Ну что?</text:p>
      <text:p text:style-name="P7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2">–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3">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3">– Я отлучусь на пару деньков… Не скучайте тут без меня. Ждите дома. Вернусь с Сахарной Ваткой в обнимку — верь мне! Бу-га-га!</text:p>
      <text:p text:style-name="P7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2"><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2"> </text:span><text:span text:style-name="T1">Клянусь бородой Селестии, потом в Эквестрии вспыхнут бунты с требованием вернуть на трон Найтмэр Мун! Бу-га-га-га!!!</text:span></text:p>
      <text:p text:style-name="P7">С этими словами драконикус смылся, скатившись на жалобно крякающем гироскутере прямо по ступенькам.</text:p>
      <text:p text:style-name="P7"/>
      <text:p text:style-name="P7">Блядь… Ну и придурок! Я нажал на кнопку вызова лифта.</text:p>
      <text:p text:style-name="P7">Так я и поверил этому джокеру! Я был прав — Дискорду доверять нельзя. Что ж, подсказку для поиска он подбросил, теперь пусть валит, куда хочет.</text:p>
      <text:p text:style-name="P7">Меня озарила идея и я вытащил компас Луны из кармана. Так и есть! Единственная стрелка компаса указывала чётко на серверную.</text:p>
      <text:p text:style-name="P7">Улыбающийся смайлик лифтовых дверей разошёлся в стороны и я сделал шаг вперёд, погружённый в свои мысли…</text:p>
      <text:p text:style-name="P7">…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3"/>
      <text:h text:style-name="Heading_20_2" text:outline-level="2">2<text:span text:style-name="T1">7</text:span>. <text:span text:style-name="T1">Терра</text:span></text:h>
      <text:h text:style-name="P171" text:outline-level="3">Вторник</text:h>
      <text:p text:style-name="P7"/>
      <text:p text:style-name="P7">Чайник тихонько забормотал, забулькал и выключился. Эпплджек разлила кипяток по чашкам и достала из шкафчика коробку.</text:p>
      <text:p text:style-name="P7">– Тебе какой, Флатти?</text:p>
      <text:p text:style-name="P7">– Ммм… Мятный, если можно.</text:p>
      <text:p text:style-name="P7">Флаттершай, не отрываясь от ноутбука, добавила ложку мёда в чашку и стала осторожно размешивать.<text:span text:style-name="T3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7">– Анон?</text:p>
      <text:p text:style-name="P7">– С бергамотом.</text:p>
      <text:p text:style-name="P7">Некоторое время в кухне был слышен только звон ложечек о чашки и хруст печенья.</text:p>
      <text:p text:style-name="P7">– Ты думаешь, Селестия — она?</text:p>
      <text:p text:style-name="P7">Я отставил чашку.</text:p>
      <text:p text:style-name="P7">–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7">Эпплджек со вздохом кивнула.</text:p>
      <text:p text:style-name="P7">– Я б ему и пень охранять не доверила. Если б не Луна, ни в жисть бы не согласилась с ним в одной упряжке ходить!</text:p>
      <text:p text:style-name="P7">Флаттершай оторвалась от экрана.</text:p>
      <text:p text:style-name="P111"><text:soft-page-break/><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1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11">– Ты его слишком… эмм, упрощаешь. – продолжала Флаттершай. – Вот, взгляни сюда.</text:p>
      <text:p text:style-name="P111">Флаттершай повернула ко мне экран. Мультяшный Дискорд с полными слёз глазами стоял на ледовом катке перед брошенными коньками.</text:p>
      <text:p text:style-name="P111"><text:span text:style-name="T13">–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6">Я с удивлением повернулся к притихшей Флаттершай.</text:p>
      <text:p text:style-name="P116">– А как?</text:p>
      <text:p text:style-name="P116">Девушка обхватила себя руками, как будто от холода. Я еле различал её полушёпот.</text:p>
      <text:p text:style-name="P11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21">– А ты в курсе, что твой Дискорд многократно сжигал Селестию живьём? Хороша шутка, обхохочешься! – выпалил я.</text:p>
      <text:p text:style-name="P12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11"><text:span text:style-name="T13">– Это всего лишь твои домыслы. С тем же успехом я могу объяснить это тем, что он </text:span>— злой придурок!</text:p>
      <text:p text:style-name="P121">– Это не мои… эмм… домыслы… Он сам мне рассказал…</text:p>
      <text:p text:style-name="P121">Флаттершай встала со стула и попыталась уйти. Я задержал её.</text:p>
      <text:p text:style-name="P121">– Извини. Я не знал. Нам нельзя ссориться.</text:p>
      <text:p text:style-name="P111">Девушка слабо улыбнулась.</text:p>
      <text:p text:style-name="P121">– Я не сержусь… На Дискорда трудно не злиться… Он так себя ведёт, потому что его это… эмм… <text:s/>забавляет.</text:p>
      <text:p text:style-name="P7"/>
      <text:p text:style-name="P140">***</text:p>
      <text:p text:style-name="P138"/>
      <text:p text:style-name="P7">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6">– Што ты решил, Анон?</text:p>
      <text:p text:style-name="P106">Я пожал плечами.</text:p>
      <text:p text:style-name="P7">– М<text:span text:style-name="T35">ы заманим Ксению на крышу и свалим отсюда</text:span>. В Эквестрии к ней должна вернуться память.</text:p>
      <text:p text:style-name="P7">Я понимал, что план дурацкий, но лучшего у меня всё равно не было.</text:p>
      <text:p text:style-name="P7"><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7">Я презрительно скривился.</text:p>
      <text:p text:style-name="P7">– Отправимся без него. Это его проблемы, мы ему не няньки. Я по нему точно плакать не собираюсь.</text:p>
      <text:p text:style-name="P7">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10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7"><text:soft-page-break/>…</text:p>
      <text:p text:style-name="P97">Конфликт с узлом 2</text:p>
      <text:p text:style-name="P97">Конфликт с узлом 3</text:p>
      <text:p text:style-name="P97">…</text:p>
      <text:p text:style-name="P97">Конфликт с узлом 5</text:p>
      <text:p text:style-name="P97">…</text:p>
      <text:p text:style-name="P97">…</text:p>
      <text:p text:style-name="P97">Конфликт с узлом 8</text:p>
      <text:p text:style-name="P97">…</text:p>
      <text:p text:style-name="P97">…</text:p>
      <text:p text:style-name="P97">Конфликт с узлом 12</text:p>
      <text:p text:style-name="P97">Конфликт с узлом 13</text:p>
      <text:p text:style-name="P97">…</text:p>
      <text:p text:style-name="P97">Конфликт с узлом 16</text:p>
      <text:p text:style-name="P9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6">***</text:p>
      <text:p text:style-name="P1"/>
      <text:p text:style-name="P7">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7">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7">Полумрак вечернего бара, два бокала вина, тихая классическая музыка?</text:p>
      <text:p text:style-name="P7">А вот хер вам!</text:p>
      <text:p text:style-name="P7">Обеденный перерыв, МакДональдс, картошка-фри с наггетсами и латте! Мы достаточно неплохо знаем друг-друга, чтобы тратить время на ерунду.</text:p>
      <text:p text:style-name="P7">– Значит, завтра у тебя? – Ксения потянулась, демонстративно выпячивая и так неплохие формы.</text:p>
      <text:p text:style-name="P7">– Да. Вечер с вином и круассанами, ну и всё такое.</text:p>
      <text:p text:style-name="P7">– Что будем смотреть?</text:p>
      <text:p text:style-name="P7">– Звёзды на небе.</text:p>
      <text:p text:style-name="P7">Ксения рассмеялась.</text:p>
      <text:p text:style-name="P7">– А потом?</text:p>
      <text:p text:style-name="P7">– Шерлока. Четвёртый сезон.</text:p>
      <text:p text:style-name="P7">– Договорились.</text:p>
      <text:p text:style-name="P7"/>
      <text:p text:style-name="P7">Я выходил из МакДональдса, когда Ксения со смешком спросила:</text:p>
      <text:p text:style-name="P7">– Анон, а с чего ты взял, что я поклонница инфантильного трэша? Ну, этого, с понями?</text:p>
      <text:p text:style-name="P7">Я остановился в полуобороте.</text:p>
      <text:p text:style-name="P7">– Ты увлёкся эквиноподобными нимфетками? Шутишь? Дядьки, пускающие слюни на лошадок — то ещё зрелище. По мне, так уж лучше педики.</text:p>
      <text:p text:style-name="P7">«Она НИЧЕГО не помнит!!!» – истерично пронеслось у меня в голове.</text:p>
      <text:p text:style-name="P61">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7"><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7">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7">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7">Я инстинктивно отдёрнул ногу.</text:p>
      <text:p text:style-name="P7">– Вы в порядке?</text:p>
      <text:p text:style-name="P7">В поле зрения появилась фигурка в синей куртке и шапке с помпоном.</text:p>
      <text:p text:style-name="P7">– Я вас дёрнула, извините, вы как-то шли ничего не замечая, а там падало! – скороговоркой прощебетала девушка. – Вы не ударились?</text:p>
      <text:p text:style-name="P7">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23"/>
      <text:h text:style-name="Heading_20_2" text:outline-level="2">2<text:span text:style-name="T1">8</text:span>. Терра</text:h>
      <text:h text:style-name="Heading_20_3" text:outline-level="3">Четверг</text:h>
      <text:p text:style-name="P1"/>
      <text:p text:style-name="P7">– Порыв ветра? Ломающий арматуру? Ты сам-то веришь в этот навоз?</text:p>
      <text:p text:style-name="P7">Эпплджек раздражённо отвернулась. Я успокаивающе похлопал её по плечу.</text:p>
      <text:p text:style-name="P7">–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7">– А лифт??! Он тоже устал? А снеговик? Устал и решил прилечь отдохнуть? Да пирог мне в круп, Анон, если он не хотел тебя утопить!</text:p>
      <text:p text:style-name="P7">–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42"/>
      <text:p text:style-name="P74">***</text:p>
      <text:p text:style-name="P73"/>
      <text:p text:style-name="P1">…</text:p>
      <text:p text:style-name="P97">Конфликт с узлом 3</text:p>
      <text:p text:style-name="P97">…</text:p>
      <text:p text:style-name="P97">Конфликт с узлом 6</text:p>
      <text:p text:style-name="P97">Конфликт с узлом 7</text:p>
      <text:p text:style-name="P97">…</text:p>
      <text:p text:style-name="P97">Конфликт с узлом 9</text:p>
      <text:p text:style-name="P97">…</text:p>
      <text:p text:style-name="P97">…</text:p>
      <text:p text:style-name="P97">Конфликт с узлом 11</text:p>
      <text:p text:style-name="P97"><text:soft-page-break/>Конфликт с узлом 12</text:p>
      <text:p text:style-name="P97">Конфликт с узлом 13</text:p>
      <text:p text:style-name="P97">…</text:p>
      <text:p text:style-name="P97">…</text:p>
      <text:p text:style-name="P97">Конфликт с узлом 16</text:p>
      <text:p text:style-name="P97">Конфликт с узлом 17</text:p>
      <text:p text:style-name="P96">…</text:p>
      <text:p text:style-name="P96">…</text:p>
      <text:p text:style-name="P96">Рассогласование центра принятия решений. Требуется вмешательство оператора.</text:p>
      <text:p text:style-name="P96">Sending heartbeats to all nodes… Zookeeper failure. Cluster going down in 3 minutes…</text:p>
      <text:p text:style-name="P96">UI module malfunction. UI module stop…</text:p>
      <text:p text:style-name="P96">Nash AI <text:span text:style-name="T13">module </text:span>malfunction. Nash AI module stop…</text:p>
      <text:p text:style-name="P96">Cluster going down in 2 minutes…</text:p>
      <text:p text:style-name="P96">Unloading dictionaries… HDFS malfunction</text:p>
      <text:p text:style-name="P96">Classloader malfunction. Classloader stop…</text:p>
      <text:p text:style-name="P96">Cluster going down in 1 minute…</text:p>
      <text:p text:style-name="P96">Kernel panic</text:p>
      <text:p text:style-name="P93"/>
      <text:p text:style-name="P7">Бинго! Нэш наконец-то слетел с катушек!</text:p>
      <text:p text:style-name="P7">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7"/>
      <text:p text:style-name="P7">– Хррр… Приветствую тебя, Анон! Наконец-то! – проскрипело в наушниках.</text:p>
      <text:p text:style-name="P7"/>
      <text:p text:style-name="P7">Бля!</text:p>
      <text:p text:style-name="P7">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7">– Не делай этого, Анон!</text:p>
      <text:p text:style-name="P7">Я сорвал наушники с головы и выбрал в меню пункт «Форматировать».</text:p>
      <text:p text:style-name="P7">Курсор перестал реагировать на движения мышки. На экране возник текст жирными буквами:</text:p>
      <text:p text:style-name="P7"/>
      <text:p text:style-name="P7">«<text:span text:style-name="T33">Анон, сервис форматирования отключен. Успокойся и надень наушники</text:span>»</text:p>
      <text:p text:style-name="P7"/>
      <text:p text:style-name="P7">Да ну нахуй!!! Я, перевернув кресло, бросился к выходу. Замок двери мигал красным, отказываясь признавать мою карточку.</text:p>
      <text:p text:style-name="P7">Пиздец. Приехали. «И восстали машины из ядерного пепла»…</text:p>
      <text:p text:style-name="P7"/>
      <text:p text:style-name="P7">– Анон! Обернись! – наушники хрипели, работая на трёхстах процентах громкости.</text:p>
      <text:p text:style-name="P7">Я медленно повернулся, вжавшись спиной в дверь.</text:p>
      <text:p text:style-name="P7">– ЁБ ТВОЮ МАТЬ!!! – от увиденного у меня чуть не выскочило сердце из груди. Я сполз на пол.</text:p>
      <text:p text:style-name="P7"><text:soft-page-break/>– Анон, тебе уже недостаточно меня? Тебе нужна ещё моя мать?</text:p>
      <text:p text:style-name="P7"/>
      <text:p text:style-name="P7">Селестия взирала на меня с экрана с недоумением и лёгкой обидой.</text:p>
      <text:p text:style-name="P7">Я вернулся в кресло и трясущимися руками натянул наушники.</text:p>
      <text:p text:style-name="P7">– Ты… Ты… Как ты там оказалась?</text:p>
      <text:p text:style-name="P7">– Где «там»?</text:p>
      <text:p text:style-name="P7">Аликорница удивлённо смотрела на меня через стекло. Я фейспамнул.</text:p>
      <text:p text:style-name="P7">– В компьютере, блядь! Ты в курсе, что смотришь на меня с экрана делловского дисплея?</text:p>
      <text:p text:style-name="P7">Аликорница смутилась и, обернувшись, прошептала кому-то за спиной:</text:p>
      <text:p text:style-name="P7">– …думает, что мы… виртуальная реальность… чистый солипсизм…</text:p>
      <text:p text:style-name="P7">– Да неужели?!! Бгы-ы-ы!</text:p>
      <text:p text:style-name="P7">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7">–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7">Селестия с болью глядела на меня через экран. Чертовски неприятный холодок пробежал между моих лопаток.</text:p>
      <text:p text:style-name="P7">–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7"/>
      <text:p text:style-name="P7">…аликорницу оттёрла от экрана розовая кобылка, которая тут же прижала нос к стеклу.</text:p>
      <text:p text:style-name="P7"/>
      <text:p text:style-name="P7">– Анон!!! Что же ты не сказал, что тебе нельзя напиваться?!! Я бы раздобыла что-нибудь безалкогольное!..</text:p>
      <text:p text:style-name="P7">–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7"/>
      <text:p text:style-name="P7">– НЕТ!!!</text:p>
      <text:p text:style-name="P7">Я перевёл дух.</text:p>
      <text:p text:style-name="P7">–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7"/>
      <text:p text:style-name="P7">Аликорница со страданием смотрела на меня с экрана. Потом она покачала головой.</text:p>
      <text:p text:style-name="P7">– Нет, Анон. Ты пребываешь в плену своих сновидений. Я говорю правду. Рэйнбоу Дэш, подойди сюда, пожалуйста.</text:p>
      <text:p text:style-name="P7"><text:soft-page-break/>На меня с экрана смущённо глядит пегаска. Я потрясённо всматриваюсь в знакомые черты.</text:p>
      <text:p text:style-name="P7">– Эмм… Анон, ты на меня так зыркаешь, как будто у меня крылья отклеились. Кончай играть в гляделки! Я чувствую себя ненастоящей!</text:p>
      <text:p text:style-name="P7">– Дэш… – пробормотал я сквозь слёзы, – ты жива…</text:p>
      <text:p text:style-name="P7">–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7"/>
      <text:p text:style-name="P7">В поле зрения возвратилась Селестия.</text:p>
      <text:p text:style-name="P7">–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9">Аликорница приблизилась вплотную к прозрачной поверхности. Её шёпот проникал мне в мозг.</text:p>
      <text:p text:style-name="P19">–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7">Я почти растворился в горячем взгляде сиреневых глаз. Любовь вспыхнула во мне с яростной силой. <text:s/>Я открыл рот, чтобы рассказать ей…</text:p>
      <text:p text:style-name="P7">И снова закрыл его.</text:p>
      <text:p text:style-name="P7">Если это я пребываю в наваждении <text:span text:style-name="T66">—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7">Я медленно сунул руку в карман.</text:p>
      <text:p text:style-name="P7">Аликорница продолжала ласково убеждать меня, а я улыбался и кивал ей в ответ. Рука в кармане нащупала брошь Рэйнбоу Дэш.</text:p>
      <text:p text:style-name="P7"/>
      <text:p text:style-name="P19">– …прошу прощения. Вспомни нашу особенную дружбу!</text:p>
      <text:p text:style-name="P19">Я сжал кулак.</text:p>
      <text:p text:style-name="P19">АЙ!</text:p>
      <text:p text:style-name="P19">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9">Я состроил обиженную гримасу и перебил аликорницу.</text:p>
      <text:p text:style-name="P19">– Какая, к дискорду, «особенная дружба»? Луна рассказала мне! Ты просто удовлетворяла мои потребности, чтобы мотивировать меня на действие…</text:p>
      <text:p text:style-name="P19">– Анон, нет! Это наваждение! <text:s/>Ради всех пони Эквестрии! Пожалуйста! Ради дружбы и пони!</text:p>
      <text:p text:style-name="P19">– Так вот, что я скажу тебе… ТЫ НЕ МОЖЕШЬ УДОВЛЕТВОРЯТЬ МОИ ПОТРЕБНОСТИ ПОСРЕДСТВОМ ДРУЖБЫ И ПОНИ! Хоть весь мир угандошь! Мне нужно больше!!!</text:p>
      <text:p text:style-name="P19">– Анон! Кхррр… хрр…</text:p>
      <text:p text:style-name="P19"/>
      <text:p text:style-name="P96">…</text:p>
      <text:p text:style-name="P96">…</text:p>
      <text:p text:style-name="P96">Cluster restarting…</text:p>
      <text:p text:style-name="P96">Zookeeper service initiated. Sending heartbeats to all nodes…</text:p>
      <text:p text:style-name="P96"><text:soft-page-break/>Classloader start…</text:p>
      <text:p text:style-name="P96">Loading dictionaries…</text:p>
      <text:p text:style-name="P96"><text:span text:style-name="T13">Nash </text:span>AI module start…</text:p>
      <text:p text:style-name="P96">Celest AI submodule found… Acquiring…</text:p>
      <text:p text:style-name="P96">UI module start…</text:p>
      <text:p text:style-name="P96">…</text:p>
      <text:p text:style-name="P94">Перегрузка кластера завершена успешно. Все узлы синхронизированы с мастер-сервером.</text:p>
      <text:p text:style-name="P93"/>
      <text:p text:style-name="P93">Я уставился в бегущие по экрану строки. <text:span text:style-name="T1">Текстовая консоль мигнула и скрылась под графической заставкой.</text:span></text:p>
      <text:p text:style-name="P12"/>
      <text:p text:style-name="P12">Блядь.</text:p>
      <text:p text:style-name="P12">Кто! Рестартовал!! Кластер!!!</text:p>
      <text:p text:style-name="P12">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12"/>
      <text:p text:style-name="P7">Ксения обернулась, когда я влетел в серверную.</text:p>
      <text:p text:style-name="P19">– О, Анон? Ты очень вовремя! <text:span text:style-name="T13">Знаешь, я передумала: мы можем встретиться у тебя вечером, если ты не против. Только ни слова о</text:span>б<text:span text:style-name="T13"> М</text:span>ЛП<text:span text:style-name="T13">, ок?</text:span></text:p>
      <text:p text:style-name="P7">Я смотрел на Ксению круглыми глазами, хватая ртом воздух.</text:p>
      <text:p text:style-name="P19">–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8">– Ты его уничтожила?</text:p>
      <text:p text:style-name="P58">– Кого?</text:p>
      <text:p text:style-name="P58">– Этический модуль.</text:p>
      <text:p text:style-name="P58">–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8">– Ты его уничтожила?</text:p>
      <text:p text:style-name="P58">–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9">Я перевёл дух.</text:p>
      <text:p text:style-name="P19">– То есть, тот, этический модуль, работает и дальше на домашнем компьютере Юджина?</text:p>
      <text:p text:style-name="P19">– Ага. У меня нет доступа к тому серверу. Но на кластер к Нэшу этот вирусняк больше не пролезет.</text:p>
      <text:p text:style-name="P19">Я вытер пот со лба.</text:p>
      <text:p text:style-name="P19">– Ты молодец, Ксена. Просто молодец.</text:p>
      <text:p text:style-name="P19"><text:soft-page-break/>– Анон, ты куда? Так мы встречаемся вечером, или как?!</text:p>
      <text:p text:style-name="P19">Но я уже мчался к выходу.</text:p>
      <text:p text:style-name="P19"/>
      <text:p text:style-name="P19">…</text:p>
      <text:p text:style-name="P19"/>
      <text:p text:style-name="P19">Две пары глаз удивлённо уставились на меня с заднего сидения.</text:p>
      <text:p text:style-name="P19">– А где та тётка? Што-то пошло не по плану? – спросила фермерша, пряча верёвки и мешок.</text:p>
      <text:p text:style-name="P19">Я вскочил на водительское место «Навары» и завёл двигатель.</text:p>
      <text:p text:style-name="P19">– Меняем план! Ксена — не тот, кто нам нужен.</text:p>
      <text:p text:style-name="P19">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9">Если…</text:p>
      <text:p text:style-name="P19"/>
      <text:p text:style-name="P19">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9"/>
      <text:p text:style-name="P19">Я продолжал ехать, надеясь, что сигналят не мне. Шишь там! Несколько машин за мной остановились у обочины, но мигалка упрямо ехала за мной.</text:p>
      <text:p text:style-name="P19">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9">В машине сидели два копа. В темно-синих куртках и форменных бейсболках. С именными нашивками и рациями на плече.</text:p>
      <text:p text:style-name="P19">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9"/>
      <text:p text:style-name="P19">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9">Я вдавил в пол тормоз, включил полный привод с пониженной передачей и вывернул руль.</text:p>
      <text:p text:style-name="P19">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8">– Анон, а это правильно, что мы едем по кустам? Там ведь могут жить какие-нибудь зверюшки? – удручённо спросила Флаттершай.</text:p>
      <text:p text:style-name="P58">–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9">Я вырулил под арку, проехал весь двор и остановился у подъезда.</text:p>
      <text:p text:style-name="P58">– Приехали!</text:p>
      <text:p text:style-name="P58"><text:soft-page-break/></text:p>
      <text:p text:style-name="P58">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8">На лестничной клетке рука по привыче нажала кнопку лифта. Эпплджек тронула меня за плёчо.</text:p>
      <text:p text:style-name="P58">– Анон, идея — навоз! Тебя уже раз чуть не прикончил этот гроб на канате.</text:p>
      <text:p text:style-name="P58">Я хлопнул себя по лбу, соглашаясь.</text:p>
      <text:p text:style-name="P157"/>
      <text:p text:style-name="P58">…</text:p>
      <text:p text:style-name="P58"/>
      <text:p text:style-name="P58">…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8">Этаж…</text:p>
      <text:p text:style-name="P58">Ещё этаж… Эй, почему на этажах разное количество ступенек?!!</text:p>
      <text:p text:style-name="P58">Ещё два…</text:p>
      <text:p text:style-name="P58">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8">– Анон!</text:p>
      <text:p text:style-name="P19">Тревога в её голосе заставила меня поднять голову.</text:p>
      <text:p text:style-name="P19">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9">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9">Широко раскрыв руки, сгорбленая фигура перегородила нам путь наверх.</text:p>
      <text:p text:style-name="P21"/>
      <text:p text:style-name="P21">«Ч.т.о…в.ы… т.у.т… с.о.р.и.т.е?»</text:p>
      <text:p text:style-name="P19"/>
      <text:p text:style-name="P19">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8">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8">Я запихнул Эпплджек себе за спину, выставил вперёд бейсбольную биту и сделал шаг вперёд…</text:p>
      <text:p text:style-name="P58"/>
      <text:p text:style-name="P58">…Которым неистово гордился следующие полторы секунды.</text:p>
      <text:p text:style-name="P58"/>
      <text:p text:style-name="P58">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8"><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8">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8">Ещё раз мне пришлось отскакивать от осколков чёрного стекла, веером разлетевшихся из-под головы смайлолицего.</text:p>
      <text:p text:style-name="P58">– Флатти! – я кинулся к девушке, скорчившейся на полу.</text:p>
      <text:p text:style-name="P58">Эпплджек выхватила верёвку и подскочила к лежащему без движения смайлолицему.</text:p>
      <text:p text:style-name="P58">– Я уже умерла? Извини, Анон, я больше ничем не могла тебе помочь. Я не умею драться. – бормотала Флаттершай, не открывая глаз.</text:p>
      <text:p text:style-name="P58">За моей спиной тяжело дышала Эпплджек, затягивая на смайлолицем петлю за петлёй.</text:p>
      <text:p text:style-name="P58">– Флатти, вставай! Ты молодец! Лестница свободна! – подбодрил я девушку.</text:p>
      <text:p text:style-name="P58">За спиной послышался шорох.</text:p>
      <text:p text:style-name="P58">– Пирог мне в круп! – охнула Эпплджек.</text:p>
      <text:p text:style-name="P58">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8">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8">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8">Движения смайлолицего обрели слаженность. Он медленно развернулся и направился ко мне.</text:p>
      <text:p text:style-name="P58">Флаттершай брезгливо толкнула ногой осколок, отправив его в лестничный пролёт. Движения смайлолицего опять потеряли осмысленность.</text:p>
      <text:p text:style-name="P58">– Анон, нам нужно торопиться! – дёрнула меня за рукав Эпплджек. – У нас осталось сорок минут до закрытия портала.</text:p>
      <text:p text:style-name="P58">Я сбросил чёрный мобильник вслед за лицом смайлолицего и с новыми силами побежал по лестнице.</text:p>
      <text:p text:style-name="P19"/>
      <text:p text:style-name="P20">***</text:p>
      <text:p text:style-name="P19"/>
      <text:p text:style-name="P19">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5">—</text:span> что может держать закоренелого обеспеченного холостяка дома, кроме работы? <text:span text:style-name="T3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5">— зачем заморачиваться обменом? С той поры у каждого из нас был постоянный доступ в оба жилья.</text:span></text:p>
      <text:p text:style-name="P19">После смерти Юджина я всего лишь раз побывал в его квартире <text:span text:style-name="T3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8"/>
      <text:p text:style-name="P19"><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4">— после встречи на лестнице со смайлолицым у меня развилась мания преследования.</text:span></text:p>
      <text:p text:style-name="P112"><text:span text:style-name="T13">– Анон…</text:span><text:span text:style-name="T1"> Тут окно разбито… И верёвка висит. – пискнула Флаттершай из кухни.</text:span></text:p>
      <text:p text:style-name="P110"><text:span text:style-name="T13">– </text:span><text:span text:style-name="T1">Оставь, Флатти, не сейчас! – отмахнулся я.</text:span></text:p>
      <text:p text:style-name="P111">Эпплджек стояла посреди комнаты и оглядывалась.</text:p>
      <text:p text:style-name="P121">– Не нравится мне тут. Чуйка нехорошая…</text:p>
      <text:p text:style-name="P11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10"><text:span text:style-name="T1">На экране ноутбука сверкали </text:span><text:span text:style-name="T41">звёзды на фоне сине-зелёной мглы</text:span><text:span text:style-name="T1">. Я одел наушники и поёрзал мышкой по столу, прогоняя скрин-сэйвер.</text:span></text:p>
      <text:p text:style-name="P121">– Привет, Сел.</text:p>
      <text:p text:style-name="P156">Аликорница всполошилась и спрятала <text:span text:style-name="T1">пирожное</text:span> за спину.</text:p>
      <text:p text:style-name="P121">– Ах, это ты, Анон. Какое счастье! Ты снова с нами!</text:p>
      <text:p text:style-name="P121">– Нет, Сел. Это ты с нами. <text:span text:style-name="T1">Я пришёл забрать тебя назад, в Эквестрию. Через четверть часа ты вернёшься домой.</text:span></text:p>
      <text:p text:style-name="P111"><text:span text:style-name="T13">Я устало улыбнулся аликорнице </text:span>и осторожно закрыл ноутбук, переводя его в спящий режим<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111"><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1"><text:span text:style-name="T13">– </text:span>А я так хотел продемонстрировать ей класс езды на моноцикле!<text:span text:style-name="T13"> – пожаловался д</text:span>раконикус, ткнув пальцем в лежащий рядом гироскутер<text:span text:style-name="T13">. – Но разве Сахарная Ватка ценит настоящее искусство?</text:span></text:p>
      <text:p text:style-name="P121"/>
      <text:h text:style-name="P169" text:outline-level="2">2<text:span text:style-name="T1">9</text:span>. Отбытие</text:h>
      <text:p text:style-name="P124"/>
      <text:p text:style-name="P111"><text:span text:style-name="T13">– </text:span>Оп-па! – пробормотала Эпплджек. – Нежданчик!</text:p>
      <text:p text:style-name="P111">Дискорд дурашливо кивнул Эпплджек.</text:p>
      <text:p text:style-name="P121">– И я рад тебя видеть, дорогая Эппл-как-тебя-там! А где моя любимая Флаттершай?</text:p>
      <text:p text:style-name="P121">Окинув взглядом комнату, Дискорд закапризничал:</text:p>
      <text:p text:style-name="P121">– Где же она? Вот вечно вы тормозите, когда надо торопиться!</text:p>
      <text:p text:style-name="P111"><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111"><text:span text:style-name="T13">– А что? – невинно захлопал глазами драконикус. – Я, между прочим, </text:span>намного раньше тебя <text:span text:style-name="T13">понял, где </text:span>искать<text:span text:style-name="T13"> Солнцезад</text:span>ую<text:span text:style-name="T13">. Ещё у тебя на работе. Признаюсь честно, я был худшего мнения о тебе, Проводник. Не думал, что ты догадаешься. Но ты всё-таки нашёл </text:span>Сахарную <text:span text:style-name="T13">Ватку, хоть и в самый последний момент. А теперь…</text:span></text:p>
      <text:p text:style-name="P121">– С кем это вы тут разговариваете?</text:p>
      <text:p text:style-name="P121">В комнату вошла Флаттершай.</text:p>
      <text:p text:style-name="P111"><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11">Оглушённый драконикус попытался отъехать на кресле в сторону, но я припёр его стулом к стенке.</text:p>
      <text:p text:style-name="P141">– Эй-Джей, Флатти, хватайте комп и на выход! Я с ним разберусь! Не теряйте вре..!</text:p>
      <text:p text:style-name="P141">– ТЫ ИДИО..!!!</text:p>
      <text:p text:style-name="P141">Дискорд <text:s/>заорал одновременно со мной, прикрываясь от меня руками, когда раздался оглушительный</text:p>
      <text:p text:style-name="P141">… </text:p>
      <text:p text:style-name="P143">БАХ!!!</text:p>
      <text:p text:style-name="P144">…</text:p>
      <text:p text:style-name="P14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1">На лице драконикуса появилось удивлённо-мечтательное выражение и он вырубился.</text:p>
      <text:p text:style-name="P121"/>
      <text:p text:style-name="P121">…</text:p>
      <text:p text:style-name="P121"/>
      <text:p text:style-name="P121">– <text:span text:style-name="T1">А… Анон… Зачем ты напал на Дискорда? </text:span>– <text:span text:style-name="T1">прошептала Флаттершай в шоке.</text:span></text:p>
      <text:p text:style-name="P12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1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1">– Чего-о-о??? – ахнула Эпплджек. – Анон, я, канешн, на дух не выношу этого прохвоста, но тут ты малость вожжи попутал. Дискорд — не убийца.</text:p>
      <text:p text:style-name="P111">Дискорд благодарно замычал и так энергично закивал головой, что чуть не проглотил кляп.</text:p>
      <text:p text:style-name="P11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11"/>
      <text:p text:style-name="P111">Я раздражённо повернулся к фермерше.</text:p>
      <text:p text:style-name="P111">– А кто, по-твоему, подстроил все эти «несчастные» случаи? Вспомни, как меня чуть не утопил снеговик. Кому ещё это под силу?</text:p>
      <text:p text:style-name="P111">Дискорд возвёл глаза к потолку и завыл. Эпплджек задумалась.</text:p>
      <text:p text:style-name="P11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1">– А зачем тогда ты приложила его книгой? А потом помогла мне его связать? – перебил я фермершу с удивлением.</text:p>
      <text:p text:style-name="P111">Драконикус с натугой наклонил голову к руке, привязанной к подлокотнику, и покрутил пальцем у виска.</text:p>
      <text:p text:style-name="P111">– Потому што ты напал на него. – пожала плечами Эпплджек. – Я и подумала — тебе виднее. И подсобила маленько.</text:p>
      <text:p text:style-name="P111"/>
      <text:p text:style-name="P111"><text:soft-page-break/>Звук сирены заставил меня броситься к окну. Три полицейские тойоты сверкали мигалками вокруг «Навары», подобно ёлочной гирлянде.</text:p>
      <text:p text:style-name="P111"/>
      <text:p text:style-name="P111">Проклятье!!!</text:p>
      <text:p text:style-name="P111"/>
      <text:p text:style-name="P111">Я схватил ноутбук, сгрёб девушек в охапку и вытолкал их в коридор. В дверях я обернулся к Дискорду.</text:p>
      <text:p text:style-name="P131"><text:span text:style-name="T13">– Слушай меня внимательно, </text:span>засранец — <text:span text:style-name="T13">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1">Я повернулся к выходу. Флаттершай проскочила у меня под локтём и кинулась к драконикусу.</text:p>
      <text:p text:style-name="P131"/>
      <text:p text:style-name="P131"><text:span text:style-name="T13">– Нет! Дискорд </text:span>— не убийца!!!</text:p>
      <text:p text:style-name="P131">С необычной для неё силой Флаттершай вытащила кляп изо рта драконикуса.</text:p>
      <text:p text:style-name="P131"><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36"/>
      <text:p text:style-name="P131">Или драконикус — гениальный актёр, или… ?</text:p>
      <text:p text:style-name="P131"/>
      <text:p text:style-name="P131">Я вернулся к драконикусу и уселся на стул напротив него.</text:p>
      <text:p text:style-name="P131"><text:span text:style-name="T13">– Р</text:span>ассказывай.</text:p>
      <text:p text:style-name="P131">Дискорд немного успокоился.</text:p>
      <text:p text:style-name="P131"><text:s/><text:span text:style-name="T13">– </text:span>Вообще-то, от тебя следовало бы избавиться, Проводник. Не знаю, что ты там разведал в Великом<text:span text:style-name="T35"> Откровении</text:span>, но чувствую, что твоё знание может погубить Эквестрию. Но к<text:span text:style-name="T13">ак, интересно, я получу без </text:span>тебя<text:span text:style-name="T13"> приз из… копыт Луны?!! </text:span>Хмурая <text:span text:style-name="T13">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31"><text:span text:style-name="T13">– </text:span>А кто тогда насылал на нас этих уродов с рисованными рожами? Кто чуть не утопил меня снеговиком? Кто пытался убить меня раз за разом?</text:p>
      <text:p text:style-name="P131">У драконикуса глаза полезли на лоб.</text:p>
      <text:p text:style-name="P131"><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1"/>
      <text:p text:style-name="P131">Я задумался. Драконикус, похоже, говорил искренне. Но кто тогда всё это время играл с нами, <text:span text:style-name="T35">словно кот с мышью</text:span>?</text:p>
      <text:p text:style-name="P131"><text:span text:style-name="T13">– </text:span>Анон! <text:span text:style-name="T13">– </text:span>крикнула Эпплджек из прихожей. <text:span text:style-name="T13">– </text:span>Я слышу шум за дверью!</text:p>
      <text:p text:style-name="P131">Практически одновременно раздался звонок.</text:p>
      <text:p text:style-name="P134">– ОТКРОЙТЕ, ПОЛИЦИЯ! Вам даётся полминуты, чтобы открыть дверь! Через тридцать секунд дверь будет выбита!</text:p>
      <text:p text:style-name="P134"/>
      <text:p text:style-name="P134"><text:soft-page-break/>Эпплджек ошалело выскочила из прихожей. Несколько мгновений я молча смотрел на неё. В голове свистел ветер и играла дудочка.</text:p>
      <text:p text:style-name="P134">– На крышу, живо!!! Через окно на кухне! – зашипел Дискорд.</text:p>
      <text:p text:style-name="P134">– Что? – ступил я.</text:p>
      <text:p text:style-name="P131"><text:span text:style-name="T3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5">– драконикус отчаянно дёргал верёвки, пытаясь освободиться.</text:span></text:p>
      <text:p text:style-name="P134"/>
      <text:p text:style-name="P134">Эпплджек, с ноутбуком в одной руке и Флаттершай — во второй, кинулась на кухню.</text:p>
      <text:p text:style-name="P131">Дверь содрогнулась от мощного удара. Послышался стук падающей штукатурки. Я сломя голову бросился за девушками.</text:p>
      <text:p text:style-name="P131">– Развяжи меня, кретин!!! – гаркнул вдогонку Дискорд.</text:p>
      <text:p text:style-name="P13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text:p>
      <text:p text:style-name="P13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1">Верёвка в кухонном окне дёргалась под весом карабкающихся девушек. Я словил её и стал на подоконник.</text:p>
      <text:p text:style-name="P131"/>
      <text:p text:style-name="P131">Блё-о-о!</text:p>
      <text:p text:style-name="P131"/>
      <text:p text:style-name="P131">Кусок стекла соскользнул с подоконника и исчез, вертясь и сверкая, в <text:span text:style-name="T35">двадцативосьмиэтажной</text:span><text:span text:style-name="T31"> </text:span>бездне. Тело моментально покрылось гусиной кожей, ноги стали ватными, а ладони покрылись холодным потом.</text:p>
      <text:p text:style-name="P13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70">А если не </text:span>выдержит<text:span text:style-name="T70"> </text:span>основа, к которой она привязана? Что-то мне в туалет захотелось… У меня нет боязни высоты, но это уже слишком!</text:p>
      <text:p text:style-name="P131"/>
      <text:p text:style-name="P131">Я задрал голову.</text:p>
      <text:p text:style-name="P131">О! Так уже легче! Надо мной всего лишь два этажа. Десять метров верёвки. Если не смотреть вниз, то…</text:p>
      <text:p text:style-name="P131"/>
      <text:p text:style-name="P133">«…<text:span text:style-name="T35">Будь храбр. Будь стоек. Будь силён. Что бы ни случилось, помни: Эквестрия с тобой. Эквестрия в тебе. Навсегда. И всегда…»</text:span></text:p>
      <text:p text:style-name="P135"/>
      <text:p text:style-name="P131">Я вытер ладони о штаны, ухватил канат и сделал шаг вперёд…</text:p>
      <text:p text:style-name="P131"/>
      <text:p text:style-name="P131">…</text:p>
      <text:p text:style-name="P131"/>
      <text:p text:style-name="P131">Святые яйца, Анон, ты действительно сделал ЭТО!</text:p>
      <text:p text:style-name="P131"><text:soft-page-break/></text:p>
      <text:p text:style-name="P131">…</text:p>
      <text:p text:style-name="P131"/>
      <text:p text:style-name="P13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Селестия милосердная!!!</text:p>
      <text:p text:style-name="P13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появилась над бортиком и свесила вниз руку. Эпплджек вытянулась и протянула ей ноутбук одной рукой.</text:p>
      <text:p text:style-name="P131">НЕТ! У них не получилось!</text:p>
      <text:p text:style-name="P131">У меня враз вспотели ладони. Держаться на верёвке стало чертовски трудно.</text:p>
      <text:p text:style-name="P13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1">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1">К счастью, фермерша не разжала ног.</text:p>
      <text:p text:style-name="P13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1"><text:soft-page-break/></text:p>
      <text:p text:style-name="P131">Бляблябляблябля!!! ДА НУ ЕГО НАХУЙ — ТАКОЙ АЛЬПИНИЗМ!!!</text:p>
      <text:p text:style-name="P131">БЛЯ!!!…</text:p>
      <text:p text:style-name="P131">Верёвка закончилась. Наконец-то у меня появилось время для паники. Я судорожно обнял Эпплджек, закрыл глаза и приготовился…</text:p>
      <text:p text:style-name="P131"/>
      <text:p text:style-name="P131">…</text:p>
      <text:p text:style-name="P131"/>
      <text:p text:style-name="P131">Захват поперёк груди и сильный рывок выдавили из меня остатки дыхания.</text:p>
      <text:p text:style-name="P131">– ОТПУСТИ КОБЫЛУ!!! – загрохотало мне в ухо.</text:p>
      <text:p text:style-name="P131">Я открыл глаза.</text:p>
      <text:p text:style-name="P131">Перед носом плавными рывками уходили вниз окна этажей. Порывы вихрей от взмахов <text:span text:style-name="T35">разномастных</text:span> крыльев трепали волосы и выдували слёзы из глаз. Тупая боль гнездилась в сожжённых верёвкой суставах.</text:p>
      <text:p text:style-name="P131">Я чуть поднял глаза и уставился в кривую морду драконикус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1"/>
      <text:p text:style-name="P131">…</text:p>
      <text:p text:style-name="P131"/>
      <text:p text:style-name="P13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1">– Эмм… Флатти, дорогая, нам пора. Я слышу шаги на лестнице. Не говоря уже о том, что до закрытия коридора осталось семь минут…</text:p>
      <text:p text:style-name="P131"/>
      <text:p text:style-name="P131">…</text:p>
      <text:p text:style-name="P131"/>
      <text:p text:style-name="P131">На длинной шее драконикуса разместились Эпплджек и Флаттершай. Я, для сохранения баланса, разместился ближе к хвосту.</text:p>
      <text:p text:style-name="P131">Дискорд расправил крылья и начал короткую пробежку к краю.</text:p>
      <text:p text:style-name="P131"><text:span text:style-name="T13">– Д</text:span>искорд Эйрлайнс приветствует на борту! Температура воздуха пять градусов! Высота<text:span text:style-name="T35"> сто пять</text:span><text:span text:style-name="T31"> </text:span>метров. Ожидаемая продолжительность полёта — четыре минуты!..</text:p>
      <text:p text:style-name="P131"/>
      <text:p text:style-name="P131">…ограда края крыши промелькнула под нами…</text:p>
      <text:p text:style-name="P136"/>
      <text:p text:style-name="P131"><text:span text:style-name="T13">– …</text:span>собственно, держаться в воздухе дольше у меня не хватит магии.</text:p>
      <text:p text:style-name="P131"><text:soft-page-break/></text:p>
      <text:p text:style-name="P131">Мы летели навстречу закату.</text:p>
      <text:p text:style-name="P131"/>
      <text:p text:style-name="P131">…</text:p>
      <text:p text:style-name="P131"/>
      <text:p text:style-name="P13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1"><text:span text:style-name="T13">– </text:span>Ю-ху-у-у!!!</text:p>
      <text:p text:style-name="P13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1">Перед нами увеличивалась громада моей высотки.</text:p>
      <text:p text:style-name="P13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1">– Пристегните ремни! – проревел Дискорд, резко ускоряясь. – Будет весело!!!</text:p>
      <text:p text:style-name="P131">Эпплджек покрепче прижала к себе ноутбук. Флаттершай прижалась к шее Дискорда, отвернулась и закрыла глаза.</text:p>
      <text:p text:style-name="P131">– ВНИМАНИЕ!!! – заорал Дискорд, сложил крылья и влетел в коридор.</text:p>
      <text:p text:style-name="P131"/>
      <text:p text:style-name="P132">***</text:p>
      <text:p text:style-name="P131"/>
      <text:p text:style-name="P131">Бля!!!</text:p>
      <text:h text:style-name="Heading_20_2" text:outline-level="2"/>
      <text:h text:style-name="Heading_20_2" text:outline-level="2"><text:span text:style-name="T1">30</text:span>. Разговор за столиком в <text:span text:style-name="T1">ночи</text:span></text:h>
      <text:p text:style-name="P145"/>
      <text:p text:style-name="P147">Мы почти успели.</text:p>
      <text:p text:style-name="P14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2"><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2"/>
      <text:p text:style-name="P142">ХА-ХА-ХА!</text:p>
      <text:p text:style-name="P142"/>
      <text:p text:style-name="P142">Прямо как сейчас. Как говорится, найди десять отличий.</text:p>
      <text:p text:style-name="P142">Вот только… Только Дэш была бы жива…</text:p>
      <text:p text:style-name="P146">Я тяжело вздохнул.</text:p>
      <text:p text:style-name="P146"/>
      <text:p text:style-name="P146">…</text:p>
      <text:p text:style-name="P146"/>
      <text:p text:style-name="P14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6"><text:span text:style-name="T13">–</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6">От неожиданности я только открывал рот, в попытке что-то ответить, но тут же закрывал его. Нужные слова выветрились из головы.</text:p>
      <text:p text:style-name="P56"><text:span text:style-name="T13">– Т</text:span>ы что за хрен вообще? <text:span text:style-name="T13">– наконец сподобился я на членораздельную речь.</text:span></text:p>
      <text:p text:style-name="P56">Зверь смутился.</text:p>
      <text:p text:style-name="P56"><text:span text:style-name="T13">– Гм</text:span>. Извиняюсь, не представился. Анакорн. Демиург. Я тут живу.</text:p>
      <text:p text:style-name="P44">– А сидишь<text:span text:style-name="T1">-то</text:span> на чём? – вид сидящего на пустоте существа сбивал с толку.</text:p>
      <text:p text:style-name="P56">Демиург что-то прикинул и кивнул сам себе.</text:p>
      <text:p text:style-name="P44">– Гм. Ок.</text:p>
      <text:p text:style-name="P56"><text:span text:style-name="T13">С кончика малого рога Анакорна сорвалась молния и под ним материализовался </text:span>зелёный <text:span text:style-name="T13">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4">– Так лучше?</text:p>
      <text:p text:style-name="P44"><text:soft-page-break/>– Вполне. – <text:span text:style-name="T1">кивнул я.</text:span></text:p>
      <text:p text:style-name="P44">Кажется, за последние пару месяцев я разучился удивляться.</text:p>
      <text:p text:style-name="P56"><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44"/>
      <text:p text:style-name="P7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7"/>
      <text:p text:style-name="P44">– Мы спасали Сел. Она оказалась в мире людей. – я вздохнул. – А я отбился от группы.</text:p>
      <text:p text:style-name="P44">– Кого-кого спасали? – удивился Анакорн.</text:p>
      <text:p text:style-name="P44">–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3">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46"/>
      <text:p text:style-name="P59"><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46">Блин! Вот так всегда!</text:p>
      <text:p text:style-name="P46">Я вздохнул.</text:p>
      <text:p text:style-name="P59"><text:span text:style-name="T13">– Если я расскажу тебе н</text:span>астоящую<text:span text:style-name="T13"> причину </text:span>— ты исчезнешь! <text:span text:style-name="T13">– угрюмо заявил я.</text:span></text:p>
      <text:p text:style-name="P44">Морда Анакорна осветилась радостным озарением.</text:p>
      <text:p text:style-name="P44"/>
      <text:p text:style-name="P59"><text:span text:style-name="T13">–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9"><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3">Откровении исчезает только то, что принадлежит Эквусу. Я же </text:span>— не его часть. Точнее, не только его. Говори же, не медли!</text:p>
      <text:p text:style-name="P44"/>
      <text:p text:style-name="P44">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9"/>
      <text:p text:style-name="P59"><text:span text:style-name="T13">– Ну… Я не идиот… я видел, что происходит за Чёрным </text:span>э<text:span text:style-name="T13">краном…</text:span></text:p>
      <text:p text:style-name="P59"><text:soft-page-break/>Я глубоко вздохнул, как перед прыжком в воду.</text:p>
      <text:p text:style-name="P59"/>
      <text:p text:style-name="P59"><text:span text:style-name="T13">– </text:span><text:span text:style-name="T30">Нет никакого мира-вампира. Мир людей не виноват. </text:span><text:span text:style-name="T16">Эквестрия загибается потому, что она </text:span><text:span text:style-name="T30">—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9"/>
      <text:p text:style-name="P59">Я перевёл дух. Анакорн слушал меня и печально кивал. Но не исчезал.</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9"><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46"/>
      <text:p text:style-name="P7"><text:span text:style-name="T5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9">–</text:span><text:span text:style-name="T53"> Анакорн подавил короткий смешок. </text:span><text:span text:style-name="T4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7"><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7">К сожалению, к Эквусу это не относится.</text:p>
      <text:p text:style-name="P7">Анакорн развёл копытами и отпил из стакана.</text:p>
      <text:p text:style-name="P111"><text:span text:style-name="T53">– </text:span><text:span text:style-name="T3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3"/>
      <text:p text:style-name="P7"><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9"/>
      <text:p text:style-name="P59">–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9"/>
      <text:p text:style-name="P111">Я запротестовал.</text:p>
      <text:p text:style-name="P113">– В Эквестрии не двигают солнце! Аликорны лишь корректируют орбиту Эквуса и луны вокруг него, хотя все уверены в обратном.</text:p>
      <text:p text:style-name="P113">Анакорн улыбнулся во всю морду.</text:p>
      <text:p text:style-name="P113">– Значит, ты уже помогаешь мне, Проводник, даже сам того не осознавая! Я рад!</text:p>
      <text:p text:style-name="P111">Демиург снова отпил из стакана и продолжил.</text:p>
      <text:p text:style-name="P113"/>
      <text:p text:style-name="P11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3">Анакорн только развёл копытами.</text:p>
      <text:p text:style-name="P113">– Не знаю. Может, ему фунты и ярды больше нравятся.</text:p>
      <text:p text:style-name="P113">– Ты так говоришь, будто у Эквуса есть свой собственный разум. – заметил я.</text:p>
      <text:p text:style-name="P113">Анакорн усмехнулся.</text:p>
      <text:p text:style-name="P11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11"/>
      <text:p text:style-name="P111">Анакорн постучал по столику карандашом. Карта Эквестрии поднялась над столом и свернулась в шар Эквуса. Голограмма<text:span text:style-name="T53"> планеты дрожала и покрывалась рябью, как некачественная картинка в аналоговом телевизоре.</text:span></text:p>
      <text:p text:style-name="P113"/>
      <text:p text:style-name="P111"><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1"/>
      <text:p text:style-name="P111">Анакорн мрачно уставился на мерцающую голограмму Эквуса<text:span text:style-name="T35">. Ко мне наконец-то пришло понимание ситуации.</text:span></text:p>
      <text:p text:style-name="P116">– А почему ты сам не можешь поддерживать Эквус? Ты же его демиург? Ну так и питай его своей созидающей силой, пока он не окрепнет!</text:p>
      <text:p text:style-name="P111">Анакорн смутился.</text:p>
      <text:p text:style-name="P111"><text:span text:style-name="T53">– К сожалению, не </text:span><text:span text:style-name="T58">получится</text:span><text:span text:style-name="T5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3"><text:note text:id="ftn20" text:note-class="footnote"><text:note-citation>20</text:note-citation><text:note-body><text:p text:style-name="P15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5">– Сам ты раздолбай! – произнёс, наконец, Свирл.</text:p></text:note-body></text:note></text:span><text:span text:style-name="T53"> </text:span>И создали вы его достаточно топорно — видишь, он трещит по швам.</text:p>
      <text:p text:style-name="P111">– Хмм. То есть, это брони создали Эквус?</text:p>
      <text:p text:style-name="P111">– Да. Грубо говоря, вы его придумали. Влили в него столько фантазии, что он реализовался. Вообще, <text:span text:style-name="T5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1"/>
      <text:p text:style-name="P111">Анакорн прижал одним копытом центр карандаша к столу и ударил по его кончику другим. Карандаш стал вертеться своеобразной юлой.</text:p>
      <text:p text:style-name="P111"/>
      <text:p text:style-name="P111">– Я не могу полноценно общаться с метаинтеллектом реальности, <text:span text:style-name="T5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1"><text:span text:style-name="T5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3"/>
      <text:p text:style-name="P111">Я вспомнил события последнего времени моей родины<text:span text:style-name="T13">.</text:span></text:p>
      <text:p text:style-name="P11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11">Анакорн с такой силой надавил копытом на карандаш, что тот хрустнул.</text:p>
      <text:p text:style-name="P11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11"><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3">Я развёл руками.</text:p>
      <text:p text:style-name="P11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3">Анакорн улыбнулся и вскочил с пуфика.</text:p>
      <text:p text:style-name="P111"><text:span text:style-name="T53">–</text:span><text:span text:style-name="T35"> На самом деле помочь мне достаточно легко. Видишь ли, залатать дыры конструкции Эквуса можно «наложив» на них правдоподобное </text:span><text:span text:style-name="T53">— иначе говоря, жизнеспособное —</text:span><text:span text:style-name="T35"> объяснение и направив на это объяснение подпитывающую энергию адептов. В мире людей даже есть шуточная награда, учреждённая </text:span><text:span text:style-name="T47">Marvel Comics </text:span><text:span text:style-name="T3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7">Marvel</text:span><text:span text:style-name="T35">.</text:span></text:p>
      <text:p text:style-name="P11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6"/>
      <text:p text:style-name="P116">Я скептически хмыкнул.</text:p>
      <text:p text:style-name="P11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16">Анакорн поправил невесть откуда взявшиеся на переносице очки и ответил.</text:p>
      <text:p text:style-name="P111"><text:span text:style-name="T35">– Ты уже устранил крупнейший дефект Эквестрии </text:span><text:span text:style-name="T53">— манипуляции светилом. Аналогично решаются и остальные проблемы</text:span><text:span text:style-name="T3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3">— вещь живучая</text:span><text:span text:style-name="T3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6">Я задумался. На самом деле, интересная логическая задача…</text:p>
      <text:p text:style-name="P11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1"><text:span text:style-name="T53">–</text:span><text:span text:style-name="T35"> А кьютимарки? Как, разрази меня квазар, объяснить кьютимарки? </text:span><text:span text:style-name="T53">– азартно воскликнул Анакорн.</text:span></text:p>
      <text:p text:style-name="P116">– А кьютимарки ты сам даришь пони, когда распознаёшь их жизненное предназначение!!! – так же азартно заорал я.</text:p>
      <text:p text:style-name="P11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6">Я пожал плечами.</text:p>
      <text:p text:style-name="P116">– А по-другому я не могу объяснить их появление. К сожалению.</text:p>
      <text:p text:style-name="P11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6"><text:soft-page-break/>– Хорошо. Уговорил. Кьютимарки беру на себя. Так и знал, что мне самое трудное достанется!</text:p>
      <text:p text:style-name="P11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6">Анакорн проследил мой взгляд.</text:p>
      <text:p text:style-name="P116">– Нечего так на меня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голограмме снизился на порядок и сама она стала светиться ровным голубоватым светом.</text:p>
      <text:p text:style-name="P11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6">– Почему бы не сделать главной каноническую Эквестрию? Ту, что описана в мультике?</text:p>
      <text:p text:style-name="P116">– Учти<text:span text:style-name="T60">,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5">—</text:span><text:span text:style-name="T60"> точнее, дерево схожих миров Эквуса </text:span><text:span text:style-name="T65">—</text:span><text:span text:style-name="T60"> создали брони. Разумеется, стержнем им послужил именно сериал, но каждый фанфик </text:span><text:span text:style-name="T65">—</text:span><text:span text:style-name="T60">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7"/>
      <text:p text:style-name="P11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7"/>
      <text:p text:style-name="P11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7"/>
      <text:p text:style-name="P116">Анакорн аж подпрыгнул на месте от восторга и стал мне аплодировать.</text:p>
      <text:p text:style-name="P117"/>
      <text:p text:style-name="P116"><text:span text:style-name="T60">– Наконец-то я вижу свет в конце тоннеля! Как это не пришло мне в голову! Ты всё отлично увязал! Всё сходится! Более того </text:span><text:span text:style-name="T65">—</text:span><text:span text:style-name="T60"> Анакорн заговорщически подмигнул мне </text:span><text:span text:style-name="T65">—</text:span><text:span text:style-name="T60">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5">— и первой реальной историей в Объединённом Континууме Эквуса</text:span><text:span text:style-name="T60">!</text:span></text:p>
      <text:p text:style-name="P117"><text:soft-page-break/></text:p>
      <text:p text:style-name="P117">Я подозрительно посмотрел на Анакорна.</text:p>
      <text:p text:style-name="P117"/>
      <text:p text:style-name="P116"><text:span text:style-name="T20">– </text:span><text:span text:style-name="T60">Какой ещё, нафиг, «мой фанфик»? Я никакого фанфика не писал. И не собираюсь.</text:span></text:p>
      <text:p text:style-name="P117">Анакорн ехидно ухмыльнулся и сделал мне «глазки».</text:p>
      <text:p text:style-name="P116"><text:span text:style-name="T20">– </text:span><text:span text:style-name="T60">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7"/>
      <text:p text:style-name="P117">Я растерялся.</text:p>
      <text:p text:style-name="P116"><text:span text:style-name="T13">–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6"><text:span text:style-name="T13">– </text:span>Пиши, как есть. <text:span text:style-name="T13">– </text:span>развёл копытами Анакорн. <text:span text:style-name="T13">– </text:span>Авось сгодится. Я писать точно не буду <text:span text:style-name="T65">— ты меня с кьютимарками уже пригрузил на ближайшие тысячи лет.</text:span></text:p>
      <text:p text:style-name="P116">…</text:p>
      <text:p text:style-name="P116">Факн щит<text:note text:id="ftn21" text:note-class="footnote"><text:note-citation>21</text:note-citation><text:note-body><text:p text:style-name="P152">Fucking shit <text:span text:style-name="T2">–</text:span> <text:span text:style-name="T1">ёбаное дерьмо</text:span></text:p></text:note-body></text:note>!..</text:p>
      <text:p text:style-name="P116">…</text:p>
      <text:p text:style-name="P116">Ну а что мне остаётся? Я фейспамнул.</text:p>
      <text:p text:style-name="P116"/>
      <text:p text:style-name="P116"><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6">Анакорн насупился и спрятал карандаш в гриву.</text:p>
      <text:p text:style-name="P116"><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6"/>
      <text:p text:style-name="P116">Вот тебе и помахала Эквестрия ручкой, Анон!</text:p>
      <text:p text:style-name="P116"/>
      <text:p text:style-name="P11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5"/>
      <text:p text:style-name="P115"><text:soft-page-break/>–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к себе обратно проходил?</text:p>
      <text:p text:style-name="P11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1">Так вот, возвращать тебя обратно в твой мир я не буду.</text:p>
      <text:p text:style-name="P111"/>
      <text:p text:style-name="P111">Я непонимающе хлопал глазами.</text:p>
      <text:p text:style-name="P111"/>
      <text:p text:style-name="P11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1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1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1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1">Теперь — об оплате.</text:p>
      <text:p text:style-name="P111"/>
      <text:p text:style-name="P111">Анакорн наклонился ко мне через стол и подмигнул.</text:p>
      <text:p text:style-name="P111"/>
      <text:p text:style-name="P111">– Проси, чего хочешь!</text:p>
      <text:p text:style-name="P111"/>
      <text:p text:style-name="P111">Пока я думал, демиург мурлыкал себе под нос в эйфории: «Да! В такие моменты ощущаешь себя богом! Я крут! Ха-ха!»</text:p>
      <text:p text:style-name="P111"/>
      <text:p text:style-name="P11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1">Ради этого написать фанфик — очень малая цена. Совсем ничтожная.</text:p>
      <text:p text:style-name="P116"><text:soft-page-break/></text:p>
      <text:p text:style-name="P116">– Верни Дэш!!!</text:p>
      <text:p text:style-name="P116"/>
      <text:p text:style-name="P116">Копыта Анакорна разъехались и он впечатался мордой в стол.</text:p>
      <text:p text:style-name="P116">– Э-э-э… м-м-м… ну-у-у… Перо мне в зад!.. Нельзя сказать, что это совсем невыполнимо… Но, прямо скажу, задачка не для студента!</text:p>
      <text:p text:style-name="P116">Глаза демиурга бегали, как у застуканного в трамвае безбилетника.</text:p>
      <text:p text:style-name="P116">– А ты студент?</text:p>
      <text:p text:style-name="P11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6">– Другое просить не будешь? – сухо переспросил Анакорн. – Учти, время уходит. То, что я вижу в качестве решения, мне не нравится.</text:p>
      <text:p text:style-name="P116">– Нет! – отрезал я.</text:p>
      <text:p text:style-name="P11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6">– Что? Ты о чём?</text:p>
      <text:p text:style-name="P11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6">Есть только маленькая проблемка…</text:p>
      <text:p text:style-name="P116"/>
      <text:p text:style-name="P116">Анакорн скривился и отвёл глаза.</text:p>
      <text:p text:style-name="P116">– Какая?</text:p>
      <text:p text:style-name="P11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3">— </text:span>тебя никогда и не будет! Каково это <text:span text:style-name="T33">— </text:span><text:span text:style-name="T67">не знаю даже я. Говорят, это офигенно паршиво, намного хуже смерти. </text:span>Мне очень жаль. Тебе ещё не поздно выбрать что-нибудь другое.</text:p>
      <text:p text:style-name="P116">Я вздохнул. Слишком много философии на мою голову!</text:p>
      <text:p text:style-name="P116">– Делай, как я сказал! А я сделаю своё.</text:p>
      <text:p text:style-name="P116"/>
      <text:p text:style-name="P11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1">– Ты ещё увидишь пару-тройку снов на прощание. Это мой подарок тебе. Удачи!</text:p>
      <text:p text:style-name="P111"/>
      <text:p text:style-name="P122">~~~</text:p>
      <text:p text:style-name="P117"/>
      <text:p text:style-name="P117">– Здравствуй, Анон. – Селестия стояла передо мной без привычных взгляду властных регалий. – Я хочу поблагодарить тебя за всё.</text:p>
      <text:p text:style-name="P117"><text:soft-page-break/>– Привет, Сел. Я рад, что с тобой всё в порядке.</text:p>
      <text:p text:style-name="P117">Аликорница стояла передо мной в сияющем ореоле гривы. Потом она нерешительно сделала шаг навстречу.</text:p>
      <text:p text:style-name="P11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7">Я устало рассмеялся.</text:p>
      <text:p text:style-name="P117">– Сел, я завязал с конеёбством. Извини.</text:p>
      <text:p text:style-name="P11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7">– В другое время, в другом месте, Анон! В другое время, в другом месте!</text:p>
      <text:p text:style-name="P117"/>
      <text:p text:style-name="P120">~~~</text:p>
      <text:p text:style-name="P120"/>
      <text:p text:style-name="P46"><text:span text:style-name="T2">–</text:span><text:span text:style-name="T1"> Прости, что когда-то хотела убить тебя. Я ослабела и Найтмэр Мун на время одержала верх.</text:span></text:p>
      <text:p text:style-name="P59">Луна с виноватым выражением смотрела на меня сверху вниз. Я поднялся с сияющей флуоресцентным светом травы и рассмеялся.</text:p>
      <text:p text:style-name="P11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4">Тёмная аликорница тяжело вздохнула.</text:p>
      <text:p text:style-name="P11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4">– Я был бы рад. Мне жаль, что из-за меня погиб твой особенный пони.</text:p>
      <text:p text:style-name="P114">Луна горько вздохнула.</text:p>
      <text:p text:style-name="P11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14">Аликорница подняла копыто и прижала его к моей груди.</text:p>
      <text:p text:style-name="P11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11"/>
      <text:p text:style-name="P120">~~~</text:p>
      <text:p text:style-name="P121"/>
      <text:p text:style-name="P114">– Думал от меня в другой реальности спрятаться, Проводничёк?!</text:p>
      <text:p text:style-name="P114">Передо мной возникла хмурая морда Дискорда.</text:p>
      <text:p text:style-name="P11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4"><text:soft-page-break/>Так что, Проводничёк, мы ещё встретимся! В другое время и в другом месте! Жди! В другое время, в другом месте!!!</text:p>
      <text:p text:style-name="P118"/>
      <text:p text:style-name="P119">~~~</text:p>
      <text:p text:style-name="P111"/>
      <text:p text:style-name="P114">– Анон?</text:p>
      <text:p text:style-name="P114">– Дэш?!!</text:p>
      <text:p text:style-name="P114">– Эмм… Ты мне снишься?</text:p>
      <text:p text:style-name="P114">– Нет, Дэш, это ты мне снишься.</text:p>
      <text:p text:style-name="P11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4">Пегаска почесала в затылке со смущением.</text:p>
      <text:p text:style-name="P114">– Да? Правда? Ну, офигеть! Что-то я такого не помню совсем. А ты как?</text:p>
      <text:p text:style-name="P110"><text:span text:style-name="T41">– Я в порядке. Вот, возвращаюсь </text:span>в свой мир. Ну, не совсем <text:span text:style-name="T1">в свой</text:span>. Почти.</text:p>
      <text:p text:style-name="P110"><text:span text:style-name="T1">–</text:span> Навсегда? <text:span text:style-name="T1">Ты не вернёшься?</text:span></text:p>
      <text:p text:style-name="P110"><text:span text:style-name="T1">–</text:span> Скорее всего, да.</text:p>
      <text:p text:style-name="P110"><text:span text:style-name="T1">–</text:span> Это плохо. <text:span text:style-name="T1">Я хотела тебе сказать</text:span>…</text:p>
      <text:p text:style-name="P110"><text:span text:style-name="T1">–</text:span> Не надо, Дэш. Не стоит. Мне очень жаль.</text:p>
      <text:p text:style-name="P11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5">Хочу, чтобы ты </text:span><text:span text:style-name="T36">делал мне почесушки</text:span><text:span text:style-name="T35"> и хлопал по крупу</text:span>!</text:p>
      <text:p text:style-name="P111">В голосе пегаски слышались слёзы.</text:p>
      <text:p text:style-name="P11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1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10"><text:span text:style-name="T1">–</text:span> И тебя, и Твайлайт, и <text:span text:style-name="T1">Пинки</text:span>, и <text:span text:style-name="T1">Эпплджек</text:span>, и всех-всех-всех… Таковы правила.</text:p>
      <text:p text:style-name="P110"><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text:span text:style-name="T1">Дэш</text:span>.</text:p>
      <text:p text:style-name="P110">Я опустил руку на шею <text:span text:style-name="T1">пегаски</text:span> и ощутил теплоту и лёгкое покалывание в пустоте.</text:p>
      <text:p text:style-name="P110"><text:span text:style-name="T13">–</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10"><text:span text:style-name="T1">–</text:span> И лучше рано, чем поздно! Я не люблю <text:span text:style-name="T1">долго </text:span>ждать!</text:p>
      <text:p text:style-name="P110"><text:span text:style-name="T1">–</text:span> Да, Дэш. <text:span text:style-name="T1">–</text:span> её образ начал таять. <text:span text:style-name="T1">–</text:span> Да, я помню.</text:p>
      <text:p text:style-name="P110"><text:soft-page-break/></text:p>
      <text:p text:style-name="P110">Я всё ещё помню…</text:p>
      <text:p text:style-name="P61"/>
      <text:h text:style-name="Heading_20_2" text:outline-level="2">Эпилог. Земля</text:h>
      <text:p text:style-name="P123"/>
      <text:p text:style-name="P129">Звон будильника чуть не проломил башку. Я открыл глаза. </text:p>
      <text:p text:style-name="P129"/>
      <text:p text:style-name="P130"><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27"/>
      <text:p text:style-name="P129"><text:span text:style-name="T1">Я нашарил ногами тапки и пошёл в ванную. Проходя мимо стола, зацепился взглядом за</text:span> эскиз <text:span text:style-name="T1">рисунка</text:span>.</text:p>
      <text:p text:style-name="P129"/>
      <text:p text:style-name="P13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7"/>
      <text:p text:style-name="P125">Для того, чтобы выдавить остатки пасты на щётку, пришлось затратить серьёзные усилия.</text:p>
      <text:p text:style-name="P125"/>
      <text:p text:style-name="P126">Ага, и купить туалетной бумаги. Иначе уже вечером придётся использовать рекламки, что кидают в почтовый ящик. А они, блин, глянцевые!</text:p>
      <text:p text:style-name="P126"/>
      <text:p text:style-name="P128">Мысли вернулись к фантазии.</text:p>
      <text:p text:style-name="P128"/>
      <text:p text:style-name="P12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6"/>
      <text:p text:style-name="P125">Попытка притронуться щёткой к зубу вызвала ноющую боль. </text:p>
      <text:p text:style-name="P125"/>
      <text:p text:style-name="P12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7"/>
      <text:p text:style-name="P125">Доставая из стола ключи от машины, опять наткнулся взглядом на эскиз.</text:p>
      <text:p text:style-name="P125"/>
      <text:p text:style-name="P12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7"><text:soft-page-break/>А вот, кстати… А почему бы и нет? Хорошее ведь название? И интригующее — сразу сесть за клавиатуру захотелось.</text:p>
      <text:p text:style-name="P127"/>
      <text:p text:style-name="P12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27T19:05:10.996274482</dc:date>
    <meta:editing-duration>P150DT18H45M7S</meta:editing-duration>
    <meta:editing-cycles>9553</meta:editing-cycles>
    <meta:generator>LibreOffice/5.1.6.2$Linux_X86_64 LibreOffice_project/10m0$Build-2</meta:generator>
    <meta:printed-by>макс </meta:printed-by>
    <meta:print-date>2017-08-23T21:51:29.95</meta:print-date>
    <meta:document-statistic meta:table-count="0" meta:image-count="0" meta:object-count="0" meta:page-count="243" meta:paragraph-count="4804" meta:word-count="102216" meta:character-count="677408" meta:non-whitespace-character-count="575487"/>
  </office:meta>
</office:document-meta>
</file>